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61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1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0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19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0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982cm"/>
    </style:style>
    <style:style style:name="pr4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5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6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7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8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9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0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1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2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3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4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5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6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7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18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19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0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1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2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3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4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5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6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7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28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29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0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1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2" style:family="presentation" style:parent-style-name="Blank_20_Slide-notes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</style:style>
    <style:style style:name="pr33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4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5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6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7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8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39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0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1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2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3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4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r45" style:family="presentation" style:parent-style-name="Blank_20_Slide-notes" style:list-style-name="L27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41cm" fo:margin-bottom="0cm" fo:line-height="100%" fo:text-align="start" fo:text-indent="0cm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/>
    </style:style>
    <style:style style:name="P22" style:family="paragraph">
      <style:paragraph-properties fo:margin-top="0.309cm" fo:margin-bottom="0cm" fo:line-height="100%" fo:text-align="center"/>
    </style:style>
    <style:style style:name="P23" style:family="paragraph">
      <loext:graphic-properties draw:fill="solid" draw:fill-color="#fcfbf9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5" style:family="paragraph">
      <style:paragraph-properties fo:margin-top="0.353cm" fo:margin-bottom="0cm" fo:line-height="100%" fo:text-align="center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>
        <style:tab-stops>
          <style:tab-stop style:position="0cm"/>
        </style:tab-stops>
      </style:paragraph-properties>
    </style:style>
    <style:style style:name="P28" style:family="paragraph">
      <style:paragraph-properties fo:margin-left="0.617cm" fo:margin-right="0cm" fo:margin-top="0.169cm" fo:margin-bottom="0cm" fo:line-height="80%" fo:text-align="start" fo:text-indent="-0.615cm">
        <style:tab-stops>
          <style:tab-stop style:position="0cm"/>
        </style:tab-stops>
      </style:paragraph-properties>
    </style:style>
    <style:style style:name="P29" style:family="paragraph">
      <style:paragraph-properties fo:margin-left="0.617cm" fo:margin-right="0cm" fo:margin-top="0cm" fo:margin-bottom="0cm" fo:line-height="100%" fo:text-align="start" fo:text-indent="-0.615cm">
        <style:tab-stops>
          <style:tab-stop style:position="0cm"/>
        </style:tab-stops>
      </style:paragraph-properties>
    </style:style>
    <style:style style:name="P30" style:family="paragraph">
      <style:paragraph-properties fo:margin-top="0cm" fo:margin-bottom="0cm" fo:line-height="88%" fo:text-align="center"/>
    </style:style>
    <style:style style:name="P31" style:family="paragraph">
      <style:paragraph-properties fo:margin-top="0cm" fo:margin-bottom="0cm" fo:line-height="100%" fo:text-align="center"/>
    </style:style>
    <style:style style:name="P3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c0c0c0"/>
      <style:paragraph-properties fo:text-align="start"/>
      <style:text-properties fo:font-size="18pt"/>
    </style:style>
    <style:style style:name="P35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.191cm" fo:margin-bottom="0cm" fo:line-height="90%" fo:text-align="end"/>
    </style:style>
    <style:style style:name="P38" style:family="paragraph">
      <style:paragraph-properties fo:margin-top="0.148cm" fo:margin-bottom="0cm" fo:line-height="90%" fo:text-align="start"/>
    </style:style>
    <style:style style:name="P39" style:family="paragraph">
      <style:paragraph-properties fo:margin-top="0.353cm" fo:margin-bottom="0cm" fo:line-height="88%" fo:text-align="start"/>
    </style:style>
    <style:style style:name="P4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.185cm" fo:margin-bottom="0cm" fo:line-height="88%" fo:text-align="start"/>
    </style:style>
    <style:style style:name="P42" style:family="paragraph">
      <style:paragraph-properties fo:margin-left="0cm" fo:margin-right="0cm" fo:margin-top="0.199cm" fo:margin-bottom="0cm" fo:line-height="100%" fo:text-align="start" fo:text-indent="0cm"/>
    </style:style>
    <style:style style:name="P43" style:family="paragraph">
      <style:paragraph-properties fo:margin-left="0cm" fo:margin-right="0cm" fo:margin-top="0.071cm" fo:margin-bottom="0cm" fo:line-height="100%" fo:text-align="start" fo:text-indent="0cm"/>
    </style:style>
    <style:style style:name="P44" style:family="paragraph">
      <style:paragraph-properties fo:margin-top="0.212cm" fo:margin-bottom="0cm" fo:line-height="88%" fo:text-align="start"/>
    </style:style>
    <style:style style:name="P45" style:family="paragraph">
      <style:paragraph-properties fo:margin-top="0.318cm" fo:margin-bottom="0cm" fo:line-height="88%" fo:text-align="center"/>
    </style:style>
    <style:style style:name="P4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dedff5"/>
      <style:paragraph-properties fo:text-align="start"/>
      <style:text-properties fo:font-size="18pt"/>
    </style:style>
    <style:style style:name="P48" style:family="paragraph">
      <loext:graphic-properties draw:fill="solid" draw:fill-color="#990000"/>
      <style:paragraph-properties fo:text-align="start"/>
      <style:text-properties fo:font-size="18pt"/>
    </style:style>
    <style:style style:name="P49" style:family="paragraph">
      <loext:graphic-properties draw:fill="solid" draw:fill-color="#f6f5bd"/>
      <style:paragraph-properties fo:text-align="start"/>
      <style:text-properties fo:font-size="18pt"/>
    </style:style>
    <style:style style:name="P50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55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56" style:family="paragraph">
      <style:paragraph-properties fo:margin-top="0.148cm" fo:margin-bottom="0cm" fo:line-height="90%" fo:text-align="center"/>
    </style:style>
    <style:style style:name="P57" style:family="paragraph">
      <style:paragraph-properties fo:margin-left="0.953cm" fo:margin-right="0cm" fo:margin-top="0cm" fo:margin-bottom="0cm" fo:line-height="94%" fo:text-align="start" fo:text-indent="-0.951cm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cm" fo:line-height="101%" fo:text-align="start" fo:text-indent="0cm">
        <style:tab-stops>
          <style:tab-stop style:position="0cm"/>
        </style:tab-stops>
      </style:paragraph-properties>
    </style:style>
    <style:style style:name="P60" style:family="paragraph">
      <style:paragraph-properties fo:margin-left="0.331cm" fo:margin-right="0cm" fo:margin-top="0cm" fo:margin-bottom="0cm" fo:line-height="82%" fo:text-align="start" fo:text-indent="-0.329cm">
        <style:tab-stops>
          <style:tab-stop style:position="0cm"/>
        </style:tab-stops>
      </style:paragraph-properties>
    </style:style>
    <style:style style:name="P61" style:family="paragraph">
      <style:paragraph-properties fo:margin-top="0cm" fo:margin-bottom="0cm" fo:line-height="98%" fo:text-align="center"/>
    </style:style>
    <style:style style:name="P62" style:family="paragraph">
      <style:paragraph-properties fo:margin-top="0cm" fo:margin-bottom="0cm" fo:line-height="98%" fo:text-align="start"/>
    </style:style>
    <style:style style:name="P63" style:family="paragraph">
      <loext:graphic-properties draw:fill="solid" draw:fill-color="#808080"/>
      <style:paragraph-properties fo:text-align="start"/>
      <style:text-properties fo:font-size="18pt"/>
    </style:style>
    <style:style style:name="P64" style:family="paragraph">
      <style:paragraph-properties fo:margin-left="0.961cm" fo:margin-right="0cm" fo:margin-top="0.141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5" style:family="paragraph">
      <style:paragraph-properties fo:margin-left="0.961cm" fo:margin-right="0cm" fo:margin-top="0.423cm" fo:margin-bottom="0cm" fo:line-height="94%" fo:text-align="start" fo:text-indent="-0.959cm">
        <style:tab-stops>
          <style:tab-stop style:position="0cm"/>
        </style:tab-stops>
      </style:paragraph-properties>
    </style:style>
    <style:style style:name="P66" style:family="paragraph">
      <style:paragraph-properties fo:margin-top="0cm" fo:margin-bottom="0cm" fo:line-height="94%" fo:text-align="start"/>
    </style:style>
    <style:style style:name="P67" style:family="paragraph">
      <loext:graphic-properties draw:fill="solid" draw:fill-color="#f1c7c7"/>
      <style:paragraph-properties fo:text-align="start"/>
      <style:text-properties fo:font-size="18pt"/>
    </style:style>
    <style:style style:name="P68" style:family="paragraph">
      <style:paragraph-properties fo:margin-left="0cm" fo:margin-right="0cm" fo:margin-top="0.169cm" fo:margin-bottom="0cm" fo:line-height="83%" fo:text-align="start" fo:text-indent="0cm"/>
    </style:style>
    <style:style style:name="P69" style:family="paragraph">
      <style:paragraph-properties fo:margin-left="0cm" fo:margin-right="0cm" fo:margin-top="0.141cm" fo:margin-bottom="0cm" fo:line-height="88%" fo:text-align="start" fo:text-indent="0cm"/>
    </style:style>
    <style:style style:name="P70" style:family="paragraph">
      <style:paragraph-properties fo:margin-left="0cm" fo:margin-right="0cm" fo:margin-top="0.635cm" fo:margin-bottom="0cm" fo:line-height="83%" fo:text-align="start" fo:text-indent="0cm"/>
    </style:style>
    <style:style style:name="P71" style:family="paragraph">
      <style:paragraph-properties fo:margin-left="0cm" fo:margin-right="0cm" fo:margin-top="0.141cm" fo:margin-bottom="0cm" fo:line-height="94%" fo:text-align="start" fo:text-indent="0cm"/>
    </style:style>
    <style:style style:name="P72" style:family="paragraph">
      <style:paragraph-properties fo:margin-left="0cm" fo:margin-right="0cm" fo:margin-top="0.141cm" fo:margin-bottom="0cm" fo:line-height="95%" fo:text-align="start" fo:text-indent="0cm"/>
    </style:style>
    <style:style style:name="P73" style:family="paragraph">
      <style:paragraph-properties fo:margin-left="0cm" fo:margin-right="0cm" fo:margin-top="0.441cm" fo:margin-bottom="0cm" fo:line-height="83%" fo:text-align="start" fo:text-indent="0cm"/>
    </style:style>
    <style:style style:name="P74" style:family="paragraph">
      <style:paragraph-properties fo:margin-left="0cm" fo:margin-right="0cm" fo:margin-top="0.199cm" fo:margin-bottom="0cm" fo:line-height="88%" fo:text-align="start" fo:text-indent="0cm"/>
    </style:style>
    <style:style style:name="P75" style:family="paragraph">
      <style:paragraph-properties fo:margin-left="0.953cm" fo:margin-right="0cm" fo:margin-top="0.199cm" fo:margin-bottom="0cm" fo:line-height="88%" fo:text-align="start" fo:text-indent="-0.951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99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635cm" fo:margin-bottom="0cm" fo:line-height="88%" fo:text-align="start" fo:text-indent="0cm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bfbfbf"/>
      <style:paragraph-properties fo:text-align="start"/>
      <style:text-properties fo:font-size="18pt"/>
    </style:style>
    <style:style style:name="P79" style:family="paragraph">
      <style:paragraph-properties fo:margin-left="0cm" fo:margin-right="0cm" fo:margin-top="0.169cm" fo:margin-bottom="0cm" fo:line-height="98%" fo:text-align="start" fo:text-indent="0cm"/>
    </style:style>
    <style:style style:name="P80" style:family="paragraph">
      <style:paragraph-properties fo:margin-left="0cm" fo:margin-right="0cm" fo:margin-top="0.141cm" fo:margin-bottom="0cm" fo:line-height="98%" fo:text-align="start" fo:text-indent="0cm"/>
    </style:style>
    <style:style style:name="P81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top="0cm" fo:margin-bottom="0cm" fo:line-height="94%" fo:text-align="center"/>
    </style:style>
    <style:style style:name="P85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86" style:family="paragraph">
      <loext:graphic-properties draw:fill="solid" draw:fill-color="#ebafaf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88" style:family="paragraph">
      <style:paragraph-properties fo:margin-top="0cm" fo:margin-bottom="0cm" fo:line-height="100%" fo:text-align="center"/>
      <style:text-properties fo:font-size="12pt" style:font-size-asian="12pt" style:font-size-complex="12pt"/>
    </style:style>
    <style:style style:name="P89" style:family="paragraph">
      <loext:graphic-properties draw:fill="solid" draw:fill-color="#c0c0c0"/>
      <style:paragraph-properties fo:text-align="start" style:font-independent-line-spacing="true"/>
      <style:text-properties fo:font-size="12pt" style:font-size-asian="12pt" style:font-size-complex="12pt"/>
    </style:style>
    <style:style style:name="P90" style:family="paragraph">
      <loext:graphic-properties draw:fill="hatch" draw:fill-hatch-name="Hatching_20_1"/>
      <style:paragraph-properties fo:text-align="start"/>
      <style:text-properties fo:font-size="18pt"/>
    </style:style>
    <style:style style:name="P9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92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93" style:family="paragraph">
      <style:paragraph-properties fo:margin-left="0cm" fo:margin-right="0cm" fo:margin-top="0.127cm" fo:margin-bottom="0cm" fo:line-height="100%" fo:text-align="start" fo:text-indent="0cm"/>
    </style:style>
    <style:style style:name="P94" style:family="paragraph">
      <style:paragraph-properties fo:margin-top="0cm" fo:margin-bottom="0cm" fo:line-height="94%" fo:text-align="start"/>
      <style:text-properties fo:font-size="13pt" style:font-size-asian="13pt" style:font-size-complex="13pt"/>
    </style:style>
    <style:style style:name="P95" style:family="paragraph">
      <loext:graphic-properties draw:fill="solid" draw:fill-color="#f6f5bd"/>
      <style:paragraph-properties fo:margin-top="0cm" fo:margin-bottom="0cm" fo:line-height="94%" fo:text-align="start" style:font-independent-line-spacing="true"/>
      <style:text-properties fo:font-size="13pt" style:font-size-asian="13pt" style:font-size-complex="13pt"/>
    </style:style>
    <style:style style:name="P96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97" style:family="paragraph">
      <loext:graphic-properties draw:fill="solid" draw:fill-color="#ccffcc"/>
      <style:paragraph-properties fo:text-align="start"/>
      <style:text-properties fo:font-size="18pt"/>
    </style:style>
    <style:style style:name="P98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99" style:family="paragraph">
      <style:paragraph-properties fo:margin-top="0cm" fo:margin-bottom="0cm" fo:line-height="85%" fo:text-align="center"/>
    </style:style>
    <style:style style:name="P100" style:family="paragraph">
      <style:paragraph-properties fo:margin-top="0cm" fo:margin-bottom="0cm" fo:line-height="102%" fo:text-align="start"/>
    </style:style>
    <style:style style:name="P101" style:family="paragraph">
      <style:paragraph-properties fo:margin-left="0cm" fo:margin-right="0cm" fo:margin-top="0.617cm" fo:margin-bottom="0cm" fo:line-height="83%" fo:text-align="start" fo:text-indent="0cm"/>
    </style:style>
    <style:style style:name="P102" style:family="paragraph">
      <style:paragraph-properties fo:margin-left="0cm" fo:margin-right="0cm" fo:margin-top="0.265cm" fo:margin-bottom="0cm" fo:line-height="88%" fo:text-align="start" fo:text-indent="0cm"/>
    </style:style>
    <style:style style:name="P103" style:family="paragraph">
      <style:paragraph-properties fo:margin-top="0cm" fo:margin-bottom="0cm" fo:line-height="98%" fo:text-align="end"/>
    </style:style>
    <style:style style:name="P104" style:family="paragraph">
      <style:paragraph-properties fo:margin-left="0cm" fo:margin-right="0cm" fo:margin-top="0.141cm" fo:margin-bottom="0cm" fo:line-height="83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4" style:family="text">
      <style:text-properties fo:font-variant="normal" fo:text-transform="none" fo:color="#80808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6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7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9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0" style:family="text">
      <style:text-properties fo:font-variant="normal" fo:text-transform="none" fo:color="#c1651c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1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3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5" style:family="text">
      <style:text-properties fo:font-variant="normal" fo:text-transform="none" fo:color="#926492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6" style:family="text">
      <style:text-properties fo:font-variant="normal" fo:text-transform="none" fo:color="#2c9290" style:text-line-through-style="none" style:text-line-through-type="none" style:text-position="0% 100%" style:font-name="Menlo-Regular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926492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0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2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6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7" style:family="text">
      <style:text-properties fo:font-variant="normal" fo:text-transform="none" fo:color="#2c9290" style:text-line-through-style="none" style:text-line-through-type="none" style:text-position="0% 100%" style:font-name="Menlo-Regular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0" style:family="text">
      <style:text-properties fo:font-variant="normal" fo:text-transform="none" fo:color="#990000" style:text-line-through-style="none" style:text-line-through-type="none" style:text-position="0% 100%" style:font-name="Courier New" fo:font-size="13pt" fo:letter-spacing="normal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c00000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6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9264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 Systems and Dynamic Memory Allocation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Nov</text:span><text:span text:style-name="T6">. 5, 2018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 = 2</text:span><text:span text:style-name="T13">n </text:span><text:span text:style-name="T14">: Number of addresses in virtual address space</text:span></text:p>
                </text:list-item>
                <text:list-item>
                  <text:p text:style-name="P9"><text:span text:style-name="T12">M = 2</text:span><text:span text:style-name="T13">m </text:span><text:span text:style-name="T14">: Number of addresses in physical address space</text:span></text:p>
                </text:list-item>
                <text:list-item>
                  <text:p text:style-name="P9"><text:span text:style-name="T12">P = 2</text:span><text:span text:style-name="T13">p </text:span><text:span text:style-name="T12"><text:s/></text:span><text:span text:style-name="T14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9"><text:span text:style-name="T12">TLBI</text:span><text:span text:style-name="T14">: TLB index</text:span></text:p>
                </text:list-item>
                <text:list-item>
                  <text:p text:style-name="P9"><text:span text:style-name="T12">TLBT</text:span><text:span text:style-name="T14">: TLB tag</text:span></text:p>
                </text:list-item>
                <text:list-item>
                  <text:p text:style-name="P9"><text:span text:style-name="T12">VPO</text:span><text:span text:style-name="T14">: Virtual page offset </text:span></text:p>
                </text:list-item>
                <text:list-item>
                  <text:p text:style-name="P9"><text:span text:style-name="T12">VPN</text:span><text:span text:style-name="T14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9"><text:span text:style-name="T12">PPO</text:span><text:span text:style-name="T14">: Physical page offset (same as VPO)</text:span></text:p>
                </text:list-item>
                <text:list-item>
                  <text:p text:style-name="P9"><text:span text:style-name="T12">PPN:</text:span><text:span text:style-name="T14"> Physical page number</text:span></text:p>
                </text:list-item>
                <text:list-item>
                  <text:p text:style-name="P9"><text:span text:style-name="T12">CO</text:span><text:span text:style-name="T14">: Byte offset within cache line</text:span></text:p>
                </text:list-item>
                <text:list-item>
                  <text:p text:style-name="P9"><text:span text:style-name="T12">CI:</text:span><text:span text:style-name="T14"> Cache index</text:span></text:p>
                </text:list-item>
                <text:list-item>
                  <text:p text:style-name="P9"><text:span text:style-name="T12">CT</text:span><text:span text:style-name="T14">: Cache ta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20.3cm" svg:height="1.59cm" svg:x="1.058cm" svg:y="1.418cm">
          <text:p text:style-name="P6"><text:span text:style-name="T1">Simple Memory System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bit virtual addresses</text:span></text:p>
                </text:list-item>
                <text:list-item>
                  <text:p text:style-name="P9"><text:span text:style-name="T14">12-bit physical address</text:span></text:p>
                </text:list-item>
                <text:list-item>
                  <text:p text:style-name="P9"><text:span text:style-name="T14">Page size = 64 byt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ual 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ic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ical 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18.594cm" svg:height="1.59cm" svg:x="1.27cm" svg:y="1.27cm">
          <text:p text:style-name="P6"><text:span text:style-name="T1">1. Simple Memory System TL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6 entries</text:span></text:p>
            </text:list-item>
            <text:list-item>
              <text:p text:style-name="P7"><text:span text:style-name="T10">4-way associativ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xml:id="id1" draw:id="id1" draw:layer="layout" svg:x1="11.138cm" svg:y1="5.597cm" svg:x2="13.895cm" svg:y2="5.601cm">
          <text:p/>
        </draw:line>
        <draw:custom-shape draw:name="CustomShape 36" draw:style-name="gr11" draw:text-style-name="P16" xml:id="id2" draw:id="id2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xml:id="id3" draw:id="id3" draw:layer="layout" svg:x1="3.025cm" svg:y1="5.587cm" svg:x2="11.156cm" svg:y2="5.591cm">
          <text:p/>
        </draw:line>
        <draw:custom-shape draw:name="CustomShape 38" draw:style-name="gr11" draw:text-style-name="P16" xml:id="id4" draw:id="id4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11" draw:id="id11" draw:layer="layout" svg:width="1.352cm" svg:height="0.845cm" svg:x="5.755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12" draw:id="id1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13" draw:id="id13" draw:layer="layout" svg:width="1.352cm" svg:height="0.845cm" svg:x="7.108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14" draw:id="id14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15" draw:id="id15" draw:layer="layout" svg:width="1.352cm" svg:height="0.845cm" svg:x="8.462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16" draw:id="id16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17" draw:id="id17" draw:layer="layout" svg:width="1.352cm" svg:height="0.845cm" svg:x="9.816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18" draw:id="id18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19" draw:id="id19" draw:layer="layout" svg:width="1.352cm" svg:height="0.845cm" svg:x="11.17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20" draw:id="id20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21" draw:id="id21" draw:layer="layout" svg:width="1.352cm" svg:height="0.845cm" svg:x="12.524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22" draw:id="id2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23" draw:id="id23" draw:layer="layout" svg:width="1.352cm" svg:height="0.845cm" svg:x="13.877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24" draw:id="id24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25" draw:id="id25" draw:layer="layout" svg:width="1.352cm" svg:height="0.845cm" svg:x="15.231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26" draw:id="id26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27" draw:id="id27" draw:layer="layout" svg:width="1.352cm" svg:height="0.845cm" svg:x="16.585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28" draw:id="id28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29" draw:id="id29" draw:layer="layout" svg:width="1.352cm" svg:height="0.845cm" svg:x="17.939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30" draw:id="id30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31" draw:id="id31" draw:layer="layout" svg:width="1.352cm" svg:height="0.845cm" svg:x="19.293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32" draw:id="id3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33" draw:id="id33" draw:layer="layout" svg:width="1.352cm" svg:height="0.845cm" svg:x="20.646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34" draw:id="id34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5" draw:id="id5" draw:layer="layout" svg:width="1.34cm" svg:height="0.934cm" svg:x="2.286cm" svg:y="9.55cm">
          <text:p text:style-name="P30"><text:span text:style-name="T30">0x0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6" draw:id="id6" draw:layer="layout" svg:width="1.082cm" svg:height="0.934cm" svg:x="5.588cm" svg:y="9.55cm">
          <text:p text:style-name="P30"><text:span text:style-name="T30">0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7" draw:id="id7" draw:layer="layout" svg:width="1.365cm" svg:height="0.934cm" svg:x="8.128cm" svg:y="9.55cm">
          <text:p text:style-name="P30"><text:span text:style-name="T30">0x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8" draw:id="id8" draw:layer="layout" svg:width="0.548cm" svg:height="0.934cm" svg:x="12.914cm" svg:y="9.652cm">
          <text:p text:style-name="P30"><text:span text:style-name="T30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9" draw:id="id9" draw:layer="layout" svg:width="0.629cm" svg:height="0.934cm" svg:x="17.272cm" svg:y="9.48cm">
          <text:p text:style-name="P30"><text:span text:style-name="T3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10" draw:id="id10" draw:layer="layout" svg:width="1.437cm" svg:height="0.934cm" svg:x="20.153cm" svg:y="9.55cm">
          <text:p text:style-name="P30"><text:span text:style-name="T30">0x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35" draw:id="id35" draw:layer="layout" svg:width="0.54cm" svg:height="0.934cm" svg:x="3.016cm" svg:y="16.764cm">
          <text:p text:style-name="P30"><text:span text:style-name="T3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36" draw:id="id36" draw:layer="layout" svg:width="1.082cm" svg:height="0.934cm" svg:x="4.87cm" svg:y="16.846cm">
          <text:p text:style-name="P30"><text:span text:style-name="T30">0x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37" draw:id="id37" draw:layer="layout" svg:width="1.437cm" svg:height="0.934cm" svg:x="7.62cm" svg:y="16.846cm">
          <text:p text:style-name="P30"><text:span text:style-name="T30">0x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38" draw:id="id38" draw:layer="layout" svg:width="0.548cm" svg:height="0.934cm" svg:x="11.176cm" svg:y="16.846cm">
          <text:p text:style-name="P30"><text:span text:style-name="T30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39" draw:id="id39" draw:layer="layout" svg:width="1.365cm" svg:height="0.934cm" svg:x="14.891cm" svg:y="16.846cm">
          <text:p text:style-name="P30"><text:span text:style-name="T30">0x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xml:id="id46" draw:id="id46" draw:layer="layout" svg:width="1.352cm" svg:height="0.845cm" svg:x="5.755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xml:id="id47" draw:id="id47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xml:id="id48" draw:id="id48" draw:layer="layout" svg:width="1.352cm" svg:height="0.845cm" svg:x="7.108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xml:id="id49" draw:id="id49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xml:id="id50" draw:id="id50" draw:layer="layout" svg:width="1.352cm" svg:height="0.845cm" svg:x="8.462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xml:id="id51" draw:id="id51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xml:id="id52" draw:id="id52" draw:layer="layout" svg:width="1.352cm" svg:height="0.845cm" svg:x="9.816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xml:id="id53" draw:id="id53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xml:id="id54" draw:id="id54" draw:layer="layout" svg:width="1.352cm" svg:height="0.845cm" svg:x="11.17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xml:id="id55" draw:id="id55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xml:id="id56" draw:id="id56" draw:layer="layout" svg:width="1.352cm" svg:height="0.845cm" svg:x="12.524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xml:id="id57" draw:id="id57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xml:id="id58" draw:id="id58" draw:layer="layout" svg:width="1.352cm" svg:height="0.845cm" svg:x="13.877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xml:id="id59" draw:id="id59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xml:id="id60" draw:id="id60" draw:layer="layout" svg:width="1.352cm" svg:height="0.845cm" svg:x="15.231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xml:id="id61" draw:id="id61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xml:id="id62" draw:id="id62" draw:layer="layout" svg:width="1.352cm" svg:height="0.845cm" svg:x="16.585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xml:id="id63" draw:id="id63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xml:id="id64" draw:id="id64" draw:layer="layout" svg:width="1.352cm" svg:height="0.845cm" svg:x="17.939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xml:id="id65" draw:id="id65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xml:id="id66" draw:id="id66" draw:layer="layout" svg:width="1.352cm" svg:height="0.845cm" svg:x="19.293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xml:id="id67" draw:id="id67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xml:id="id68" draw:id="id68" draw:layer="layout" svg:width="1.352cm" svg:height="0.845cm" svg:x="20.646cm" svg:y="14.3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xml:id="id69" draw:id="id69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0.578cm" svg:height="1.02cm" svg:x="20.996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0.578cm" svg:height="1.02cm" svg:x="19.642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0" draw:text-style-name="P2" draw:layer="layout" svg:width="0.578cm" svg:height="1.02cm" svg:x="18.293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0" draw:text-style-name="P2" draw:layer="layout" svg:width="0.578cm" svg:height="1.02cm" svg:x="16.939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0" draw:text-style-name="P2" draw:layer="layout" svg:width="0.578cm" svg:height="1.02cm" svg:x="15.589cm" svg:y="6.8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0" draw:text-style-name="P2" draw:layer="layout" svg:width="0.578cm" svg:height="1.02cm" svg:x="14.236cm" svg:y="6.8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0" draw:text-style-name="P2" draw:layer="layout" svg:width="0.578cm" svg:height="1.02cm" svg:x="12.886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0" draw:text-style-name="P2" draw:layer="layout" svg:width="0.578cm" svg:height="1.02cm" svg:x="11.532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0" draw:text-style-name="P2" draw:layer="layout" svg:width="0.578cm" svg:height="1.02cm" svg:x="10.183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0" draw:text-style-name="P2" draw:layer="layout" svg:width="0.578cm" svg:height="1.02cm" svg:x="8.829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0" draw:text-style-name="P2" draw:layer="layout" svg:width="0.578cm" svg:height="1.02cm" svg:x="7.48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0" draw:text-style-name="P2" draw:layer="layout" svg:width="0.578cm" svg:height="1.02cm" svg:x="6.126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0" draw:text-style-name="P2" draw:layer="layout" svg:width="0.578cm" svg:height="1.02cm" svg:x="4.777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0" draw:text-style-name="P2" draw:layer="layout" svg:width="0.578cm" svg:height="1.02cm" svg:x="3.427cm" svg:y="6.80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0" draw:text-style-name="P2" xml:id="id40" draw:id="id40" draw:layer="layout" svg:width="1.365cm" svg:height="0.934cm" svg:x="2.445cm" svg:y="9.55cm">
          <text:p text:style-name="P30"><text:span text:style-name="T30">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0" draw:text-style-name="P2" xml:id="id41" draw:id="id41" draw:layer="layout" svg:width="0.54cm" svg:height="0.934cm" svg:x="5.81cm" svg:y="9.48cm">
          <text:p text:style-name="P30"><text:span text:style-name="T3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0" draw:text-style-name="P2" xml:id="id42" draw:id="id42" draw:layer="layout" svg:width="1.365cm" svg:height="0.934cm" svg:x="8.128cm" svg:y="9.55cm">
          <text:p text:style-name="P30"><text:span text:style-name="T30">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0" draw:text-style-name="P2" xml:id="id43" draw:id="id43" draw:layer="layout" svg:width="0.629cm" svg:height="0.934cm" svg:x="12.7cm" svg:y="9.652cm">
          <text:p text:style-name="P30"><text:span text:style-name="T3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0" draw:text-style-name="P2" xml:id="id44" draw:id="id44" draw:layer="layout" svg:width="0.629cm" svg:height="0.934cm" svg:x="17.272cm" svg:y="9.652cm">
          <text:p text:style-name="P30"><text:span text:style-name="T3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0" draw:text-style-name="P2" xml:id="id45" draw:id="id45" draw:layer="layout" svg:width="1.365cm" svg:height="0.934cm" svg:x="20.066cm" svg:y="9.55cm">
          <text:p text:style-name="P30"><text:span text:style-name="T30">0x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2" draw:layer="layout" svg:width="0.578cm" svg:height="1.02cm" svg:x="21.065cm" svg:y="14.374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0.578cm" svg:height="1.02cm" svg:x="19.707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0.578cm" svg:height="1.02cm" svg:x="16.995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0" draw:text-style-name="P2" draw:layer="layout" svg:width="0.578cm" svg:height="1.02cm" svg:x="12.929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0" draw:text-style-name="P2" draw:layer="layout" svg:width="0.578cm" svg:height="1.02cm" svg:x="11.575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0" draw:text-style-name="P2" draw:layer="layout" svg:width="0.578cm" svg:height="1.02cm" svg:x="10.217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0" draw:text-style-name="P2" draw:layer="layout" svg:width="0.578cm" svg:height="1.02cm" svg:x="7.509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0" draw:text-style-name="P2" draw:layer="layout" svg:width="0.578cm" svg:height="1.02cm" svg:x="18.353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0" draw:text-style-name="P2" draw:layer="layout" svg:width="0.578cm" svg:height="1.02cm" svg:x="15.641cm" svg:y="14.37cm">
          <text:p text:style-name="P30"><text:span text:style-name="T2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0" draw:text-style-name="P2" draw:layer="layout" svg:width="0.578cm" svg:height="1.02cm" svg:x="14.287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0" draw:text-style-name="P2" draw:layer="layout" svg:width="0.578cm" svg:height="1.02cm" svg:x="8.859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0" draw:text-style-name="P2" draw:layer="layout" svg:width="0.578cm" svg:height="1.02cm" svg:x="6.156cm" svg:y="14.37cm">
          <text:p text:style-name="P30"><text:span text:style-name="T2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0" draw:text-style-name="P2" xml:id="id70" draw:id="id70" draw:layer="layout" svg:width="0.54cm" svg:height="0.934cm" svg:x="3.048cm" svg:y="16.846cm">
          <text:p text:style-name="P30"><text:span text:style-name="T3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0" draw:text-style-name="P2" xml:id="id71" draw:id="id71" draw:layer="layout" svg:width="1.082cm" svg:height="0.934cm" svg:x="5.334cm" svg:y="17.018cm">
          <text:p text:style-name="P30"><text:span text:style-name="T30">0x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0" draw:text-style-name="P2" xml:id="id72" draw:id="id72" draw:layer="layout" svg:width="1.365cm" svg:height="0.934cm" svg:x="8.033cm" svg:y="16.846cm">
          <text:p text:style-name="P30"><text:span text:style-name="T30">0x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0" draw:text-style-name="P2" xml:id="id73" draw:id="id73" draw:layer="layout" svg:width="0.629cm" svg:height="0.934cm" svg:x="11.817cm" svg:y="16.846cm">
          <text:p text:style-name="P30"><text:span text:style-name="T3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0" draw:text-style-name="P2" xml:id="id74" draw:id="id74" draw:layer="layout" svg:width="1.488cm" svg:height="0.934cm" svg:x="15.276cm" svg:y="16.846cm">
          <text:p text:style-name="P30"><text:span text:style-name="T30">M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32" draw:layer="layout" svg:width="6.039cm" svg:height="1.453cm" svg:x="9.506cm" svg:y="7.741cm">
          <text:p text:style-name="P31"><text:span text:style-name="T18">Kernel code and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33" draw:layer="layout" svg:width="6.039cm" svg:height="1.264cm" svg:x="9.506cm" svg:y="11.489cm">
          <text:p text:style-name="P31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365cm" svg:x="9.506cm" svg:y="12.7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33" draw:layer="layout" svg:width="6.039cm" svg:height="1.259cm" svg:x="9.506cm" svg:y="14.122cm">
          <text:p text:style-name="P31"><text:span text:style-name="T18">Runtime heap (mallo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1.709cm" svg:x="9.506cm" svg:y="9.7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35" draw:layer="layout" svg:width="6.039cm" svg:height="0.748cm" svg:x="9.506cm" svg:y="16.794cm">
          <text:p text:style-name="P31"><text:span text:style-name="T18">Program text (.tex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5" draw:text-style-name="P36" draw:layer="layout" svg:width="6.039cm" svg:height="0.748cm" svg:x="9.506cm" svg:y="16.076cm">
          <text:p text:style-name="P31"><text:span text:style-name="T18">Initialized data (.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0.743cm" svg:x="9.506cm" svg:y="15.357cm">
          <text:p text:style-name="P31"><text:span text:style-name="T18">Uninitialized data (.b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12.354cm" svg:y1="14.1cm" svg:x2="12.355cm" svg:y2="13.434cm">
          <text:p/>
        </draw:line>
        <draw:custom-shape draw:name="CustomShape 11" draw:style-name="gr22" draw:text-style-name="P33" draw:layer="layout" svg:width="6.039cm" svg:height="0.9cm" svg:x="9.506cm" svg:y="9.139cm">
          <text:p text:style-name="P31"><text:span text:style-name="T18">User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12.411cm" svg:y1="10.043cm" svg:x2="12.412cm" svg:y2="10.708cm">
          <text:p/>
        </draw:line>
        <draw:custom-shape draw:name="CustomShape 13" draw:style-name="gr23" draw:text-style-name="P34" draw:layer="layout" svg:width="6.039cm" svg:height="0.748cm" svg:x="9.506cm" svg:y="17.5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7" draw:text-style-name="P2" draw:layer="layout" svg:width="0.718cm" svg:height="0.757cm" svg:x="8.89cm" svg:y="18.034cm">
          <text:p text:style-name="P1"><text:span text:style-name="T3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2.005cm" svg:height="1.012cm" svg:x="6.828cm" svg:y="9.454cm">
          <text:p text:style-name="P1"><text:span text:style-name="T15">%</text:span><text:span text:style-name="T33">r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8" draw:text-style-name="P14" draw:layer="layout" svg:x1="8.787cm" svg:y1="10.051cm" svg:x2="9.505cm" svg:y2="10.056cm">
          <text:p/>
        </draw:line>
        <draw:custom-shape draw:name="CustomShape 17" draw:style-name="gr27" draw:text-style-name="P2" draw:layer="layout" svg:width="2.703cm" svg:height="2.536cm" svg:x="16.577cm" svg:y="12.62cm">
          <text:p text:style-name="P1"><text:span text:style-name="T34">Process</text:span></text:p>
          <text:p text:style-name="P1"><text:span text:style-name="T34">virtual</text:span></text:p>
          <text:p text:style-name="P1"><text:span text:style-name="T34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7" draw:text-style-name="P2" draw:layer="layout" svg:width="1.645cm" svg:height="1.012cm" svg:x="7.249cm" svg:y="13.461cm">
          <text:p text:style-name="P1"><text:span text:style-name="T33">b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8" draw:text-style-name="P14" draw:layer="layout" svg:x1="8.747cm" svg:y1="14.091cm" svg:x2="9.466cm" svg:y2="14.092cm">
          <text:p/>
        </draw:line>
        <draw:custom-shape draw:name="CustomShape 20" draw:style-name="gr21" draw:text-style-name="P32" draw:layer="layout" svg:width="6.039cm" svg:height="1.108cm" svg:x="9.506cm" svg:y="6.64cm">
          <text:p text:style-name="P31"><text:span text:style-name="T18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9" draw:text-style-name="P14" draw:layer="layout" svg:width="0.417cm" svg:height="2.44cm" svg:x="8.829cm" svg:y="6.64cm">
          <text:p/>
          <draw:enhanced-geometry draw:mirror-horizontal="true" draw:mirror-vertical="false" draw:text-areas="0 ?f15 ?f14 ?f16" svg:viewBox="0 0 0 0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7"><text:span text:style-name="T34">Identical <text:s/>for each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32" draw:layer="layout" svg:width="6.031cm" svg:height="3.674cm" svg:x="9.502cm" svg:y="2.964cm">
          <text:p text:style-name="P31"><text:span text:style-name="T18">Process-specific data</text:span></text:p>
          <text:p text:style-name="P31"><text:span text:style-name="T18"><text:s/></text:span><text:span text:style-name="T18">structs <text:s/>(ptables,</text:span></text:p>
          <text:p text:style-name="P31"><text:span text:style-name="T18">task and mm structs, kernel st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7" draw:text-style-name="P2" draw:layer="layout" svg:width="2.703cm" svg:height="2.536cm" svg:x="16.682cm" svg:y="4.994cm">
          <text:p text:style-name="P1"><text:span text:style-name="T34">Kernel</text:span></text:p>
          <text:p text:style-name="P1"><text:span text:style-name="T34">virtual </text:span></text:p>
          <text:p text:style-name="P1"><text:span text:style-name="T34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14" draw:layer="layout" svg:width="0.527cm" svg:height="9.135cm" svg:x="15.816cm" svg:y="9.152cm">
          <text:p/>
          <draw:enhanced-geometry draw:mirror-horizontal="false" draw:mirror-vertical="false" draw:text-areas="0 ?f15 ?f14 ?f16" svg:viewBox="0 0 0 0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1" draw:text-style-name="P14" draw:layer="layout" svg:width="0.598cm" svg:height="5.642cm" svg:x="15.781cm" svg:y="3.332cm">
          <text:p/>
          <draw:enhanced-geometry draw:mirror-horizontal="false" draw:mirror-vertical="false" draw:text-areas="0 ?f15 ?f14 ?f16" svg:viewBox="0 0 0 0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8"><text:span text:style-name="T35">0x004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14" draw:layer="layout" svg:width="0.487cm" svg:height="3.228cm" svg:x="8.759cm" svg:y="3.029cm">
          <text:p/>
          <draw:enhanced-geometry draw:mirror-horizontal="true" draw:mirror-vertical="false" draw:text-areas="0 ?f15 ?f14 ?f16" svg:viewBox="0 0 0 0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7"><text:span text:style-name="T34">Different for each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2" draw:text-style-name="P14" draw:layer="layout" svg:x1="9.466cm" svg:y1="9.121cm" svg:x2="15.534cm" svg:y2="9.122cm">
          <text:p/>
        </draw:line>
        <draw:line draw:name="Line 31" draw:style-name="gr28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33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6">task_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6">mm_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9"><text:span text:style-name="T36">vm_area_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4" draw:text-style-name="P20" draw:layer="layout" svg:width="2.961cm" svg:height="3.737cm" svg:x="11.155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3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4" draw:text-style-name="P20" draw:layer="layout" svg:width="2.961cm" svg:height="3.737cm" svg:x="11.155cm" svg:y="9.8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4" draw:text-style-name="P20" draw:layer="layout" svg:width="2.961cm" svg:height="3.102cm" svg:x="11.155cm" svg:y="14.8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9"><text:span text:style-name="T18">Process 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5" draw:text-style-name="P40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6" draw:text-style-name="P14" draw:layer="layout" svg:x1="14.117cm" svg:y1="5.08cm" svg:x2="16.446cm" svg:y2="6.985cm">
          <text:p/>
        </draw:line>
        <draw:line draw:name="Line 31" draw:style-name="gr36" draw:text-style-name="P14" draw:layer="layout" svg:x1="14.117cm" svg:y1="5.715cm" svg:x2="16.446cm" svg:y2="8.466cm">
          <text:p/>
        </draw:line>
        <draw:line draw:name="Line 32" draw:style-name="gr36" draw:text-style-name="P14" draw:layer="layout" svg:x1="14.117cm" svg:y1="10.16cm" svg:x2="16.446cm" svg:y2="10.583cm">
          <text:p/>
        </draw:line>
        <draw:line draw:name="Line 33" draw:style-name="gr36" draw:text-style-name="P14" draw:layer="layout" svg:x1="14.117cm" svg:y1="10.583cm" svg:x2="16.446cm" svg:y2="12.7cm">
          <text:p/>
        </draw:line>
        <draw:line draw:name="Line 34" draw:style-name="gr36" draw:text-style-name="P14" draw:layer="layout" svg:x1="14.117cm" svg:y1="15.24cm" svg:x2="16.446cm" svg:y2="12.7cm">
          <text:p/>
        </draw:line>
        <draw:line draw:name="Line 35" draw:style-name="gr36" draw:text-style-name="P14" draw:layer="layout" svg:x1="14.117cm" svg:y1="15.875cm" svg:x2="16.446cm" svg:y2="15.876cm">
          <text:p/>
        </draw:line>
        <draw:line draw:name="Line 36" draw:style-name="gr37" draw:text-style-name="P14" draw:layer="layout" svg:x1="11.158cm" svg:y1="8.255cm" svg:x2="10.515cm" svg:y2="8.259cm">
          <text:p/>
        </draw:line>
        <draw:line draw:name="Line 37" draw:style-name="gr37" draw:text-style-name="P14" draw:layer="layout" svg:x1="10.519cm" svg:y1="8.255cm" svg:x2="10.523cm" svg:y2="9.736cm">
          <text:p/>
        </draw:line>
        <draw:line draw:name="Line 38" draw:style-name="gr36" draw:text-style-name="P14" draw:layer="layout" svg:x1="10.519cm" svg:y1="9.736cm" svg:x2="11.154cm" svg:y2="9.741cm">
          <text:p/>
        </draw:line>
        <draw:line draw:name="Line 39" draw:style-name="gr37" draw:text-style-name="P14" draw:layer="layout" svg:x1="11.158cm" svg:y1="13.123cm" svg:x2="10.515cm" svg:y2="13.127cm">
          <text:p/>
        </draw:line>
        <draw:line draw:name="Line 40" draw:style-name="gr37" draw:text-style-name="P14" draw:layer="layout" svg:x1="10.519cm" svg:y1="13.123cm" svg:x2="10.523cm" svg:y2="14.816cm">
          <text:p/>
        </draw:line>
        <draw:line draw:name="Line 41" draw:style-name="gr36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1"><text:span text:style-name="T1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2"><text:span text:style-name="T37">pgd: </text:span></text:p>
            </text:list-item>
          </text:list>
          <text:list text:style-name="L10">
            <text:list-item>
              <text:list>
                <text:list-item>
                  <text:p text:style-name="P43"><text:span text:style-name="T24">Page global directory address</text:span></text:p>
                </text:list-item>
                <text:list-item>
                  <text:p text:style-name="P43"><text:span text:style-name="T24">Points to L1 page table</text:span></text:p>
                </text:list-item>
              </text:list>
            </text:list-item>
            <text:list-item>
              <text:p text:style-name="P42"><text:span text:style-name="T37">vm_prot:</text:span></text:p>
              <text:list>
                <text:list-item>
                  <text:p text:style-name="P43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2"><text:span text:style-name="T37">vm_flags</text:span></text:p>
              <text:list>
                <text:list-item>
                  <text:p text:style-name="P43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8" draw:text-style-name="P14" draw:layer="layout" svg:width="2.106cm" svg:height="2.432cm" svg:x="9.038cm" svg:y="4.655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38" draw:text-style-name="P14" draw:layer="layout" svg:width="2.115cm" svg:height="0.316cm" svg:x="3.958cm" svg:y="5.501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9" draw:text-style-name="P14" draw:layer="layout" svg:x1="12.065cm" svg:y1="9.339cm" svg:x2="14.393cm" svg:y2="9.344cm">
          <text:p/>
        </draw:line>
        <draw:custom-shape draw:name="CustomShape 3" draw:style-name="gr12" draw:text-style-name="P2" draw:layer="layout" svg:width="1.562cm" svg:height="0.92cm" svg:x="12.451cm" svg:y="8.678cm">
          <text:p text:style-name="P44"><text:span text:style-name="T18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0" draw:text-style-name="P46" draw:layer="layout" svg:width="0.845cm" svg:height="0.845cm" svg:x="12.912cm" svg:y="8.043cm">
          <text:p text:style-name="P45"><text:span text:style-name="T38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39" draw:text-style-name="P14" draw:layer="layout" svg:x1="12.065cm" svg:y1="15.037cm" svg:x2="14.393cm" svg:y2="15.042cm">
          <text:p/>
        </draw:line>
        <draw:custom-shape draw:name="CustomShape 6" draw:style-name="gr12" draw:text-style-name="P2" draw:layer="layout" svg:width="1.732cm" svg:height="0.92cm" svg:x="12.459cm" svg:y="14.39cm">
          <text:p text:style-name="P44"><text:span text:style-name="T18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46" draw:layer="layout" svg:width="0.845cm" svg:height="0.845cm" svg:x="12.912cm" svg:y="13.556cm">
          <text:p text:style-name="P45"><text:span text:style-name="T38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39" draw:text-style-name="P14" draw:layer="layout" svg:x1="12.065cm" svg:y1="11.876cm" svg:x2="14.393cm" svg:y2="11.88cm">
          <text:p/>
        </draw:line>
        <draw:custom-shape draw:name="CustomShape 9" draw:style-name="gr12" draw:text-style-name="P2" draw:layer="layout" svg:width="1.562cm" svg:height="0.92cm" svg:x="12.451cm" svg:y="11.215cm">
          <text:p text:style-name="P44"><text:span text:style-name="T18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46" draw:layer="layout" svg:width="0.845cm" svg:height="0.845cm" svg:x="12.912cm" svg:y="10.381cm">
          <text:p text:style-name="P45"><text:span text:style-name="T38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3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9"><text:span text:style-name="T18">vm_area_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20" draw:layer="layout" svg:width="2.961cm" svg:height="3.737cm" svg:x="1.279cm" svg:y="4.7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3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0" draw:layer="layout" svg:width="2.961cm" svg:height="3.737cm" svg:x="1.279cm" svg:y="9.8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20" draw:layer="layout" svg:width="2.961cm" svg:height="3.102cm" svg:x="1.279cm" svg:y="14.8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9"><text:span text:style-name="T18">Process 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40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6" draw:text-style-name="P14" draw:layer="layout" svg:x1="4.242cm" svg:y1="5.08cm" svg:x2="6.57cm" svg:y2="6.985cm">
          <text:p/>
        </draw:line>
        <draw:line draw:name="Line 33" draw:style-name="gr36" draw:text-style-name="P14" draw:layer="layout" svg:x1="4.242cm" svg:y1="5.715cm" svg:x2="6.57cm" svg:y2="8.466cm">
          <text:p/>
        </draw:line>
        <draw:line draw:name="Line 34" draw:style-name="gr36" draw:text-style-name="P14" draw:layer="layout" svg:x1="4.242cm" svg:y1="10.16cm" svg:x2="6.57cm" svg:y2="10.583cm">
          <text:p/>
        </draw:line>
        <draw:line draw:name="Line 35" draw:style-name="gr36" draw:text-style-name="P14" draw:layer="layout" svg:x1="4.242cm" svg:y1="10.583cm" svg:x2="6.57cm" svg:y2="12.7cm">
          <text:p/>
        </draw:line>
        <draw:line draw:name="Line 36" draw:style-name="gr36" draw:text-style-name="P14" draw:layer="layout" svg:x1="4.242cm" svg:y1="15.24cm" svg:x2="6.57cm" svg:y2="12.7cm">
          <text:p/>
        </draw:line>
        <draw:line draw:name="Line 37" draw:style-name="gr36" draw:text-style-name="P14" draw:layer="layout" svg:x1="4.242cm" svg:y1="15.663cm" svg:x2="6.57cm" svg:y2="15.875cm">
          <text:p/>
        </draw:line>
        <draw:line draw:name="Line 38" draw:style-name="gr37" draw:text-style-name="P14" draw:layer="layout" svg:x1="1.283cm" svg:y1="8.255cm" svg:x2="0.639cm" svg:y2="8.259cm">
          <text:p/>
        </draw:line>
        <draw:line draw:name="Line 39" draw:style-name="gr37" draw:text-style-name="P14" draw:layer="layout" svg:x1="0.643cm" svg:y1="8.255cm" svg:x2="0.648cm" svg:y2="9.736cm">
          <text:p/>
        </draw:line>
        <draw:line draw:name="Line 40" draw:style-name="gr36" draw:text-style-name="P14" draw:layer="layout" svg:x1="0.643cm" svg:y1="9.736cm" svg:x2="1.278cm" svg:y2="9.741cm">
          <text:p/>
        </draw:line>
        <draw:line draw:name="Line 41" draw:style-name="gr37" draw:text-style-name="P14" draw:layer="layout" svg:x1="1.283cm" svg:y1="13.123cm" svg:x2="0.639cm" svg:y2="13.127cm">
          <text:p/>
        </draw:line>
        <draw:line draw:name="Line 42" draw:style-name="gr37" draw:text-style-name="P14" draw:layer="layout" svg:x1="0.643cm" svg:y1="13.123cm" svg:x2="0.648cm" svg:y2="14.816cm">
          <text:p/>
        </draw:line>
        <draw:line draw:name="Line 43" draw:style-name="gr36" draw:text-style-name="P14" draw:layer="layout" svg:x1="0.643cm" svg:y1="14.816cm" svg:x2="1.278cm" svg:y2="14.821cm">
          <text:p/>
        </draw:line>
        <draw:custom-shape draw:name="CustomShape 44" draw:style-name="gr33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3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3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1" draw:text-style-name="P2" xml:id="id75" draw:id="id75" draw:layer="layout" svg:width="8.219cm" svg:height="1.774cm" svg:x="15.403cm" svg:y="8.255cm">
          <text:p text:style-name="P1"><text:span text:style-name="T39">Segmentation fault:</text:span></text:p>
          <text:p text:style-name="P1"><text:span text:style-name="T16">accessing a non-existing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1" draw:text-style-name="P2" xml:id="id77" draw:id="id77" draw:layer="layout" svg:width="5.252cm" svg:height="1.012cm" svg:x="15.383cm" svg:y="11.251cm">
          <text:p text:style-name="P1"><text:span text:style-name="T40">Normal page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2" draw:text-style-name="P2" xml:id="id76" draw:id="id76" draw:layer="layout" svg:width="9.406cm" svg:height="3.298cm" svg:x="15.357cm" svg:y="13.547cm">
          <text:p text:style-name="P1"><text:span text:style-name="T40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41">memory mapping</text:span><text:span text:style-name="T42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3">backed by </text:span><text:span text:style-name="T10">(i.e., get its initial values from) :</text:span></text:p>
              <text:list>
                <text:list-item>
                  <text:p text:style-name="P9"><text:span text:style-name="T41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41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41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41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12">
            <text:list-item>
              <text:p text:style-name="P7"><text:span text:style-name="T10">Dirty pages are copied back and forth between memory and a special </text:span><text:span text:style-name="T44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44cm" svg:y="15.3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2.263cm" svg:height="1.775cm" svg:x="6.056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44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887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01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44cm" svg:y="7.9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887cm" svg:y="9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2.945cm" svg:y1="9.213cm" svg:x2="6.544cm" svg:y2="7.943cm">
          <text:p/>
        </draw:line>
        <draw:line draw:name="Line 14" draw:style-name="gr46" draw:text-style-name="P14" draw:layer="layout" svg:x1="2.945cm" svg:y1="10.695cm" svg:x2="6.544cm" svg:y2="9.425cm">
          <text:p/>
        </draw:line>
        <draw:custom-shape draw:name="CustomShape 15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47" draw:layer="layout" svg:width="1.056cm" svg:height="1.48cm" svg:x="6.544cm" svg:y="15.3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" draw:layer="layout" svg:width="2.263cm" svg:height="1.775cm" svg:x="6.193cm" svg:y="16.84cm">
          <text:p text:style-name="P31"><text:span text:style-name="T45">Shared</text:span></text:p>
          <text:p text:style-name="P31"><text:span text:style-name="T45">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14" draw:layer="layout" svg:width="1.056cm" svg:height="5.713cm" svg:x="6.544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2" draw:layer="layout" svg:width="2.585cm" svg:height="1.775cm" svg:x="5.873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4" draw:layer="layout" svg:width="1.056cm" svg:height="9.311cm" svg:x="1.887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1.201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47" draw:layer="layout" svg:width="1.056cm" svg:height="1.48cm" svg:x="6.544cm" svg:y="7.9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1.887cm" svg:y="9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1.201cm" svg:y="10.4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6" draw:text-style-name="P14" draw:layer="layout" svg:x1="6.544cm" svg:y1="15.352cm" svg:x2="2.945cm" svg:y2="9.213cm">
          <text:p/>
        </draw:line>
        <draw:line draw:name="Line 12" draw:style-name="gr46" draw:text-style-name="P14" draw:layer="layout" svg:x1="6.544cm" svg:y1="16.833cm" svg:x2="2.945cm" svg:y2="10.695cm">
          <text:p/>
        </draw:line>
        <draw:line draw:name="Line 13" draw:style-name="gr46" draw:text-style-name="P14" draw:layer="layout" svg:x1="7.602cm" svg:y1="15.352cm" svg:x2="11.2cm" svg:y2="10.483cm">
          <text:p/>
        </draw:line>
        <draw:line draw:name="Line 14" draw:style-name="gr46" draw:text-style-name="P14" draw:layer="layout" svg:x1="7.602cm" svg:y1="16.833cm" svg:x2="11.2cm" svg:y2="11.965cm">
          <text:p/>
        </draw:line>
        <draw:line draw:name="Line 15" draw:style-name="gr46" draw:text-style-name="P14" draw:layer="layout" svg:x1="2.945cm" svg:y1="9.213cm" svg:x2="6.544cm" svg:y2="7.943cm">
          <text:p/>
        </draw:line>
        <draw:line draw:name="Line 16" draw:style-name="gr46" draw:text-style-name="P14" draw:layer="layout" svg:x1="2.945cm" svg:y1="10.695cm" svg:x2="6.544cm" svg:y2="9.425cm">
          <text:p/>
        </draw:line>
        <draw:line draw:name="Line 17" draw:style-name="gr46" draw:text-style-name="P14" draw:layer="layout" svg:x1="11.2cm" svg:y1="10.483cm" svg:x2="7.602cm" svg:y2="7.943cm">
          <text:p/>
        </draw:line>
        <draw:line draw:name="Line 18" draw:style-name="gr46" draw:text-style-name="P14" draw:layer="layout" svg:x1="11.2cm" svg:y1="11.965cm" svg:x2="7.602cm" svg:y2="9.425cm">
          <text:p/>
        </draw:line>
        <draw:custom-shape draw:name="CustomShape 19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6">Process 2 maps the shared object. </text:span></text:p>
            </text:list-item>
            <text:list-item>
              <text:p text:style-name="P7"><text:span text:style-name="T46">Notice how the virtual addresses can be differen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4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14cm" svg:y="16.84cm">
          <text:p text:style-name="P31"><text:span text:style-name="T45">Private </text:span></text:p>
          <text:p text:style-name="P31"><text:span text:style-name="T45">copy-on-write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7.9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4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37cm" svg:y2="10.483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8cm" svg:y2="7.943cm">
          <text:p/>
        </draw:line>
        <draw:line draw:name="Line 17" draw:style-name="gr46" draw:text-style-name="P14" draw:layer="layout" svg:x1="2.982cm" svg:y1="10.695cm" svg:x2="6.58cm" svg:y2="9.425cm">
          <text:p/>
        </draw:line>
        <draw:line draw:name="Line 18" draw:style-name="gr46" draw:text-style-name="P14" draw:layer="layout" svg:x1="11.237cm" svg:y1="10.483cm" svg:x2="7.638cm" svg:y2="7.943cm">
          <text:p/>
        </draw:line>
        <draw:line draw:name="Line 19" draw:style-name="gr46" draw:text-style-name="P14" draw:layer="layout" svg:x1="11.237cm" svg:y1="11.965cm" svg:x2="7.638cm" svg:y2="9.425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4" draw:text-style-name="P2" draw:layer="layout" svg:width="3.906cm" svg:height="2.537cm" svg:x="13.174cm" svg:y="9.961cm">
          <text:p text:style-name="P1"><text:span text:style-name="T45"><text:s/></text:span><text:span text:style-name="T45">Private</text:span></text:p>
          <text:p text:style-name="P1"><text:span text:style-name="T45">copy-on-write</text:span></text:p>
          <text:p text:style-name="P1"><text:span text:style-name="T45">a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14" draw:layer="layout" svg:width="0.402cm" svg:height="1.48cm" svg:x="12.507cm" svg:y="10.484cm">
          <text:p/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47" draw:layer="layout" svg:width="1.056cm" svg:height="1.48cm" svg:x="6.581cm" svg:y="15.3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4" draw:text-style-name="P2" draw:layer="layout" svg:width="5.578cm" svg:height="1.775cm" svg:x="4.467cm" svg:y="16.84cm">
          <text:p text:style-name="P31"><text:span text:style-name="T45">Private <text:s/></text:span></text:p>
          <text:p text:style-name="P31"><text:span text:style-name="T45">copy-on-write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14" draw:layer="layout" svg:width="1.056cm" svg:height="5.713cm" svg:x="6.581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2" draw:layer="layout" svg:width="2.585cm" svg:height="1.775cm" svg:x="5.889cm" svg:y="5.745cm">
          <text:p text:style-name="P31"><text:span text:style-name="T45">Physical</text:span></text:p>
          <text:p text:style-name="P31"><text:span text:style-name="T45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14" draw:layer="layout" svg:width="1.056cm" svg:height="9.311cm" svg:x="1.924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14" draw:layer="layout" svg:width="1.056cm" svg:height="9.311cm" svg:x="11.237cm" svg:y="7.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47" draw:layer="layout" svg:width="1.056cm" svg:height="1.48cm" svg:x="6.581cm" svg:y="8.0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47" draw:layer="layout" svg:width="1.056cm" svg:height="1.48cm" svg:x="1.924cm" svg:y="9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47" draw:layer="layout" svg:width="1.056cm" svg:height="1.48cm" svg:x="11.237cm" svg:y="10.5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6" draw:text-style-name="P14" draw:layer="layout" svg:x1="6.58cm" svg:y1="15.352cm" svg:x2="2.982cm" svg:y2="9.213cm">
          <text:p/>
        </draw:line>
        <draw:line draw:name="Line 13" draw:style-name="gr46" draw:text-style-name="P14" draw:layer="layout" svg:x1="6.58cm" svg:y1="16.833cm" svg:x2="2.982cm" svg:y2="10.695cm">
          <text:p/>
        </draw:line>
        <draw:line draw:name="Line 14" draw:style-name="gr46" draw:text-style-name="P14" draw:layer="layout" svg:x1="7.638cm" svg:y1="15.352cm" svg:x2="11.254cm" svg:y2="10.572cm">
          <text:p/>
        </draw:line>
        <draw:line draw:name="Line 15" draw:style-name="gr46" draw:text-style-name="P14" draw:layer="layout" svg:x1="7.638cm" svg:y1="16.833cm" svg:x2="11.237cm" svg:y2="11.965cm">
          <text:p/>
        </draw:line>
        <draw:line draw:name="Line 16" draw:style-name="gr46" draw:text-style-name="P14" draw:layer="layout" svg:x1="2.982cm" svg:y1="9.213cm" svg:x2="6.598cm" svg:y2="8.032cm">
          <text:p/>
        </draw:line>
        <draw:line draw:name="Line 17" draw:style-name="gr46" draw:text-style-name="P14" draw:layer="layout" svg:x1="2.982cm" svg:y1="10.695cm" svg:x2="6.598cm" svg:y2="9.513cm">
          <text:p/>
        </draw:line>
        <draw:line draw:name="Line 18" draw:style-name="gr46" draw:text-style-name="P14" draw:layer="layout" svg:x1="11.237cm" svg:y1="10.483cm" svg:x2="7.656cm" svg:y2="8.032cm">
          <text:p/>
        </draw:line>
        <draw:line draw:name="Line 19" draw:style-name="gr46" draw:text-style-name="P14" draw:layer="layout" svg:x1="11.254cm" svg:y1="11.63cm" svg:x2="7.656cm" svg:y2="9.09cm">
          <text:p/>
        </draw:line>
        <draw:custom-shape draw:name="CustomShape 20" draw:style-name="gr44" draw:text-style-name="P2" draw:layer="layout" svg:width="4.24cm" svg:height="1.775cm" svg:x="0.446cm" svg:y="5.785cm">
          <text:p text:style-name="P31"><text:span text:style-name="T45">Process 1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4" draw:text-style-name="P2" draw:layer="layout" svg:width="4.24cm" svg:height="1.775cm" svg:x="9.76cm" svg:y="5.745cm">
          <text:p text:style-name="P31"><text:span text:style-name="T45">Process 2</text:span></text:p>
          <text:p text:style-name="P31"><text:span text:style-name="T4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8" draw:text-style-name="P48" draw:layer="layout" svg:width="0.845cm" svg:height="2.538cm" svg:x="7.851cm" svg:y="9.09cm">
          <text:p/>
          <draw:enhanced-geometry draw:mirror-horizontal="false" draw:mirror-vertical="false" draw:text-areas="0 0 ?f42 ?f43" svg:viewBox="0 0 0 0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4" draw:text-style-name="P2" draw:layer="layout" svg:width="3.233cm" svg:height="0.843cm" svg:x="7.889cm" svg:y="8.626cm">
          <text:p text:style-name="P31"><text:span text:style-name="T47">Copy-on-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3" draw:text-style-name="P47" draw:layer="layout" svg:width="1.056cm" svg:height="0.421cm" svg:x="6.598cm" svg:y="9.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9" draw:text-style-name="P49" draw:layer="layout" svg:width="1.056cm" svg:height="0.421cm" svg:x="11.255cm" svg:y="11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9" draw:text-style-name="P49" draw:layer="layout" svg:width="1.056cm" svg:height="0.421cm" svg:x="6.598cm" svg:y="10.9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6" draw:text-style-name="P14" draw:layer="layout" svg:x1="11.254cm" svg:y1="11.63cm" svg:x2="7.656cm" svg:y2="10.995cm">
          <text:p/>
        </draw:line>
        <draw:line draw:name="Line 28" draw:style-name="gr46" draw:text-style-name="P14" draw:layer="layout" svg:x1="11.254cm" svg:y1="12.053cm" svg:x2="7.656cm" svg:y2="11.418cm">
          <text:p/>
        </draw:line>
        <draw:custom-shape draw:name="CustomShape 29" draw:style-name="gr44" draw:text-style-name="P2" draw:layer="layout" svg:width="4.253cm" svg:height="2.537cm" svg:x="13.127cm" svg:y="10.661cm">
          <text:p text:style-name="P31"><text:span text:style-name="T45">Write to private</text:span></text:p>
          <text:p text:style-name="P31"><text:span text:style-name="T45">copy-on-write</text:span></text:p>
          <text:p text:style-name="P31"><text:span text:style-name="T45">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0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fork</text:span><text:span text:style-name="T1"> Function Revis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50"><text:span text:style-name="T10"/></text:p>
          <text:list text:continue-numbering="true" text:style-name="L2">
            <text:list-item>
              <text:p text:style-name="P51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2"><text:span text:style-name="T14">Create exact copies of current </text:span><text:span text:style-name="T49">mm_struct</text:span><text:span text:style-name="T14">, </text:span><text:span text:style-name="T49">vm_area_struct</text:span><text:span text:style-name="T14">, and page tables. </text:span></text:p>
                </text:list-item>
                <text:list-item>
                  <text:p text:style-name="P52"><text:span text:style-name="T14">Flag each page in both processes as read-only</text:span></text:p>
                </text:list-item>
                <text:list-item>
                  <text:p text:style-name="P52"><text:span text:style-name="T14">Flag each </text:span><text:span text:style-name="T49">vm_area_struct </text:span><text:span text:style-name="T14">in both processes as private COW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51"><text:span text:style-name="T10">On return, each process has exact copy of virtual memory</text:span></text:p>
            </text:list-item>
          </text:list>
          <text:p text:style-name="P51"><text:span text:style-name="T10"/></text:p>
          <text:list text:continue-numbering="true" text:style-name="L3">
            <text:list-item>
              <text:p text:style-name="P51"><text:span text:style-name="T10">Subsequent writes create new pages using COW mechanism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8">execve</text:span><text:span text:style-name="T1"> Function Revis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9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4" draw:layer="layout" svg:width="6.039cm" svg:height="1.771cm" svg:x="4.207cm" svg:y="7.298cm">
          <text:p text:style-name="P31"><text:span text:style-name="T47">Memory mapped region </text:span></text:p>
          <text:p text:style-name="P31"><text:span text:style-name="T47">for shared 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34" draw:layer="layout" svg:width="6.039cm" svg:height="1.912cm" svg:x="4.207cm" svg:y="9.0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36" draw:layer="layout" svg:width="6.039cm" svg:height="1.766cm" svg:x="4.207cm" svg:y="10.989cm">
          <text:p text:style-name="P31"><text:span text:style-name="T47">Runtime heap (via mallo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6.039cm" svg:height="2.397cm" svg:x="4.207cm" svg:y="4.9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55" draw:layer="layout" svg:width="6.039cm" svg:height="1.052cm" svg:x="4.207cm" svg:y="14.737cm">
          <text:p text:style-name="P31"><text:span text:style-name="T47">Program text (.tex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35" draw:layer="layout" svg:width="6.039cm" svg:height="1.048cm" svg:x="4.207cm" svg:y="13.732cm">
          <text:p text:style-name="P31"><text:span text:style-name="T47">Initialized data (.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6" draw:layer="layout" svg:width="6.039cm" svg:height="1.043cm" svg:x="4.207cm" svg:y="12.722cm">
          <text:p text:style-name="P31"><text:span text:style-name="T47">Uninitialized data (.b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6" draw:text-style-name="P14" draw:layer="layout" svg:x1="7.055cm" svg:y1="11.028cm" svg:x2="7.056cm" svg:y2="10.093cm">
          <text:p/>
        </draw:line>
        <draw:custom-shape draw:name="CustomShape 11" draw:style-name="gr25" draw:text-style-name="P36" draw:layer="layout" svg:width="6.039cm" svg:height="0.889cm" svg:x="4.207cm" svg:y="4.035cm">
          <text:p text:style-name="P31"><text:span text:style-name="T47">User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6" draw:text-style-name="P14" draw:layer="layout" svg:x1="7.086cm" svg:y1="7.311cm" svg:x2="7.087cm" svg:y2="6.38cm">
          <text:p/>
        </draw:line>
        <draw:line draw:name="Line 13" draw:style-name="gr26" draw:text-style-name="P14" draw:layer="layout" svg:x1="7.112cm" svg:y1="4.925cm" svg:x2="7.113cm" svg:y2="5.86cm">
          <text:p/>
        </draw:line>
        <draw:custom-shape draw:name="CustomShape 14" draw:style-name="gr23" draw:text-style-name="P34" draw:layer="layout" svg:width="6.039cm" svg:height="1.048cm" svg:x="4.207cm" svg:y="15.7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7" draw:text-style-name="P2" draw:layer="layout" svg:width="0.726cm" svg:height="0.842cm" svg:x="3.662cm" svg:y="16.298cm">
          <text:p text:style-name="P31"><text:span text:style-name="T47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14" draw:layer="layout" svg:width="0.21cm" svg:height="0.845cm" svg:x="10.407cm" svg:y="4cm">
          <text:p/>
          <draw:enhanced-geometry draw:mirror-horizontal="false" draw:mirror-vertical="false" draw:text-areas="0 ?f15 ?f14 ?f16" svg:viewBox="0 0 0 0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1" draw:text-style-name="P14" draw:layer="layout" svg:width="0.21cm" svg:height="1.691cm" svg:x="10.407cm" svg:y="7.386cm">
          <text:p/>
          <draw:enhanced-geometry draw:mirror-horizontal="false" draw:mirror-vertical="false" draw:text-areas="0 ?f15 ?f14 ?f16" svg:viewBox="0 0 0 0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1" draw:text-style-name="P14" draw:layer="layout" svg:width="0.205cm" svg:height="1.621cm" svg:x="10.407cm" svg:y="11.02cm">
          <text:p/>
          <draw:enhanced-geometry draw:mirror-horizontal="false" draw:mirror-vertical="false" draw:text-areas="0 ?f15 ?f14 ?f16" svg:viewBox="0 0 0 0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1" draw:text-style-name="P14" draw:layer="layout" svg:width="0.21cm" svg:height="0.986cm" svg:x="10.407cm" svg:y="12.713cm">
          <text:p/>
          <draw:enhanced-geometry draw:mirror-horizontal="false" draw:mirror-vertical="false" draw:text-areas="0 ?f15 ?f14 ?f16" svg:viewBox="0 0 0 0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1" draw:text-style-name="P14" draw:layer="layout" svg:width="0.21cm" svg:height="1.797cm" svg:x="10.407cm" svg:y="13.842cm">
          <text:p/>
          <draw:enhanced-geometry draw:mirror-horizontal="false" draw:mirror-vertical="false" draw:text-areas="0 ?f15 ?f14 ?f16" svg:viewBox="0 0 0 0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4" draw:text-style-name="P2" draw:layer="layout" svg:width="4.591cm" svg:height="0.843cm" svg:x="10.931cm" svg:y="4.001cm">
          <text:p text:style-name="P1"><text:span text:style-name="T50">Private, demand-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6"><text:span text:style-name="T47">libc.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54" draw:layer="layout" svg:width="2.538cm" svg:height="0.633cm" svg:x="0.247cm" svg:y="7.598cm">
          <text:p text:style-name="P56"><text:span text:style-name="T47">.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54" draw:layer="layout" svg:width="2.538cm" svg:height="0.633cm" svg:x="0.247cm" svg:y="8.233cm">
          <text:p text:style-name="P56"><text:span text:style-name="T47">.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0" draw:text-style-name="P14" draw:layer="layout" svg:x1="2.786cm" svg:y1="7.809cm" svg:x2="4.268cm" svg:y2="7.81cm">
          <text:p/>
        </draw:line>
        <draw:line draw:name="Line 26" draw:style-name="gr50" draw:text-style-name="P14" draw:layer="layout" svg:x1="2.786cm" svg:y1="8.656cm" svg:x2="4.268cm" svg:y2="8.657cm">
          <text:p/>
        </draw:line>
        <draw:custom-shape draw:name="CustomShape 27" draw:style-name="gr44" draw:text-style-name="P2" draw:layer="layout" svg:width="4.215cm" svg:height="0.843cm" svg:x="10.887cm" svg:y="7.811cm">
          <text:p text:style-name="P1"><text:span text:style-name="T50">Shared, file-ba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4" draw:text-style-name="P2" draw:layer="layout" svg:width="4.591cm" svg:height="0.843cm" svg:x="10.931cm" svg:y="11.409cm">
          <text:p text:style-name="P1"><text:span text:style-name="T50">Private, demand-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2" draw:layer="layout" svg:width="4.591cm" svg:height="0.843cm" svg:x="10.931cm" svg:y="12.679cm">
          <text:p text:style-name="P1"><text:span text:style-name="T50">Private, demand-ze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4" draw:text-style-name="P2" draw:layer="layout" svg:width="4.181cm" svg:height="0.843cm" svg:x="10.878cm" svg:y="14.372cm">
          <text:p text:style-name="P1"><text:span text:style-name="T50">Private, file-ba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6"><text:span text:style-name="T47">a.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4" draw:text-style-name="P35" draw:layer="layout" svg:width="2.538cm" svg:height="0.633cm" svg:x="0.247cm" svg:y="14.16cm">
          <text:p text:style-name="P56"><text:span text:style-name="T47">.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5" draw:text-style-name="P55" draw:layer="layout" svg:width="2.538cm" svg:height="0.633cm" svg:x="0.247cm" svg:y="14.795cm">
          <text:p text:style-name="P56"><text:span text:style-name="T47">.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0" draw:text-style-name="P14" draw:layer="layout" svg:x1="2.786cm" svg:y1="14.371cm" svg:x2="4.268cm" svg:y2="14.372cm">
          <text:p/>
        </draw:line>
        <draw:line draw:name="Line 35" draw:style-name="gr50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text:p text:style-name="P58"><text:span text:style-name="T12"/></text:p>
          <text:list text:style-name="L2">
            <text:list-item>
              <text:p text:style-name="P51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9"><text:span text:style-name="T52">start</text:span><text:span text:style-name="T49">:</text:span><text:span text:style-name="T14"> may be 0 for “pick an address”</text:span></text:p>
                </text:list-item>
                <text:list-item>
                  <text:p text:style-name="P59"><text:span text:style-name="T52">prot</text:span><text:span text:style-name="T14">: PROT_READ, PROT_WRITE, ...</text:span></text:p>
                </text:list-item>
                <text:list-item>
                  <text:p text:style-name="P59"><text:span text:style-name="T52">flags</text:span><text:span text:style-name="T14">: MAP_ANON, MAP_PRIVATE, MAP_SHARED, ...</text:span></text:p>
                </text:list-item>
              </text:list>
            </text:list-item>
          </text:list>
          <text:p text:style-name="P51"><text:span text:style-name="T12"/></text:p>
          <text:list text:continue-numbering="true" text:style-name="L3">
            <text:list-item>
              <text:p text:style-name="P51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7"><text:span text:style-name="T51">void *mmap(void *start, int len,</text:span></text:p>
          <text:p text:style-name="P57"><text:span text:style-name="T51"><text:s text:c="11"/></text:span><text:span text:style-name="T51">int prot, int flags, int fd, int offset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6" draw:text-style-name="P10" draw:layer="layout" svg:width="2.75cm" svg:height="10.158cm" svg:x="5.715cm" svg:y="6.5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2" draw:layer="layout" svg:width="2.75cm" svg:height="3.173cm" svg:x="5.715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6" draw:text-style-name="P10" draw:layer="layout" svg:width="2.75cm" svg:height="11.216cm" svg:x="15.663cm" svg:y="5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7" draw:text-style-name="P12" draw:layer="layout" svg:width="2.75cm" svg:height="3.173cm" svg:x="15.663cm" svg:y="7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8" draw:text-style-name="P14" draw:layer="layout" svg:x1="8.466cm" svg:y1="10.371cm" svg:x2="15.663cm" svg:y2="7.196cm">
          <text:p/>
        </draw:line>
        <draw:line draw:name="Line 8" draw:style-name="gr58" draw:text-style-name="P14" draw:layer="layout" svg:x1="8.466cm" svg:y1="13.546cm" svg:x2="15.663cm" svg:y2="10.371cm">
          <text:p/>
        </draw:line>
        <draw:custom-shape draw:name="CustomShape 9" draw:style-name="gr45" draw:text-style-name="P14" draw:layer="layout" svg:width="0.633cm" svg:height="3.173cm" svg:x="18.627cm" svg:y="7.197cm">
          <text:p/>
          <draw:enhanced-geometry draw:mirror-horizontal="false" draw:mirror-vertical="false" draw:text-areas="0 ?f15 ?f14 ?f16" svg:viewBox="0 0 0 0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1" draw:text-style-name="P2" draw:layer="layout" svg:width="3.787cm" svg:height="1.097cm" svg:x="19.28cm" svg:y="8.231cm">
          <text:p text:style-name="P1"><text:span text:style-name="T53">len </text:span><text:span text:style-name="T7">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9" draw:text-style-name="P14" draw:layer="layout" svg:width="1.691cm" svg:height="0.002cm" draw:transform="rotate (-3.14159265358979) translate (20.238cm 10.499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2.619cm" svg:height="1.097cm" svg:x="20.122cm" svg:y="9.825cm">
          <text:p text:style-name="P1"><text:span text:style-name="T53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1" draw:text-style-name="P2" draw:layer="layout" svg:width="5.142cm" svg:height="1.774cm" svg:x="18.854cm" svg:y="10.716cm">
          <text:p text:style-name="P31"><text:span text:style-name="T16">(or address </text:span></text:p>
          <text:p text:style-name="P31"><text:span text:style-name="T16">chosen by kern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1" draw:text-style-name="P2" draw:layer="layout" svg:width="7.377cm" svg:height="1.097cm" svg:x="13.451cm" svg:y="16.754cm">
          <text:p text:style-name="P1"><text:span text:style-name="T54">Process 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1" draw:text-style-name="P2" draw:layer="layout" svg:width="6.577cm" svg:height="1.944cm" svg:x="3.836cm" svg:y="16.722cm">
          <text:p text:style-name="P31"><text:span text:style-name="T54">Disk file specified by </text:span></text:p>
          <text:p text:style-name="P31"><text:span text:style-name="T54">file descriptor </text:span><text:span text:style-name="T53">f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5" draw:text-style-name="P14" draw:layer="layout" svg:width="0.633cm" svg:height="3.173cm" svg:x="4.866cm" svg:y="10.372cm">
          <text:p/>
          <draw:enhanced-geometry draw:mirror-horizontal="true" draw:mirror-vertical="false" draw:text-areas="0 ?f15 ?f14 ?f16" svg:viewBox="0 0 0 0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1" draw:text-style-name="P2" draw:layer="layout" svg:width="3.787cm" svg:height="1.097cm" svg:x="1.013cm" svg:y="11.4cm">
          <text:p text:style-name="P1"><text:span text:style-name="T53">len </text:span><text:span text:style-name="T7">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1" draw:text-style-name="P2" draw:layer="layout" svg:width="3.042cm" svg:height="1.097cm" svg:x="0.44cm" svg:y="12.991cm">
          <text:p text:style-name="P1"><text:span text:style-name="T5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9" draw:text-style-name="P14" draw:layer="layout" svg:width="2.212cm" svg:height="0.002cm" svg:x="3.501cm" svg:y="13.54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1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1" draw:text-style-name="P2" draw:layer="layout" svg:width="0.798cm" svg:height="0.842cm" svg:x="4.978cm" svg:y="16.164cm">
          <text:p text:style-name="P1"><text:span text:style-name="T5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1" draw:text-style-name="P2" draw:layer="layout" svg:width="0.798cm" svg:height="0.842cm" svg:x="14.871cm" svg:y="16.087cm">
          <text:p text:style-name="P1"><text:span text:style-name="T5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5.398cm" svg:height="1.678cm" svg:x="0cm" svg:y="1.283cm">
          <text:p text:style-name="P60"><text:span text:style-name="T1">Example: Using </text:span><text:span text:style-name="T48">mmap</text:span><text:span text:style-name="T1"> to Copy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35" draw:layer="layout" svg:width="12.698cm" svg:height="11.432cm" svg:x="12.277cm" svg:y="6.769cm">
          <text:p text:style-name="P1"><text:span text:style-name="T56">/* mmapcopy driver */</text:span></text:p>
          <text:p text:style-name="P1"><text:span text:style-name="T57">int</text:span><text:span text:style-name="T58"> </text:span><text:span text:style-name="T59">main</text:span><text:span text:style-name="T58">(</text:span><text:span text:style-name="T57">int</text:span><text:span text:style-name="T58"> </text:span><text:span text:style-name="T60">argc</text:span><text:span text:style-name="T58">, </text:span><text:span text:style-name="T57">char</text:span><text:span text:style-name="T58"> **</text:span><text:span text:style-name="T60">argv</text:span><text:span text:style-name="T58">)</text:span></text:p>
          <text:p text:style-name="P1"><text:span text:style-name="T58">{</text:span></text:p>
          <text:p text:style-name="P1"><text:span text:style-name="T58"><text:s text:c="4"/></text:span><text:span text:style-name="T61">struct</text:span><text:span text:style-name="T58"> </text:span><text:span text:style-name="T57">stat</text:span><text:span text:style-name="T58"> </text:span><text:span text:style-name="T60">stat</text:span><text:span text:style-name="T58">;</text:span></text:p>
          <text:p text:style-name="P1"><text:span text:style-name="T58"><text:s text:c="4"/></text:span><text:span text:style-name="T57">int</text:span><text:span text:style-name="T58"> </text:span><text:span text:style-name="T60">fd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6">/* Check for required cmd line arg */</text:span></text:p>
          <text:p text:style-name="P1"><text:span text:style-name="T58"><text:s text:c="4"/></text:span><text:span text:style-name="T61">if</text:span><text:span text:style-name="T58"> (argc != 2) {</text:span></text:p>
          <text:p text:style-name="P1"><text:span text:style-name="T58"><text:s text:c="8"/></text:span><text:span text:style-name="T58">printf(</text:span><text:span text:style-name="T63">"usage: %s &lt;filename&gt;\n"</text:span><text:span text:style-name="T58">,</text:span></text:p>
          <text:p text:style-name="P1"><text:span text:style-name="T58"><text:s text:c="15"/></text:span><text:span text:style-name="T58">argv[0]);</text:span></text:p>
          <text:p text:style-name="P1"><text:span text:style-name="T58"><text:s text:c="8"/></text:span><text:span text:style-name="T58">exit(0);</text:span></text:p>
          <text:p text:style-name="P1"><text:span text:style-name="T58"><text:s text:c="4"/></text:span><text:span text:style-name="T58">}</text:span></text:p>
          <text:p text:style-name="P1"><text:span text:style-name="T62"/></text:p>
          <text:p text:style-name="P1"><text:span text:style-name="T58"><text:s text:c="4"/></text:span><text:span text:style-name="T56">/* Copy input file to stdout */</text:span></text:p>
          <text:p text:style-name="P1"><text:span text:style-name="T58"><text:s text:c="4"/></text:span><text:span text:style-name="T58">fd = Open(argv[1], O_RDONLY, 0);</text:span></text:p>
          <text:p text:style-name="P1"><text:span text:style-name="T58"><text:s text:c="4"/></text:span><text:span text:style-name="T58">Fstat(fd, &amp;stat);</text:span></text:p>
          <text:p text:style-name="P1"><text:span text:style-name="T58"><text:s text:c="4"/></text:span><text:span text:style-name="T58">mmapcopy(fd, stat.st_size);</text:span></text:p>
          <text:p text:style-name="P1"><text:span text:style-name="T58"><text:s text:c="4"/></text:span><text:span text:style-name="T58">exit(0);</text:span></text:p>
          <text:p text:style-name="P1"><text:span text:style-name="T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21.932cm" svg:height="1.506cm" svg:x="1.102cm" svg:y="3.7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6">Copying a file to </text:span><text:span text:style-name="T64">stdout</text:span><text:span text:style-name="T46"> without transferring data to user space 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35" draw:layer="layout" svg:width="11.085cm" svg:height="11.432cm" svg:x="0.343cm" svg:y="6.769cm">
          <text:p text:style-name="P1"><text:span text:style-name="T65">#include</text:span><text:span text:style-name="T58"> </text:span><text:span text:style-name="T63">"csapp.h"</text:span></text:p>
          <text:p text:style-name="P1"><text:span text:style-name="T62"/></text:p>
          <text:p text:style-name="P1"><text:span text:style-name="T57">void</text:span><text:span text:style-name="T58"> </text:span><text:span text:style-name="T59">mmapcopy</text:span><text:span text:style-name="T58">(</text:span><text:span text:style-name="T57">int</text:span><text:span text:style-name="T58"> </text:span><text:span text:style-name="T60">fd</text:span><text:span text:style-name="T58">, </text:span><text:span text:style-name="T57">int</text:span><text:span text:style-name="T58"> </text:span><text:span text:style-name="T60">size</text:span><text:span text:style-name="T58">)</text:span></text:p>
          <text:p text:style-name="P1"><text:span text:style-name="T58">{</text:span></text:p>
          <text:p text:style-name="P1"><text:span text:style-name="T62"/></text:p>
          <text:p text:style-name="P1"><text:span text:style-name="T58"><text:s text:c="4"/></text:span><text:span text:style-name="T56">/* Ptr to memory mapped area */</text:span></text:p>
          <text:p text:style-name="P1"><text:span text:style-name="T58"><text:s text:c="4"/></text:span><text:span text:style-name="T57">char</text:span><text:span text:style-name="T58"> *</text:span><text:span text:style-name="T60">bufp</text:span><text:span text:style-name="T58">;</text:span></text:p>
          <text:p text:style-name="P1"><text:span text:style-name="T62"/></text:p>
          <text:p text:style-name="P1"><text:span text:style-name="T58"><text:s text:c="4"/></text:span><text:span text:style-name="T58">bufp = Mmap(</text:span><text:span text:style-name="T66">NULL</text:span><text:span text:style-name="T58">, size, </text:span></text:p>
          <text:p text:style-name="P1"><text:span text:style-name="T58"><text:s text:c="16"/></text:span><text:span text:style-name="T58">PROT_READ,</text:span></text:p>
          <text:p text:style-name="P1"><text:span text:style-name="T58"><text:s text:c="16"/></text:span><text:span text:style-name="T58">MAP_PRIVATE, </text:span></text:p>
          <text:p text:style-name="P1"><text:span text:style-name="T58"><text:s text:c="16"/></text:span><text:span text:style-name="T58">fd, 0);</text:span></text:p>
          <text:p text:style-name="P1"><text:span text:style-name="T58"><text:s text:c="4"/></text:span><text:span text:style-name="T58">Write(1, bufp, size);</text:span></text:p>
          <text:p text:style-name="P1"><text:span text:style-name="T58"><text:s text:c="4"/></text:span><text:span text:style-name="T61">return</text:span><text:span text:style-name="T58">;</text:span></text:p>
          <text:p text:style-name="P1"><text:span text:style-name="T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50"><text:span text:style-name="T10"/></text:p>
          <text:p text:style-name="P5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4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4">heap</text:span><text:span text:style-name="T10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34" draw:layer="layout" svg:width="8.888cm" svg:height="1.691cm" svg:x="11.637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55" draw:layer="layout" svg:width="8.888cm" svg:height="1.815cm" svg:x="11.637cm" svg:y="12.065cm">
          <text:p text:style-name="P61"><text:span text:style-name="T16">Heap (via </text:span><text:span text:style-name="T33">malloc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4" draw:text-style-name="P16" draw:layer="layout" svg:width="8.888cm" svg:height="1.1cm" svg:x="11.637cm" svg:y="15.954cm">
          <text:p text:style-name="P61"><text:span text:style-name="T16">Program text (</text:span><text:span text:style-name="T33">.text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4" draw:text-style-name="P16" draw:layer="layout" svg:width="8.888cm" svg:height="1.1cm" svg:x="11.637cm" svg:y="14.896cm">
          <text:p text:style-name="P61"><text:span text:style-name="T16">Initialized data (</text:span><text:span text:style-name="T33">.data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4" draw:text-style-name="P16" draw:layer="layout" svg:width="8.888cm" svg:height="1.1cm" svg:x="11.637cm" svg:y="13.838cm">
          <text:p text:style-name="P61"><text:span text:style-name="T16">Uninitialized data (.</text:span><text:span text:style-name="T33">bss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16" draw:layer="layout" svg:width="8.888cm" svg:height="0.928cm" svg:x="11.637cm" svg:y="9.483cm">
          <text:p text:style-name="P61"><text:span text:style-name="T16">User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2" draw:text-style-name="P34" draw:layer="layout" svg:width="8.888cm" svg:height="1.1cm" svg:x="11.637cm" svg:y="17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0.824cm" svg:height="1.02cm" svg:x="10.797cm" svg:y="17.61cm">
          <text:p text:style-name="P62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5" draw:text-style-name="P2" draw:layer="layout" svg:width="3.944cm" svg:height="1.937cm" svg:x="21.591cm" svg:y="11.183cm">
          <text:p text:style-name="P62"><text:span text:style-name="T7">Top of heap</text:span></text:p>
          <text:p text:style-name="P62"><text:span text:style-name="T7"><text:s/></text:span><text:span text:style-name="T7">(</text:span><text:span text:style-name="T53">brk </text:span><text:span text:style-name="T7">pt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6" draw:text-style-name="P14" draw:layer="layout" svg:x1="21.614cm" svg:y1="12.21cm" svg:x2="20.547cm" svg:y2="12.214cm">
          <text:p/>
        </draw:line>
        <draw:custom-shape draw:name="CustomShape 13" draw:style-name="gr67" draw:text-style-name="P63" draw:layer="layout" svg:width="1.48cm" svg:height="1.207cm" svg:x="17.357cm" svg:y="10.432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7" draw:text-style-name="P63" draw:layer="layout" svg:width="1.48cm" svg:height="1.207cm" svg:x="13.758cm" svg:y="10.854cm">
          <text:p/>
          <draw:enhanced-geometry draw:mirror-horizontal="false" draw:mirror-vertical="tru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68" draw:text-style-name="P16" draw:layer="layout" svg:width="9.735cm" svg:height="1.268cm" svg:x="11.637cm" svg:y="3.784cm">
          <text:p text:style-name="P3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9" draw:text-style-name="P35" draw:layer="layout" svg:width="9.735cm" svg:height="1.268cm" svg:x="11.637cm" svg:y="5.054cm">
          <text:p text:style-name="P31"><text:span text:style-name="T7">Dynamic Memory Alloc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8" draw:text-style-name="P16" draw:layer="layout" svg:width="9.735cm" svg:height="1.268cm" svg:x="11.637cm" svg:y="6.324cm">
          <text:p text:style-name="P31"><text:span text:style-name="T7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4">blocks</text:span><text:span text:style-name="T10">, which are either </text:span><text:span text:style-name="T44">allocated</text:span><text:span text:style-name="T10"> or </text:span><text:span text:style-name="T44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41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9">malloc</text:span><text:span text:style-name="T14"> and </text:span><text:span text:style-name="T49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41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Java, ML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12">
            <text:list-item>
              <text:p text:style-name="P7"><text:span text:style-name="T10">Will discuss simple explicit memory allocation tod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8">malloc</text:span><text:span text:style-name="T1"> Pack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4"><text:span text:style-name="T52">#include &lt;stdlib.h&gt;</text:span></text:p>
          <text:p text:style-name="P65"><text:span text:style-name="T52">void *malloc(size_t size)</text:span></text:p>
          <text:list text:style-name="L17">
            <text:list-item>
              <text:list>
                <text:list-item>
                  <text:p text:style-name="P52"><text:span text:style-name="T14">Successful:</text:span></text:p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p text:style-name="P52"><text:span text:style-name="T14">Returns a pointer to a memory block of at least </text:span><text:span text:style-name="T52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2"><text:span text:style-name="T14">If </text:span><text:span text:style-name="T52">size == 0</text:span><text:span text:style-name="T14">, returns NULL</text:span></text:p>
                    </text:list-item>
                  </text:list>
                </text:list-item>
                <text:list-item>
                  <text:p text:style-name="P52"><text:span text:style-name="T14">Unsuccessful: returns NULL (0) and sets </text:span><text:span text:style-name="T52">errno</text:span></text:p>
                </text:list-item>
              </text:list>
            </text:list-item>
          </text:list>
          <text:p text:style-name="P65"><text:span text:style-name="T52">void free(void *p)</text:span></text:p>
          <text:list text:continue-numbering="true" text:style-name="L18">
            <text:list-item>
              <text:list>
                <text:list-item>
                  <text:p text:style-name="P52"><text:span text:style-name="T14">Returns the block pointed at by </text:span><text:span text:style-name="T52">p</text:span><text:span text:style-name="T14"> to pool of available memory</text:span></text:p>
                </text:list-item>
                <text:list-item>
                  <text:p text:style-name="P52"><text:span text:style-name="T52">p</text:span><text:span text:style-name="T14"> must come from a previous call to </text:span><text:span text:style-name="T52">malloc </text:span><text:span text:style-name="T14">or </text:span><text:span text:style-name="T52">realloc</text:span></text:p>
                </text:list-item>
              </text:list>
            </text:list-item>
          </text:list>
          <text:p text:style-name="P65"><text:span text:style-name="T12">Other functions</text:span></text:p>
          <text:list text:continue-numbering="true" text:style-name="L18">
            <text:list-item>
              <text:list>
                <text:list-item>
                  <text:p text:style-name="P52"><text:span text:style-name="T52">calloc</text:span><text:span text:style-name="T12">:</text:span><text:span text:style-name="T14"> Version of </text:span><text:span text:style-name="T52">malloc</text:span><text:span text:style-name="T14"> that initializes allocated block to zero. </text:span></text:p>
                </text:list-item>
                <text:list-item>
                  <text:p text:style-name="P52"><text:span text:style-name="T52">realloc:</text:span><text:span text:style-name="T14"> Changes the size of a previously allocated block.</text:span></text:p>
                </text:list-item>
                <text:list-item>
                  <text:p text:style-name="P52"><text:span text:style-name="T52">sbrk</text:span><text:span text:style-name="T12">:</text:span><text:span text:style-name="T14"> Used internally by allocators to grow or shrink the heap</text:span></text:p>
                </text:list-item>
              </text:list>
            </text:list-item>
          </text:list>
          <text:p text:style-name="P5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16.508cm" svg:height="1.59cm" svg:x="1.133cm" svg:y="1.108cm">
          <text:p text:style-name="P6"><text:span text:style-name="T48">malloc</text:span><text:span text:style-name="T1">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35" draw:layer="layout" svg:width="22.435cm" svg:height="14.456cm" svg:x="1.482cm" svg:y="3.175cm">
          <text:p text:style-name="P1"><text:span text:style-name="T68">#include</text:span><text:span text:style-name="T69"> </text:span><text:span text:style-name="T70">&lt;stdio.h&gt;</text:span></text:p>
          <text:p text:style-name="P1"><text:span text:style-name="T68">#include</text:span><text:span text:style-name="T69"> </text:span><text:span text:style-name="T70">&lt;stdlib.h&gt;</text:span></text:p>
          <text:p text:style-name="P1"><text:span text:style-name="T71"/></text:p>
          <text:p text:style-name="P1"><text:span text:style-name="T72">void</text:span><text:span text:style-name="T69"> </text:span><text:span text:style-name="T73">foo</text:span><text:span text:style-name="T69">(</text:span><text:span text:style-name="T72">int</text:span><text:span text:style-name="T69"> </text:span><text:span text:style-name="T74">n</text:span><text:span text:style-name="T69">) {</text:span></text:p>
          <text:p text:style-name="P1"><text:span text:style-name="T69"><text:s text:c="4"/></text:span><text:span text:style-name="T72">int</text:span><text:span text:style-name="T69"> </text:span><text:span text:style-name="T74">i</text:span><text:span text:style-name="T69">, *</text:span><text:span text:style-name="T74">p</text:span><text:span text:style-name="T69">;</text:span></text:p>
          <text:p text:style-name="P1"><text:span text:style-name="T71"/></text:p>
          <text:p text:style-name="P1"><text:span text:style-name="T69"><text:s text:c="4"/></text:span><text:span text:style-name="T75">/* Allocate a block of n ints */</text:span></text:p>
          <text:p text:style-name="P1"><text:span text:style-name="T69"><text:s text:c="4"/></text:span><text:span text:style-name="T69">p = (</text:span><text:span text:style-name="T72">int</text:span><text:span text:style-name="T69"> *) malloc(n * </text:span><text:span text:style-name="T76">sizeof</text:span><text:span text:style-name="T69">(</text:span><text:span text:style-name="T72">int</text:span><text:span text:style-name="T69">));</text:span></text:p>
          <text:p text:style-name="P1"><text:span text:style-name="T69"><text:s text:c="4"/></text:span><text:span text:style-name="T76">if</text:span><text:span text:style-name="T69"> (p == </text:span><text:span text:style-name="T77">NULL</text:span><text:span text:style-name="T69">) {</text:span></text:p>
          <text:p text:style-name="P1"><text:span text:style-name="T69"><text:s text:c="8"/></text:span><text:span text:style-name="T69">perror(</text:span><text:span text:style-name="T70">"malloc"</text:span><text:span text:style-name="T69">);</text:span></text:p>
          <text:p text:style-name="P1"><text:span text:style-name="T69"><text:s text:c="8"/></text:span><text:span text:style-name="T69">exit(0);</text:span></text:p>
          <text:p text:style-name="P1"><text:span text:style-name="T69"><text:s text:c="4"/></text:span><text:span text:style-name="T69">}</text:span></text:p>
          <text:p text:style-name="P1"><text:span text:style-name="T71"/></text:p>
          <text:p text:style-name="P1"><text:span text:style-name="T69"><text:s text:c="4"/></text:span><text:span text:style-name="T75">/* Initialize allocated block */</text:span></text:p>
          <text:p text:style-name="P1"><text:span text:style-name="T69"><text:s text:c="4"/></text:span><text:span text:style-name="T76">for</text:span><text:span text:style-name="T69"> (i=0; i&lt;n; i++)</text:span></text:p>
          <text:p text:style-name="P1"><text:span text:style-name="T69"><text:tab/></text:span><text:span text:style-name="T69">p[i] = i;</text:span></text:p>
          <text:p text:style-name="P1"><text:span text:style-name="T71"/></text:p>
          <text:p text:style-name="P1"><text:span text:style-name="T71"/></text:p>
          <text:p text:style-name="P1"><text:span text:style-name="T69"><text:s text:c="4"/></text:span><text:span text:style-name="T75">/* Return allocated block to the heap */</text:span></text:p>
          <text:p text:style-name="P1"><text:span text:style-name="T69"><text:s text:c="4"/></text:span><text:span text:style-name="T69">free(p);</text:span></text:p>
          <text:p text:style-name="P1"><text:span text:style-name="T6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0.845cm" svg:height="0.845cm" svg:x="3.61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0.845cm" svg:height="0.845cm" svg:x="4.45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3" draw:layer="layout" svg:width="0.845cm" svg:height="0.845cm" svg:x="5.30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1" draw:text-style-name="P13" draw:layer="layout" svg:width="0.845cm" svg:height="0.845cm" svg:x="6.15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9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4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1" draw:text-style-name="P13" draw:layer="layout" svg:width="0.845cm" svg:height="0.845cm" svg:x="8.69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1" draw:text-style-name="P13" draw:layer="layout" svg:width="0.845cm" svg:height="0.845cm" svg:x="9.53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1" draw:text-style-name="P13" draw:layer="layout" svg:width="0.845cm" svg:height="0.845cm" svg:x="10.38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1" draw:text-style-name="P13" draw:layer="layout" svg:width="0.845cm" svg:height="0.845cm" svg:x="11.23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07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2.92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3.77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13" draw:layer="layout" svg:width="0.845cm" svg:height="0.845cm" svg:x="14.61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1" draw:text-style-name="P13" draw:layer="layout" svg:width="0.845cm" svg:height="0.845cm" svg:x="15.46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1" draw:text-style-name="P13" draw:layer="layout" svg:width="0.845cm" svg:height="0.845cm" svg:x="16.31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0.845cm" svg:height="0.845cm" svg:x="17.15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8.005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8.852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9.69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4.083cm" svg:height="1.598cm" svg:x="3.314cm" svg:y="9.858cm">
          <text:p text:style-name="P61"><text:span text:style-name="T18">Allocated block</text:span></text:p>
          <text:p text:style-name="P61"><text:span text:style-name="T18">(4 wor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5" draw:text-style-name="P2" draw:layer="layout" svg:width="2.902cm" svg:height="1.598cm" svg:x="11.922cm" svg:y="9.858cm">
          <text:p text:style-name="P61"><text:span text:style-name="T18">Free block</text:span></text:p>
          <text:p text:style-name="P61"><text:span text:style-name="T18">(3 word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draw:layer="layout" svg:width="0.845cm" svg:height="0.845cm" svg:x="18.145cm" svg:y="10.6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0.845cm" svg:height="0.845cm" svg:x="18.145cm" svg:y="11.6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5" draw:text-style-name="P2" draw:layer="layout" svg:width="2.864cm" svg:height="0.934cm" svg:x="19.218cm" svg:y="10.619cm">
          <text:p text:style-name="P62"><text:span text:style-name="T18">Free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5" draw:text-style-name="P2" draw:layer="layout" svg:width="4.045cm" svg:height="0.934cm" svg:x="19.216cm" svg:y="11.677cm">
          <text:p text:style-name="P62"><text:span text:style-name="T18">Allocated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3" draw:text-style-name="P14" draw:layer="layout" svg:width="0.506cm" svg:height="3.3cm" draw:transform="rotate (1.5707963267949) translate (3.68cm 9.525cm)">
          <text:p/>
          <draw:enhanced-geometry draw:mirror-horizontal="false" draw:mirror-vertical="false" draw:text-areas="?f13 ?f14 ?f17 ?f15" svg:viewBox="0 0 0 0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3" draw:text-style-name="P14" draw:layer="layout" svg:width="0.506cm" svg:height="2.411cm" draw:transform="rotate (1.5707963267949) translate (12.15cm 9.519cm)">
          <text:p/>
          <draw:enhanced-geometry draw:mirror-horizontal="false" draw:mirror-vertical="false" draw:text-areas="?f13 ?f14 ?f17 ?f15" svg:viewBox="0 0 0 0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0.845cm" svg:height="0.845cm" svg:x="8.31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11.69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4.4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5" draw:text-style-name="P35" draw:layer="layout" svg:width="5.836cm" svg:height="1.02cm" svg:x="1.496cm" svg:y="4.396cm">
          <text:p text:style-name="P66"><text:span text:style-name="T33">p1 = malloc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9" draw:text-style-name="P49" draw:layer="layout" svg:width="0.845cm" svg:height="0.845cm" svg:x="8.31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6" draw:text-style-name="P12" draw:layer="layout" svg:width="0.845cm" svg:height="0.845cm" svg:x="11.69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93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6.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7" draw:text-style-name="P40" draw:layer="layout" svg:width="5.836cm" svg:height="1.02cm" svg:x="1.496cm" svg:y="6.862cm">
          <text:p text:style-name="P66"><text:span text:style-name="T33">p2 = malloc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49" draw:layer="layout" svg:width="0.845cm" svg:height="0.845cm" svg:x="8.31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2" draw:layer="layout" svg:width="0.845cm" svg:height="0.845cm" svg:x="11.69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67" draw:layer="layout" svg:width="0.845cm" svg:height="0.845cm" svg:x="15.93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4" draw:text-style-name="P18" draw:layer="layout" svg:width="0.845cm" svg:height="0.845cm" svg:x="21.012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9.41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9" draw:text-style-name="P55" draw:layer="layout" svg:width="5.836cm" svg:height="1.02cm" svg:x="1.496cm" svg:y="9.327cm">
          <text:p text:style-name="P66"><text:span text:style-name="T33">p3 = malloc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49" draw:layer="layout" svg:width="0.845cm" svg:height="0.845cm" svg:x="8.31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4" draw:text-style-name="P18" draw:layer="layout" svg:width="0.845cm" svg:height="0.845cm" svg:x="11.69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8" draw:text-style-name="P67" draw:layer="layout" svg:width="0.845cm" svg:height="0.845cm" svg:x="15.93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4" draw:text-style-name="P18" draw:layer="layout" svg:width="0.845cm" svg:height="0.845cm" svg:x="21.012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7" draw:text-style-name="P40" draw:layer="layout" svg:width="3.55cm" svg:height="1.02cm" svg:x="1.49cm" svg:y="11.792cm">
          <text:p text:style-name="P66"><text:span text:style-name="T33">free(p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49" draw:text-style-name="P49" draw:layer="layout" svg:width="0.845cm" svg:height="0.845cm" svg:x="8.31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9" draw:text-style-name="P49" draw:layer="layout" svg:width="0.845cm" svg:height="0.845cm" svg:x="9.15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9" draw:text-style-name="P49" draw:layer="layout" svg:width="0.845cm" svg:height="0.845cm" svg:x="10.006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9" draw:text-style-name="P49" draw:layer="layout" svg:width="0.845cm" svg:height="0.845cm" svg:x="10.85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0" draw:text-style-name="P13" draw:layer="layout" svg:width="0.845cm" svg:height="0.845cm" svg:x="11.69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0" draw:text-style-name="P13" draw:layer="layout" svg:width="0.845cm" svg:height="0.845cm" svg:x="12.546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4" draw:text-style-name="P18" draw:layer="layout" svg:width="0.845cm" svg:height="0.845cm" svg:x="13.39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4" draw:text-style-name="P18" draw:layer="layout" svg:width="0.845cm" svg:height="0.845cm" svg:x="14.23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4" draw:text-style-name="P18" draw:layer="layout" svg:width="0.845cm" svg:height="0.845cm" svg:x="15.086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78" draw:text-style-name="P67" draw:layer="layout" svg:width="0.845cm" svg:height="0.845cm" svg:x="15.93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78" draw:text-style-name="P67" draw:layer="layout" svg:width="0.845cm" svg:height="0.845cm" svg:x="16.77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78" draw:text-style-name="P67" draw:layer="layout" svg:width="0.845cm" svg:height="0.845cm" svg:x="17.626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78" draw:text-style-name="P67" draw:layer="layout" svg:width="0.845cm" svg:height="0.845cm" svg:x="18.47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78" draw:text-style-name="P67" draw:layer="layout" svg:width="0.845cm" svg:height="0.845cm" svg:x="19.31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8" draw:text-style-name="P67" draw:layer="layout" svg:width="0.845cm" svg:height="0.845cm" svg:x="20.166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4" draw:text-style-name="P18" draw:layer="layout" svg:width="0.845cm" svg:height="0.845cm" svg:x="21.012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4" draw:text-style-name="P18" draw:layer="layout" svg:width="0.845cm" svg:height="0.845cm" svg:x="21.859cm" svg:y="14.3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1" draw:text-style-name="P54" draw:layer="layout" svg:width="5.836cm" svg:height="1.02cm" svg:x="1.496cm" svg:y="14.257cm">
          <text:p text:style-name="P66"><text:span text:style-name="T33">p4 = malloc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19">
            <text:list-item>
              <text:p text:style-name="P68"><text:span text:style-name="T10">Applications</text:span></text:p>
            </text:list-item>
          </text:list>
          <text:list text:style-name="L20">
            <text:list-item>
              <text:list>
                <text:list-item>
                  <text:p text:style-name="P9"><text:span text:style-name="T14">Can issue arbitrary sequence of </text:span><text:span text:style-name="T52">malloc</text:span><text:span text:style-name="T14"> and </text:span><text:span text:style-name="T52">free</text:span><text:span text:style-name="T14"> requests</text:span></text:p>
                </text:list-item>
                <text:list-item>
                  <text:p text:style-name="P9"><text:span text:style-name="T52">free</text:span><text:span text:style-name="T14"> request must be to a </text:span><text:span text:style-name="T52">malloc</text:span><text:span text:style-name="T14">’d <text:s/>block (or NULL)</text:span></text:p>
                </text:list-item>
              </text:list>
            </text:list-item>
          </text:list>
          <text:p text:style-name="P68"><text:span text:style-name="T12"/></text:p>
          <text:list text:continue-numbering="true" text:style-name="L20">
            <text:list-item>
              <text:p text:style-name="P68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2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"><text:span text:style-name="T78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8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2">malloc</text:span><text:span text:style-name="T14">’d</text:span></text:p>
                  <text:list>
                    <text:list-item>
                      <text:p text:style-name="P9"><text:span text:style-name="T78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2">malloc</text:span><text:span text:style-name="T14"> calls and 5,000 </text:span><text:span text:style-name="T52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8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  <text:list-item>
              <text:p text:style-name="P70"><text:span text:style-name="T80">Def:</text:span><text:span text:style-name="T43"> Aggregate payload P</text:span><text:span text:style-name="T81">k</text:span><text:span text:style-name="T10"> </text:span></text:p>
              <text:list>
                <text:list-item>
                  <text:p text:style-name="P69"><text:span text:style-name="T14"><text:s/></text:span><text:span text:style-name="T52">malloc(p)</text:span><text:span text:style-name="T14"> results in a block with a </text:span><text:span text:style-name="T82">payload</text:span><text:span text:style-name="T14"> of </text:span><text:span text:style-name="T52">p</text:span><text:span text:style-name="T14"> bytes</text:span></text:p>
                </text:list-item>
                <text:list-item>
                  <text:p text:style-name="P69"><text:span text:style-name="T14">After request </text:span><text:span text:style-name="T78">R</text:span><text:span text:style-name="T79">k </text:span><text:span text:style-name="T14">has completed, the </text:span><text:span text:style-name="T82">aggregate payload </text:span><text:span text:style-name="T78">P</text:span><text:span text:style-name="T79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0"><text:span text:style-name="T80">Def:</text:span><text:span text:style-name="T43"> Current heap size H</text:span><text:span text:style-name="T81">k</text:span></text:p>
              <text:list>
                <text:list-item>
                  <text:p text:style-name="P69"><text:span text:style-name="T14">Assume </text:span><text:span text:style-name="T78">H</text:span><text:span text:style-name="T79">k</text:span><text:span text:style-name="T14"> is monotonically nondecreasing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71"><text:span text:style-name="T14">i.e., heap only grows when allocator uses </text:span><text:span text:style-name="T52">sbrk</text:span></text:p>
                    </text:list-item>
                  </text:list>
                </text:list-item>
              </text:list>
            </text:list-item>
            <text:list-item>
              <text:p text:style-name="P70"><text:span text:style-name="T80">Def:</text:span><text:span text:style-name="T43"> Peak memory utilization after k+1 requests </text:span></text:p>
              <text:list>
                <text:list-item>
                  <text:p text:style-name="P72"><text:span text:style-name="T78">U</text:span><text:span text:style-name="T79">k</text:span><text:span text:style-name="T78"> = ( max</text:span><text:span text:style-name="T79">i&lt;=k</text:span><text:span text:style-name="T78"> P</text:span><text:span text:style-name="T79">i </text:span><text:span text:style-name="T78">) <text:s/>/ <text:s/>H</text:span><text:span text:style-name="T79">k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3"><text:span text:style-name="T10">Poor memory utilization caused by </text:span><text:span text:style-name="T80">fragmentation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82">internal</text:span><text:span text:style-name="T14"> fragmentation</text:span></text:p>
                </text:list-item>
                <text:list-item>
                  <text:p text:style-name="P74"><text:span text:style-name="T82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4"><text:span text:style-name="T37">For a given block, </text:span><text:span text:style-name="T83">internal fragmentation </text:span><text:span text:style-name="T37">occurs if payload is smaller than block size</text:span></text:p>
            </text:list-item>
          </text:list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4"><text:span text:style-name="T37"/></text:p>
          <text:p text:style-name="P75"><text:span text:style-name="T37"/></text:p>
          <text:list text:continue-numbering="true" text:style-name="L2">
            <text:list-item>
              <text:p text:style-name="P76"><text:span text:style-name="T37">Caused by </text:span></text:p>
            </text:list-item>
          </text:list>
          <text:list text:style-name="L3">
            <text:list-item>
              <text:list>
                <text:list-item>
                  <text:p text:style-name="P76"><text:span text:style-name="T14">Overhead of maintaining heap data structures</text:span></text:p>
                </text:list-item>
                <text:list-item>
                  <text:p text:style-name="P76"><text:span text:style-name="T14">Padding for alignment purposes</text:span></text:p>
                </text:list-item>
                <text:list-item>
                  <text:p text:style-name="P76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7"><text:span text:style-name="T37">Depends only on the pattern of </text:span><text:span text:style-name="T83">previous</text:span><text:span text:style-name="T37"> requests</text:span></text:p>
              <text:list>
                <text:list-item>
                  <text:p text:style-name="P76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7.83cm" svg:height="1.691cm" svg:x="8.597cm" svg:y="8.043cm">
          <text:p text:style-name="P61"><text:span text:style-name="T1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3" draw:text-style-name="P78" draw:layer="layout" svg:width="2.115cm" svg:height="1.691cm" svg:x="16.42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3" draw:text-style-name="P78" draw:layer="layout" svg:width="2.115cm" svg:height="1.691cm" svg:x="6.48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draw:layer="layout" svg:width="3.846cm" svg:height="1.598cm" svg:x="19.88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4" draw:text-style-name="P14" draw:layer="layout" svg:x1="19.685cm" svg:y1="8.89cm" svg:x2="17.559cm" svg:y2="8.894cm">
          <text:p/>
        </draw:line>
        <draw:custom-shape draw:name="CustomShape 8" draw:style-name="gr45" draw:text-style-name="P14" draw:layer="layout" svg:width="0.845cm" svg:height="12.063cm" draw:transform="rotate (1.5707963267949) translate (6.476cm 7.832cm)">
          <text:p/>
          <draw:enhanced-geometry draw:mirror-horizontal="false" draw:mirror-vertical="false" draw:text-areas="0 ?f15 ?f14 ?f16" svg:viewBox="0 0 0 0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5" draw:text-style-name="P2" draw:layer="layout" svg:width="1.772cm" svg:height="0.934cm" svg:x="11.628cm" svg:y="5.927cm">
          <text:p text:style-name="P62"><text:span text:style-name="T18">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draw:layer="layout" svg:width="3.846cm" svg:height="1.598cm" svg:x="1.926cm" svg:y="8.088cm">
          <text:p text:style-name="P62"><text:span text:style-name="T18">Internal </text:span></text:p>
          <text:p text:style-name="P62"><text:span text:style-name="T18">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4" draw:text-style-name="P14" draw:layer="layout" svg:x1="5.715cm" svg:y1="8.89cm" svg:x2="7.62cm" svg:y2="8.89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9"><text:span text:style-name="T10">Occurs when there is enough aggregate heap memory, but no single free block is large enough</text:span></text:p>
            </text:list-item>
          </text:list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p text:style-name="P79"><text:span text:style-name="T10"/></text:p>
          <text:list text:continue-numbering="true" text:style-name="L2">
            <text:list-item>
              <text:p text:style-name="P79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0"><text:span text:style-name="T14">Thus, difficult to measure</text:span></text:p>
                </text:list-item>
              </text:list>
            </text:list-item>
          </text:list>
          <text:p text:style-name="P5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9" draw:layer="layout" svg:width="0.845cm" svg:height="0.845cm" svg:x="9.15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49" draw:layer="layout" svg:width="0.845cm" svg:height="0.845cm" svg:x="10.00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0.845cm" svg:height="0.845cm" svg:x="10.852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49" draw:layer="layout" svg:width="0.845cm" svg:height="0.845cm" svg:x="11.69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12.54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3.392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4.23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18" draw:layer="layout" svg:width="0.845cm" svg:height="0.845cm" svg:x="15.08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4" draw:text-style-name="P18" draw:layer="layout" svg:width="0.845cm" svg:height="0.845cm" svg:x="15.932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6.77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7.62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8.472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9.31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20.16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21.012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4" draw:text-style-name="P18" draw:layer="layout" svg:width="0.845cm" svg:height="0.845cm" svg:x="21.859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22.706cm" svg:y="6.8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35" draw:layer="layout" svg:width="5.836cm" svg:height="1.02cm" svg:x="2.342cm" svg:y="6.773cm">
          <text:p text:style-name="P66"><text:span text:style-name="T33">p1 = malloc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9" draw:text-style-name="P49" draw:layer="layout" svg:width="0.845cm" svg:height="0.845cm" svg:x="9.15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9" draw:text-style-name="P49" draw:layer="layout" svg:width="0.845cm" svg:height="0.845cm" svg:x="10.00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49" draw:layer="layout" svg:width="0.845cm" svg:height="0.845cm" svg:x="10.852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9" draw:text-style-name="P49" draw:layer="layout" svg:width="0.845cm" svg:height="0.845cm" svg:x="11.69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6" draw:text-style-name="P12" draw:layer="layout" svg:width="0.845cm" svg:height="0.845cm" svg:x="12.54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2" draw:layer="layout" svg:width="0.845cm" svg:height="0.845cm" svg:x="13.392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2" draw:layer="layout" svg:width="0.845cm" svg:height="0.845cm" svg:x="14.23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6" draw:text-style-name="P12" draw:layer="layout" svg:width="0.845cm" svg:height="0.845cm" svg:x="15.08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2" draw:layer="layout" svg:width="0.845cm" svg:height="0.845cm" svg:x="15.932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7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18" draw:layer="layout" svg:width="0.845cm" svg:height="0.845cm" svg:x="17.62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4" draw:text-style-name="P18" draw:layer="layout" svg:width="0.845cm" svg:height="0.845cm" svg:x="18.472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0.845cm" svg:height="0.845cm" svg:x="19.31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0.845cm" svg:height="0.845cm" svg:x="20.16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21.012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draw:layer="layout" svg:width="0.845cm" svg:height="0.845cm" svg:x="21.859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draw:layer="layout" svg:width="0.845cm" svg:height="0.845cm" svg:x="22.706cm" svg:y="8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7" draw:text-style-name="P40" draw:layer="layout" svg:width="5.836cm" svg:height="1.02cm" svg:x="2.342cm" svg:y="8.467cm">
          <text:p text:style-name="P66"><text:span text:style-name="T33">p2 = malloc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9" draw:text-style-name="P49" draw:layer="layout" svg:width="0.845cm" svg:height="0.845cm" svg:x="9.15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9" draw:text-style-name="P49" draw:layer="layout" svg:width="0.845cm" svg:height="0.845cm" svg:x="10.00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49" draw:text-style-name="P49" draw:layer="layout" svg:width="0.845cm" svg:height="0.845cm" svg:x="10.852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49" draw:text-style-name="P49" draw:layer="layout" svg:width="0.845cm" svg:height="0.845cm" svg:x="11.69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2" draw:layer="layout" svg:width="0.845cm" svg:height="0.845cm" svg:x="12.54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2" draw:layer="layout" svg:width="0.845cm" svg:height="0.845cm" svg:x="13.392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6" draw:text-style-name="P12" draw:layer="layout" svg:width="0.845cm" svg:height="0.845cm" svg:x="14.23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6" draw:text-style-name="P12" draw:layer="layout" svg:width="0.845cm" svg:height="0.845cm" svg:x="15.08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6" draw:text-style-name="P12" draw:layer="layout" svg:width="0.845cm" svg:height="0.845cm" svg:x="15.932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8" draw:text-style-name="P67" draw:layer="layout" svg:width="0.845cm" svg:height="0.845cm" svg:x="16.77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8" draw:text-style-name="P67" draw:layer="layout" svg:width="0.845cm" svg:height="0.845cm" svg:x="17.62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8" draw:text-style-name="P67" draw:layer="layout" svg:width="0.845cm" svg:height="0.845cm" svg:x="18.472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8" draw:text-style-name="P67" draw:layer="layout" svg:width="0.845cm" svg:height="0.845cm" svg:x="19.31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8" draw:text-style-name="P67" draw:layer="layout" svg:width="0.845cm" svg:height="0.845cm" svg:x="20.16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8" draw:text-style-name="P67" draw:layer="layout" svg:width="0.845cm" svg:height="0.845cm" svg:x="21.012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4" draw:text-style-name="P18" draw:layer="layout" svg:width="0.845cm" svg:height="0.845cm" svg:x="21.859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22.706cm" svg:y="10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9" draw:text-style-name="P55" draw:layer="layout" svg:width="5.836cm" svg:height="1.02cm" svg:x="2.342cm" svg:y="10.16cm">
          <text:p text:style-name="P66"><text:span text:style-name="T33">p3 = malloc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9" draw:text-style-name="P49" draw:layer="layout" svg:width="0.845cm" svg:height="0.845cm" svg:x="9.15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49" draw:text-style-name="P49" draw:layer="layout" svg:width="0.845cm" svg:height="0.845cm" svg:x="10.00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9" draw:text-style-name="P49" draw:layer="layout" svg:width="0.845cm" svg:height="0.845cm" svg:x="10.852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49" draw:text-style-name="P49" draw:layer="layout" svg:width="0.845cm" svg:height="0.845cm" svg:x="11.69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4" draw:text-style-name="P18" draw:layer="layout" svg:width="0.845cm" svg:height="0.845cm" svg:x="12.54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4" draw:text-style-name="P18" draw:layer="layout" svg:width="0.845cm" svg:height="0.845cm" svg:x="13.392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4" draw:text-style-name="P18" draw:layer="layout" svg:width="0.845cm" svg:height="0.845cm" svg:x="14.23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4" draw:text-style-name="P18" draw:layer="layout" svg:width="0.845cm" svg:height="0.845cm" svg:x="15.08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4" draw:text-style-name="P18" draw:layer="layout" svg:width="0.845cm" svg:height="0.845cm" svg:x="15.932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8" draw:text-style-name="P67" draw:layer="layout" svg:width="0.845cm" svg:height="0.845cm" svg:x="16.77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8" draw:text-style-name="P67" draw:layer="layout" svg:width="0.845cm" svg:height="0.845cm" svg:x="17.62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8" draw:text-style-name="P67" draw:layer="layout" svg:width="0.845cm" svg:height="0.845cm" svg:x="18.472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8" draw:text-style-name="P67" draw:layer="layout" svg:width="0.845cm" svg:height="0.845cm" svg:x="19.31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8" draw:text-style-name="P67" draw:layer="layout" svg:width="0.845cm" svg:height="0.845cm" svg:x="20.16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8" draw:text-style-name="P67" draw:layer="layout" svg:width="0.845cm" svg:height="0.845cm" svg:x="21.012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4" draw:text-style-name="P18" draw:layer="layout" svg:width="0.845cm" svg:height="0.845cm" svg:x="21.859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4" draw:text-style-name="P18" draw:layer="layout" svg:width="0.845cm" svg:height="0.845cm" svg:x="22.706cm" svg:y="11.9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7" draw:text-style-name="P40" draw:layer="layout" svg:width="3.55cm" svg:height="1.02cm" svg:x="2.336cm" svg:y="11.853cm">
          <text:p text:style-name="P66"><text:span text:style-name="T33">free(p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1" draw:text-style-name="P54" xml:id="id78" draw:id="id78" draw:layer="layout" svg:width="5.836cm" svg:height="1.02cm" svg:x="2.342cm" svg:y="13.547cm">
          <text:p text:style-name="P66"><text:span text:style-name="T33">p4 = malloc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1" draw:text-style-name="P2" xml:id="id79" draw:id="id79" draw:layer="layout" svg:width="12.41cm" svg:height="1.266cm" svg:x="8.945cm" svg:y="13.285cm">
          <text:p text:style-name="P1"><text:span text:style-name="T84">Oops! (what would happen now?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2">header field</text:span><text:span text:style-name="T85"> </text:span><text:span text:style-name="T14">or</text:span><text:span text:style-name="T78"> </text:span><text:span text:style-name="T82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2" draw:layer="layout" svg:width="5.243cm" svg:height="0.934cm" svg:x="1.723cm" svg:y="12.677cm">
          <text:p text:style-name="P66"><text:span text:style-name="T36">p0 = malloc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18" draw:layer="layout" svg:width="0.845cm" svg:height="0.845cm" svg:x="6.97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7.82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34" draw:layer="layout" svg:width="0.845cm" svg:height="0.845cm" svg:x="8.67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34" draw:layer="layout" svg:width="0.845cm" svg:height="0.845cm" svg:x="9.51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10.36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4" draw:text-style-name="P18" draw:layer="layout" svg:width="0.845cm" svg:height="0.845cm" svg:x="11.21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0.845cm" svg:height="0.845cm" svg:x="12.05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34" draw:layer="layout" svg:width="0.845cm" svg:height="0.845cm" svg:x="12.90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34" draw:layer="layout" svg:width="0.845cm" svg:height="0.845cm" svg:x="13.75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5.44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6.29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7.13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7.98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8.8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0.845cm" svg:height="0.845cm" svg:x="19.67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34" draw:layer="layout" svg:width="0.845cm" svg:height="0.845cm" svg:x="20.523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4.596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5" draw:text-style-name="P2" draw:layer="layout" svg:width="1.179cm" svg:height="0.934cm" svg:x="15.028cm" svg:y="11.007cm">
          <text:p text:style-name="P66"><text:span text:style-name="T36">p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6.976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7.82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3" draw:text-style-name="P34" draw:layer="layout" svg:width="0.845cm" svg:height="0.845cm" svg:x="8.67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3" draw:text-style-name="P34" draw:layer="layout" svg:width="0.845cm" svg:height="0.845cm" svg:x="9.516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0.845cm" svg:height="0.845cm" svg:x="10.36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0.845cm" svg:height="0.845cm" svg:x="11.21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3" draw:text-style-name="P34" draw:layer="layout" svg:width="0.845cm" svg:height="0.845cm" svg:x="12.056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34" draw:layer="layout" svg:width="0.845cm" svg:height="0.845cm" svg:x="12.90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3" draw:text-style-name="P34" draw:layer="layout" svg:width="0.845cm" svg:height="0.845cm" svg:x="13.75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0" draw:text-style-name="P13" draw:layer="layout" svg:width="0.845cm" svg:height="0.845cm" svg:x="15.44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0" draw:text-style-name="P13" draw:layer="layout" svg:width="0.845cm" svg:height="0.845cm" svg:x="16.29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0" draw:text-style-name="P13" draw:layer="layout" svg:width="0.845cm" svg:height="0.845cm" svg:x="17.136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0" draw:text-style-name="P13" draw:layer="layout" svg:width="0.845cm" svg:height="0.845cm" svg:x="17.98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0.845cm" svg:height="0.845cm" svg:x="18.83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3" draw:text-style-name="P34" draw:layer="layout" svg:width="0.845cm" svg:height="0.845cm" svg:x="19.676cm" svg:y="12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5" draw:text-style-name="P14" draw:layer="layout" svg:x1="18.829cm" svg:y1="12.208cm" svg:x2="18.833cm" svg:y2="14.113cm">
          <text:p/>
        </draw:line>
        <draw:custom-shape draw:name="CustomShape 38" draw:style-name="gr65" draw:text-style-name="P2" draw:layer="layout" svg:width="3.211cm" svg:height="0.934cm" svg:x="3.792cm" svg:y="16.041cm">
          <text:p text:style-name="P66"><text:span text:style-name="T36">free(p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4" draw:text-style-name="P18" draw:layer="layout" svg:width="0.845cm" svg:height="0.845cm" svg:x="6.97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4" draw:text-style-name="P18" draw:layer="layout" svg:width="0.845cm" svg:height="0.845cm" svg:x="7.82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3" draw:text-style-name="P34" draw:layer="layout" svg:width="0.845cm" svg:height="0.845cm" svg:x="8.67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3" draw:text-style-name="P34" draw:layer="layout" svg:width="0.845cm" svg:height="0.845cm" svg:x="9.51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10.36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11.21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3" draw:text-style-name="P34" draw:layer="layout" svg:width="0.845cm" svg:height="0.845cm" svg:x="12.05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3" draw:text-style-name="P34" draw:layer="layout" svg:width="0.845cm" svg:height="0.845cm" svg:x="12.90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3" draw:text-style-name="P34" draw:layer="layout" svg:width="0.845cm" svg:height="0.845cm" svg:x="13.75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4" draw:text-style-name="P18" draw:layer="layout" svg:width="0.845cm" svg:height="0.845cm" svg:x="15.44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4" draw:text-style-name="P18" draw:layer="layout" svg:width="0.845cm" svg:height="0.845cm" svg:x="16.29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4" draw:text-style-name="P18" draw:layer="layout" svg:width="0.845cm" svg:height="0.845cm" svg:x="17.13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4" draw:text-style-name="P18" draw:layer="layout" svg:width="0.845cm" svg:height="0.845cm" svg:x="17.98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4" draw:text-style-name="P18" draw:layer="layout" svg:width="0.845cm" svg:height="0.845cm" svg:x="18.8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3" draw:text-style-name="P34" draw:layer="layout" svg:width="0.845cm" svg:height="0.845cm" svg:x="19.67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3" draw:text-style-name="P34" draw:layer="layout" svg:width="0.845cm" svg:height="0.845cm" svg:x="20.523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4" draw:text-style-name="P18" draw:layer="layout" svg:width="0.845cm" svg:height="0.845cm" svg:x="14.596cm" svg:y="16.0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5" draw:text-style-name="P2" draw:layer="layout" svg:width="2.741cm" svg:height="0.934cm" svg:x="13.655cm" svg:y="14.817cm">
          <text:p text:style-name="P62"><text:span text:style-name="T18">block 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5" draw:text-style-name="P2" draw:layer="layout" svg:width="2.36cm" svg:height="0.934cm" svg:x="16.868cm" svg:y="14.817cm">
          <text:p text:style-name="P62"><text:span text:style-name="T1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6" draw:text-style-name="P14" draw:layer="layout" svg:x1="15.589cm" svg:y1="11.853cm" svg:x2="15.593cm" svg:y2="12.7cm">
          <text:p/>
        </draw:line>
        <draw:custom-shape draw:name="CustomShape 59" draw:style-name="gr87" draw:text-style-name="P55" draw:layer="layout" svg:width="0.845cm" svg:height="0.845cm" svg:x="14.596cm" svg:y="12.7cm">
          <text:p text:style-name="P61"><text:span text:style-name="T1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5" draw:text-style-name="P14" draw:layer="layout" svg:x1="14.596cm" svg:y1="12.208cm" svg:x2="14.6cm" svg:y2="14.113cm">
          <text:p/>
        </draw:line>
        <draw:custom-shape draw:name="CustomShape 61" draw:style-name="gr88" draw:text-style-name="P14" draw:layer="layout" svg:width="1.268cm" svg:height="0.005cm" draw:transform="rotate (-1.5707963267949) translate (15.026cm 13.546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88" draw:text-style-name="P14" draw:layer="layout" svg:width="1.268cm" svg:height="2.181cm" draw:transform="rotate (-1.5707963267949) translate (18.048cm 13.546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88" draw:text-style-name="P14" draw:layer="layout" svg:width="1.268cm" svg:height="1.335cm" draw:transform="rotate (-1.5707963267949) translate (18.049cm 13.546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88" draw:text-style-name="P14" draw:layer="layout" svg:width="1.268cm" svg:height="0.488cm" draw:transform="rotate (-1.5707963267949) translate (18.049cm 13.546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88" draw:text-style-name="P14" draw:layer="layout" svg:width="1.268cm" svg:height="0.355cm" draw:transform="rotate (-1.5707963267949) translate (18.404cm 13.545cm)">
          <text:p/>
          <draw:enhanced-geometry draw:mirror-horizontal="tru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89" draw:text-style-name="P20" draw:layer="layout" svg:width="22.391cm" svg:height="5.138cm" svg:x="1.102cm" svg:y="3.3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0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0">Explicit list</text:span><text:span text:style-name="T86"> </text:span><text:span text:style-name="T10">among the free blocks using pointers</text:span></text:p>
            </text:list-item>
          </text:list>
          <text:p text:style-name="P7"><text:span text:style-name="T10"/></text:p>
          <text:p text:style-name="P68"><text:span text:style-name="T10"/></text:p>
          <text:p text:style-name="P81"><text:span text:style-name="T10"/></text:p>
          <text:list text:continue-numbering="true" text:style-name="L2">
            <text:list-item>
              <text:p text:style-name="P82"><text:span text:style-name="T10">Method 3: </text:span><text:span text:style-name="T80">Segregated free list</text:span></text:p>
            </text:list-item>
          </text:list>
          <text:list text:style-name="L3">
            <text:list-item>
              <text:list>
                <text:list-item>
                  <text:p text:style-name="P83"><text:span text:style-name="T14">Different free lists for different size classes</text:span></text:p>
                </text:list-item>
              </text:list>
            </text:list-item>
          </text:list>
          <text:p text:style-name="P53"><text:span text:style-name="T12"/></text:p>
          <text:list text:continue-numbering="true" text:style-name="L3">
            <text:list-item>
              <text:p text:style-name="P82"><text:span text:style-name="T10">Method 4: </text:span><text:span text:style-name="T80">Blocks sorted by size</text:span></text:p>
              <text:list>
                <text:list-item>
                  <text:p text:style-name="P83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4.445cm" svg:y="6.138cm">
          <text:p text:style-name="P84"><text:span text:style-name="T3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5.29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6.13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6.985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8" draw:layer="layout" svg:width="0.845cm" svg:height="0.845cm" svg:x="7.83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1" draw:text-style-name="P85" draw:layer="layout" svg:width="0.845cm" svg:height="0.845cm" svg:x="8.678cm" svg:y="6.13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2" draw:text-style-name="P34" draw:layer="layout" svg:width="0.845cm" svg:height="0.845cm" svg:x="9.525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2" draw:text-style-name="P34" draw:layer="layout" svg:width="0.845cm" svg:height="0.845cm" svg:x="10.37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2" draw:text-style-name="P34" draw:layer="layout" svg:width="0.845cm" svg:height="0.845cm" svg:x="11.21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2.91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3.75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4.605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5.45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2" draw:text-style-name="P18" draw:layer="layout" svg:width="0.845cm" svg:height="0.845cm" svg:x="16.29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1" draw:text-style-name="P85" draw:layer="layout" svg:width="0.845cm" svg:height="0.845cm" svg:x="17.145cm" svg:y="6.138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34" draw:layer="layout" svg:width="0.845cm" svg:height="0.845cm" svg:x="17.992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0" draw:text-style-name="P16" draw:layer="layout" svg:width="0.845cm" svg:height="0.845cm" svg:x="12.065cm" svg:y="6.138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3" draw:text-style-name="P14" draw:layer="layout" svg:width="4.231cm" svg:height="0.633cm" svg:x="4.868cm" svg:y="5.48cm">
          <text:p/>
          <draw:enhanced-geometry draw:mirror-horizontal="false" draw:mirror-vertical="false" drawooo:sub-view-size="960 144" draw:text-areas="0 0 ?f0 ?f1" svg:viewBox="0 0 0 0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3" draw:text-style-name="P14" draw:layer="layout" svg:width="3.385cm" svg:height="0.633cm" svg:x="9.102cm" svg:y="5.48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3" draw:text-style-name="P14" draw:layer="layout" svg:width="5.078cm" svg:height="0.633cm" svg:x="12.488cm" svg:y="5.48cm">
          <text:p/>
          <draw:enhanced-geometry draw:mirror-horizontal="false" draw:mirror-vertical="false" drawooo:sub-view-size="1152 144" draw:text-areas="0 0 ?f0 ?f1" svg:viewBox="0 0 0 0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0" draw:text-style-name="P16" xml:id="id80" draw:id="id80" draw:layer="layout" svg:width="0.845cm" svg:height="0.845cm" svg:x="4.445cm" svg:y="11.007cm">
          <text:p text:style-name="P84"><text:span text:style-name="T3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2" draw:text-style-name="P18" xml:id="id81" draw:id="id81" draw:layer="layout" svg:width="0.845cm" svg:height="0.845cm" svg:x="5.29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xml:id="id82" draw:id="id82" draw:layer="layout" svg:width="0.845cm" svg:height="0.845cm" svg:x="6.138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xml:id="id83" draw:id="id83" draw:layer="layout" svg:width="0.845cm" svg:height="0.845cm" svg:x="6.985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2" draw:text-style-name="P18" xml:id="id84" draw:id="id84" draw:layer="layout" svg:width="0.845cm" svg:height="0.845cm" svg:x="7.83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1" draw:text-style-name="P85" xml:id="id85" draw:id="id85" draw:layer="layout" svg:width="0.845cm" svg:height="0.845cm" svg:x="8.678cm" svg:y="11.00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34" xml:id="id86" draw:id="id86" draw:layer="layout" svg:width="0.845cm" svg:height="0.845cm" svg:x="9.525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34" xml:id="id87" draw:id="id87" draw:layer="layout" svg:width="0.845cm" svg:height="0.845cm" svg:x="10.37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xml:id="id88" draw:id="id88" draw:layer="layout" svg:width="0.845cm" svg:height="0.845cm" svg:x="11.218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xml:id="id89" draw:id="id89" draw:layer="layout" svg:width="0.845cm" svg:height="0.845cm" svg:x="12.91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xml:id="id90" draw:id="id90" draw:layer="layout" svg:width="0.845cm" svg:height="0.845cm" svg:x="13.758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xml:id="id91" draw:id="id91" draw:layer="layout" svg:width="0.845cm" svg:height="0.845cm" svg:x="14.605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2" draw:text-style-name="P18" xml:id="id92" draw:id="id92" draw:layer="layout" svg:width="0.845cm" svg:height="0.845cm" svg:x="15.45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2" draw:text-style-name="P18" xml:id="id93" draw:id="id93" draw:layer="layout" svg:width="0.845cm" svg:height="0.845cm" svg:x="16.298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1" draw:text-style-name="P85" xml:id="id94" draw:id="id94" draw:layer="layout" svg:width="0.845cm" svg:height="0.845cm" svg:x="17.145cm" svg:y="11.007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2" draw:text-style-name="P34" xml:id="id95" draw:id="id95" draw:layer="layout" svg:width="0.845cm" svg:height="0.845cm" svg:x="17.992cm" svg:y="11.0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0" draw:text-style-name="P16" xml:id="id96" draw:id="id96" draw:layer="layout" svg:width="0.845cm" svg:height="0.845cm" svg:x="12.065cm" svg:y="11.007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xml:id="id97" draw:id="id97" draw:layer="layout" svg:width="6.771cm" svg:height="1.339cm" svg:x="5.715cm" svg:y="10.089cm">
          <text:p/>
          <draw:enhanced-geometry draw:mirror-horizontal="false" draw:mirror-vertical="false" drawooo:sub-view-size="1536 304" draw:text-areas="0 0 ?f0 ?f1" svg:viewBox="0 0 0 0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31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7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98" text:id="id98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address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99" draw:id="id99" draw:layer="layout" svg:width="3.804cm" svg:height="1.056cm" svg:x="8.255cm" svg:y="11.889cm">
          <text:p text:style-name="P61"><text:span text:style-name="T18">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0" draw:id="id100" draw:layer="layout" svg:width="2.128cm" svg:height="0.934cm" svg:x="9.522cm" svg:y="10.028cm">
          <text:p text:style-name="P62"><text:span text:style-name="T18">1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5" draw:text-style-name="P2" xml:id="id101" draw:id="id101" draw:layer="layout" svg:width="4.486cm" svg:height="2.767cm" svg:x="2.294cm" svg:y="13.078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xml:id="id102" draw:id="id102" draw:layer="layout" svg:width="4.655cm" svg:height="3.57cm" svg:x="8.255cm" svg:y="12.947cm">
          <text:p text:style-name="P61"><text:span text:style-name="T1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5" draw:text-style-name="P2" xml:id="id103" draw:id="id103" draw:layer="layout" svg:width="6.399cm" svg:height="5.57cm" svg:x="13.943cm" svg:y="11.952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1"/></text:p>
          <text:p text:style-name="P62"><text:span text:style-name="T18">Size: block size</text:span></text:p>
          <text:p text:style-name="P62"><text:span text:style-name="T71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4" draw:text-style-name="P86" xml:id="id104" draw:id="id104" draw:layer="layout" svg:width="0.845cm" svg:height="1.056cm" svg:x="12.065cm" svg:y="11.889cm">
          <text:p text:style-name="P61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5" draw:text-style-name="P87" xml:id="id105" draw:id="id105" draw:layer="layout" svg:width="4.655cm" svg:height="1.903cm" svg:x="8.255cm" svg:y="16.51cm">
          <text:p text:style-name="P61"><text:span text:style-name="T18">Optional</text:span></text:p>
          <text:p text:style-name="P61"><text:span text:style-name="T18">pad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14" xml:id="id106" draw:id="id106" draw:layer="layout" svg:width="0.633cm" svg:height="4.655cm" draw:transform="rotate (1.5707963267949) translate (8.255cm 11.596cm)">
          <text:p/>
          <draw:enhanced-geometry draw:mirror-horizontal="false" draw:mirror-vertical="false" draw:text-areas="0 ?f15 ?f14 ?f16" svg:viewBox="0 0 0 0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2" draw:layer="layout" svg:width="1.916cm" svg:height="2.537cm" svg:x="0.173cm" svg:y="5.728cm">
          <text:p text:style-name="P31"><text:span text:style-name="T16">Start </text:span></text:p>
          <text:p text:style-name="P31"><text:span text:style-name="T16">of </text:span></text:p>
          <text:p text:style-name="P31"><text:span text:style-name="T16">he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6" draw:text-style-name="P14" draw:layer="layout" svg:x1="2.943cm" svg:y1="12.7cm" svg:x2="2.944cm" svg:y2="11.308cm">
          <text:p/>
        </draw:line>
        <draw:custom-shape draw:name="CustomShape 4" draw:style-name="gr96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1.097cm" svg:height="1.437cm" svg:x="17.247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7" draw:text-style-name="P16" draw:layer="layout" svg:width="1.097cm" svg:height="1.437cm" svg:x="4.088cm" svg:y="6.419cm">
          <text:p text:style-name="P31"><text:span text:style-name="T15">8/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1.092cm" svg:height="1.437cm" svg:x="5.187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8" draw:text-style-name="P89" draw:layer="layout" svg:width="1.092cm" svg:height="1.437cm" svg:x="6.242cm" svg:y="6.419cm">
          <text:p text:style-name="P88"><text:span text:style-name="T32">16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34" draw:layer="layout" svg:width="1.097cm" svg:height="1.437cm" svg:x="7.336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34" draw:layer="layout" svg:width="1.097cm" svg:height="1.437cm" svg:x="8.435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9" draw:text-style-name="P90" draw:layer="layout" svg:width="1.092cm" svg:height="1.437cm" svg:x="9.533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1.092cm" svg:height="1.437cm" svg:x="11.801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1.097cm" svg:height="1.437cm" svg:x="12.895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1.092cm" svg:height="1.437cm" svg:x="13.994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1.097cm" svg:height="1.437cm" svg:x="15.088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1.097cm" svg:height="1.437cm" svg:x="16.186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8" draw:text-style-name="P89" draw:layer="layout" svg:width="1.097cm" svg:height="1.437cm" svg:x="19.354cm" svg:y="6.419cm">
          <text:p text:style-name="P88"><text:span text:style-name="T32">16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3" draw:text-style-name="P34" draw:layer="layout" svg:width="1.092cm" svg:height="1.437cm" svg:x="20.452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7" draw:text-style-name="P91" draw:layer="layout" svg:width="1.097cm" svg:height="1.437cm" svg:x="10.703cm" svg:y="6.419cm">
          <text:p text:style-name="P88"><text:span text:style-name="T32">32/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0" draw:text-style-name="P14" draw:layer="layout" svg:width="2.238cm" svg:height="1.381cm" svg:x="4.315cm" svg:y="4.937cm">
          <text:p/>
          <draw:enhanced-geometry draw:mirror-horizontal="false" draw:mirror-vertical="false" drawooo:sub-view-size="960 144" draw:text-areas="0 0 ?f0 ?f1" svg:viewBox="0 0 0 0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0" draw:text-style-name="P14" draw:layer="layout" svg:width="4.146cm" svg:height="1.381cm" svg:x="6.754cm" svg:y="4.937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0" draw:text-style-name="P14" draw:layer="layout" svg:width="8.611cm" svg:height="1.381cm" svg:x="10.987cm" svg:y="4.887cm">
          <text:p/>
          <draw:enhanced-geometry draw:mirror-horizontal="false" draw:mirror-vertical="false" drawooo:sub-view-size="1152 144" draw:text-areas="0 0 ?f0 ?f1" svg:viewBox="0 0 0 0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3" draw:text-style-name="P34" draw:layer="layout" svg:width="1.097cm" svg:height="1.437cm" svg:x="21.546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9" draw:text-style-name="P90" draw:layer="layout" svg:width="1.097cm" svg:height="1.437cm" svg:x="2.99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1" draw:text-style-name="P14" draw:layer="layout" svg:width="2.157cm" svg:height="1.437cm" svg:x="4.088cm" svg:y="6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1" draw:text-style-name="P14" draw:layer="layout" svg:width="4.43cm" svg:height="1.437cm" svg:x="6.247cm" svg:y="6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4" draw:text-style-name="P2" draw:layer="layout" svg:width="2.073cm" svg:height="0.843cm" svg:x="2.451cm" svg:y="5.502cm">
          <text:p text:style-name="P31"><text:span text:style-name="T15">Unu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6" draw:text-style-name="P14" draw:layer="layout" svg:x1="5.186cm" svg:y1="9.552cm" svg:x2="5.187cm" svg:y2="8.007cm">
          <text:p/>
        </draw:line>
        <draw:line draw:name="Line 29" draw:style-name="gr46" draw:text-style-name="P14" draw:layer="layout" svg:x1="7.345cm" svg:y1="9.552cm" svg:x2="7.346cm" svg:y2="8.007cm">
          <text:p/>
        </draw:line>
        <draw:line draw:name="Line 30" draw:style-name="gr46" draw:text-style-name="P14" draw:layer="layout" svg:x1="9.542cm" svg:y1="9.552cm" svg:x2="9.543cm" svg:y2="8.007cm">
          <text:p/>
        </draw:line>
        <draw:line draw:name="Line 31" draw:style-name="gr46" draw:text-style-name="P14" draw:layer="layout" svg:x1="11.815cm" svg:y1="9.552cm" svg:x2="11.816cm" svg:y2="8.007cm">
          <text:p/>
        </draw:line>
        <draw:line draw:name="Line 32" draw:style-name="gr46" draw:text-style-name="P14" draw:layer="layout" svg:x1="14.012cm" svg:y1="9.552cm" svg:x2="14.013cm" svg:y2="8.007cm">
          <text:p/>
        </draw:line>
        <draw:line draw:name="Line 33" draw:style-name="gr46" draw:text-style-name="P14" draw:layer="layout" svg:x1="16.171cm" svg:y1="9.552cm" svg:x2="16.172cm" svg:y2="8.007cm">
          <text:p/>
        </draw:line>
        <draw:line draw:name="Line 34" draw:style-name="gr46" draw:text-style-name="P14" draw:layer="layout" svg:x1="20.49cm" svg:y1="9.552cm" svg:x2="20.491cm" svg:y2="8.007cm">
          <text:p/>
        </draw:line>
        <draw:line draw:name="Line 35" draw:style-name="gr46" draw:text-style-name="P14" draw:layer="layout" svg:x1="3.027cm" svg:y1="9.502cm" svg:x2="3.028cm" svg:y2="7.957cm">
          <text:p/>
        </draw:line>
        <draw:line draw:name="Line 36" draw:style-name="gr46" draw:text-style-name="P14" draw:layer="layout" svg:x1="22.687cm" svg:y1="9.552cm" svg:x2="22.688cm" svg:y2="8.007cm">
          <text:p/>
        </draw:line>
        <draw:custom-shape draw:name="CustomShape 37" draw:style-name="gr23" draw:text-style-name="P34" draw:layer="layout" svg:width="1.097cm" svg:height="1.437cm" svg:x="22.645cm" svg:y="6.4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392cm" svg:height="1.437cm" svg:x="19.382cm" svg:y="6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0" draw:text-style-name="P14" draw:layer="layout" svg:width="4.146cm" svg:height="1.381cm" svg:x="19.747cm" svg:y="4.868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2" draw:text-style-name="P92" draw:layer="layout" svg:width="1.097cm" svg:height="1.437cm" svg:x="23.748cm" svg:y="6.419cm">
          <text:p text:style-name="P31"><text:span text:style-name="T15">0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1" draw:text-style-name="P14" draw:layer="layout" svg:width="1.021cm" svg:height="1.437cm" svg:x="23.748cm" svg:y="6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1.097cm" svg:height="1.437cm" svg:x="18.307cm" svg:y="6.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1" draw:text-style-name="P14" draw:layer="layout" svg:width="8.71cm" svg:height="1.437cm" svg:x="10.679cm" svg:y="6.4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6" draw:text-style-name="P14" draw:layer="layout" svg:x1="18.293cm" svg:y1="9.552cm" svg:x2="18.294cm" svg:y2="8.007cm">
          <text:p/>
        </draw:line>
        <draw:custom-shape draw:name="CustomShape 45" draw:style-name="gr41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3"><text:span text:style-name="T82">First fit: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Search list from beginning, choose </text:span><text:span text:style-name="T87">first</text:span><text:span text:style-name="T2"> free block that fits:</text:span></text:p>
                </text:list-item>
              </text:list>
            </text:list-item>
          </text:list>
          <text:p text:style-name="P19"><text:span text:style-name="T88"/></text:p>
          <text:p text:style-name="P19"><text:span text:style-name="T88"/></text:p>
          <text:p text:style-name="P19"><text:span text:style-name="T88"/></text:p>
          <text:p text:style-name="P19"><text:span text:style-name="T88"/></text:p>
          <text:list text:style-name="L4">
            <text:list-item>
              <text:list>
                <text:list-item>
                  <text:p text:style-name="P74"><text:span text:style-name="T2">Can take linear time in total number of blocks (allocated and free)</text:span></text:p>
                </text:list-item>
                <text:list-item>
                  <text:p text:style-name="P74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3"><text:span text:style-name="T82">Next fit:</text:span></text:p>
              <text:list>
                <text:list-item>
                  <text:p text:style-name="P74"><text:span text:style-name="T2">Like first fit, but search list starting where previous search finished</text:span></text:p>
                </text:list-item>
                <text:list-item>
                  <text:p text:style-name="P93"><text:span text:style-name="T2">Should often be faster than first fit: avoids re-scanning unhelpful blocks</text:span></text:p>
                </text:list-item>
                <text:list-item>
                  <text:p text:style-name="P93"><text:span text:style-name="T2">Some research suggests that fragmentation is worse</text:span></text:p>
                </text:list-item>
              </text:list>
            </text:list-item>
            <text:list-item>
              <text:p text:style-name="P73"><text:span text:style-name="T82">Best fit:</text:span></text:p>
              <text:list>
                <text:list-item>
                  <text:p text:style-name="P74"><text:span text:style-name="T2">Search the list, choose the </text:span><text:span text:style-name="T87">best</text:span><text:span text:style-name="T2"> free block: fits, with fewest bytes left over</text:span></text:p>
                </text:list-item>
                <text:list-item>
                  <text:p text:style-name="P74"><text:span text:style-name="T2">Keeps fragments small—usually improves memory utilization</text:span></text:p>
                </text:list-item>
                <text:list-item>
                  <text:p text:style-name="P74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3" draw:text-style-name="P95" draw:layer="layout" svg:width="19.815cm" svg:height="2.819cm" svg:x="3.299cm" svg:y="5.309cm">
          <text:p text:style-name="P94"><text:span text:style-name="T89">p = start; </text:span></text:p>
          <text:p text:style-name="P94"><text:span text:style-name="T89">while ((p &lt; end) &amp;&amp; <text:s text:c="4"/></text:span><text:span text:style-name="T90">\\ not passed end</text:span></text:p>
          <text:p text:style-name="P94"><text:span text:style-name="T89"><text:s text:c="7"/></text:span><text:span text:style-name="T89">((*p &amp; 1) || <text:s text:c="4"/></text:span><text:span text:style-name="T90">\\ already allocated</text:span></text:p>
          <text:p text:style-name="P94"><text:span text:style-name="T89"><text:s text:c="7"/></text:span><text:span text:style-name="T89">(*p <text:s/>&lt;= len))) <text:s text:c="2"/></text:span><text:span text:style-name="T90">\\ too small </text:span></text:p>
          <text:p text:style-name="P94"><text:span text:style-name="T89"><text:s text:c="2"/></text:span><text:span text:style-name="T89">p = p + (*p &amp; -2); <text:s text:c="3"/></text:span><text:span text:style-name="T90">\\ goto next block (word address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0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35" draw:layer="layout" svg:width="22.854cm" svg:height="4.746cm" svg:x="1.289cm" svg:y="13.641cm">
          <text:p text:style-name="P66"><text:span text:style-name="T36">void addblock(ptr p, int len) {</text:span></text:p>
          <text:p text:style-name="P66"><text:span text:style-name="T36"><text:s text:c="2"/></text:span><text:span text:style-name="T36">int newsize = ((len + 1) &gt;&gt; 1) &lt;&lt; 1; <text:s/></text:span><text:span text:style-name="T91">// round up to even</text:span></text:p>
          <text:p text:style-name="P66"><text:span text:style-name="T36"><text:s text:c="2"/></text:span><text:span text:style-name="T36">int oldsize = *p &amp; -2; <text:s text:c="15"/></text:span><text:span text:style-name="T91">// mask out low bit</text:span></text:p>
          <text:p text:style-name="P66"><text:span text:style-name="T36"><text:s text:c="2"/></text:span><text:span text:style-name="T36">*p = newsize | 1; <text:s text:c="20"/></text:span><text:span text:style-name="T91">// set new length</text:span></text:p>
          <text:p text:style-name="P66"><text:span text:style-name="T36"><text:s text:c="2"/></text:span><text:span text:style-name="T36">if (newsize &lt; oldsize)</text:span></text:p>
          <text:p text:style-name="P66"><text:span text:style-name="T36"><text:s text:c="4"/></text:span><text:span text:style-name="T36">*(p+newsize) = oldsize - newsize; <text:s text:c="2"/></text:span><text:span text:style-name="T91">// set length in remaining</text:span></text:p>
          <text:p text:style-name="P66"><text:span text:style-name="T36">} <text:s text:c="38"/></text:span><text:span text:style-name="T91">// <text:s text:c="2"/>part of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0" draw:text-style-name="P16" draw:layer="layout" svg:width="0.845cm" svg:height="0.845cm" svg:x="5.715cm" svg:y="7.643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0.845cm" svg:height="0.845cm" svg:x="6.562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18" draw:layer="layout" svg:width="0.845cm" svg:height="0.845cm" svg:x="7.408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2" draw:text-style-name="P18" draw:layer="layout" svg:width="0.845cm" svg:height="0.845cm" svg:x="8.255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5" draw:text-style-name="P96" draw:layer="layout" svg:width="0.845cm" svg:height="0.845cm" svg:x="9.102cm" svg:y="7.643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6" draw:text-style-name="P78" draw:layer="layout" svg:width="0.845cm" svg:height="0.845cm" svg:x="9.948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6" draw:text-style-name="P78" draw:layer="layout" svg:width="0.845cm" svg:height="0.845cm" svg:x="10.795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6" draw:text-style-name="P78" draw:layer="layout" svg:width="0.845cm" svg:height="0.845cm" svg:x="11.642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2" draw:text-style-name="P18" draw:layer="layout" svg:width="0.845cm" svg:height="0.845cm" svg:x="13.335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14.182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15.028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2" draw:text-style-name="P18" draw:layer="layout" svg:width="0.845cm" svg:height="0.845cm" svg:x="15.875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2" draw:text-style-name="P18" draw:layer="layout" svg:width="0.845cm" svg:height="0.845cm" svg:x="16.722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1" draw:text-style-name="P85" draw:layer="layout" svg:width="0.845cm" svg:height="0.845cm" svg:x="17.568cm" svg:y="7.643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18.415cm" svg:y="7.6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0" draw:text-style-name="P16" draw:layer="layout" svg:width="0.845cm" svg:height="0.845cm" svg:x="12.488cm" svg:y="7.643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385cm" svg:height="0.633cm" svg:x="9.525cm" svg:y="6.98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5.078cm" svg:height="0.633cm" svg:x="12.912cm" svg:y="6.985cm">
          <text:p/>
          <draw:enhanced-geometry draw:mirror-horizontal="false" draw:mirror-vertical="false" drawooo:sub-view-size="1152 144" draw:text-areas="0 0 ?f0 ?f1" svg:viewBox="0 0 0 0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5" draw:text-style-name="P96" draw:layer="layout" svg:width="0.845cm" svg:height="0.845cm" svg:x="9.102cm" svg:y="11.8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6" draw:text-style-name="P78" draw:layer="layout" svg:width="0.845cm" svg:height="0.845cm" svg:x="9.948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6" draw:text-style-name="P78" draw:layer="layout" svg:width="0.845cm" svg:height="0.845cm" svg:x="10.795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78" draw:layer="layout" svg:width="0.845cm" svg:height="0.845cm" svg:x="11.642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7" draw:text-style-name="P97" draw:layer="layout" svg:width="0.845cm" svg:height="0.845cm" svg:x="13.335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7" draw:text-style-name="P97" draw:layer="layout" svg:width="0.845cm" svg:height="0.845cm" svg:x="14.182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7" draw:text-style-name="P97" draw:layer="layout" svg:width="0.845cm" svg:height="0.845cm" svg:x="15.028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2" draw:text-style-name="P18" draw:layer="layout" svg:width="0.845cm" svg:height="0.845cm" svg:x="15.875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2" draw:text-style-name="P18" draw:layer="layout" svg:width="0.845cm" svg:height="0.845cm" svg:x="16.722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1" draw:text-style-name="P85" draw:layer="layout" svg:width="0.845cm" svg:height="0.845cm" svg:x="17.568cm" svg:y="11.808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34" draw:layer="layout" svg:width="0.845cm" svg:height="0.845cm" svg:x="18.415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8" draw:text-style-name="P98" draw:layer="layout" svg:width="0.845cm" svg:height="0.845cm" svg:x="12.488cm" svg:y="11.8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3" draw:text-style-name="P14" draw:layer="layout" svg:width="3.385cm" svg:height="0.633cm" svg:x="9.525cm" svg:y="11.1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6" draw:text-style-name="P14" draw:layer="layout" svg:x1="12.884cm" svg:y1="9.128cm" svg:x2="12.888cm" svg:y2="8.485cm">
          <text:p/>
        </draw:line>
        <draw:custom-shape draw:name="CustomShape 36" draw:style-name="gr65" draw:text-style-name="P2" draw:layer="layout" svg:width="0.803cm" svg:height="0.934cm" svg:x="12.455cm" svg:y="8.913cm">
          <text:p text:style-name="P62"><text:span text:style-name="T18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6.138cm" svg:y="6.98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5" draw:text-style-name="P2" draw:layer="layout" svg:width="0.786cm" svg:height="0.934cm" svg:x="15.924cm" svg:y="11.767cm">
          <text:p text:style-name="P62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3" draw:text-style-name="P14" draw:layer="layout" svg:width="3.596cm" svg:height="0.633cm" svg:x="12.7cm" svg:y="11.15cm">
          <text:p/>
          <draw:enhanced-geometry draw:mirror-horizontal="false" draw:mirror-vertical="false" drawooo:sub-view-size="816 144" draw:text-areas="0 0 ?f0 ?f1" svg:viewBox="0 0 0 0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3" draw:text-style-name="P14" draw:layer="layout" svg:width="1.691cm" svg:height="0.421cm" svg:x="16.298cm" svg:y="11.362cm">
          <text:p/>
          <draw:enhanced-geometry draw:mirror-horizontal="false" draw:mirror-vertical="false" drawooo:sub-view-size="384 96" draw:text-areas="0 0 ?f0 ?f1" svg:viewBox="0 0 0 0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0" draw:text-style-name="P16" draw:layer="layout" svg:width="0.845cm" svg:height="0.845cm" svg:x="5.715cm" svg:y="11.8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0.845cm" svg:height="0.845cm" svg:x="6.562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2" draw:text-style-name="P18" draw:layer="layout" svg:width="0.845cm" svg:height="0.845cm" svg:x="7.408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2" draw:text-style-name="P18" draw:layer="layout" svg:width="0.845cm" svg:height="0.845cm" svg:x="8.255cm" svg:y="11.8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3" draw:text-style-name="P14" draw:layer="layout" svg:width="3.385cm" svg:height="0.633cm" svg:x="6.138cm" svg:y="11.1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0" draw:text-style-name="P2" draw:layer="layout" svg:width="4.997cm" svg:height="0.934cm" svg:x="1.943cm" svg:y="10.238cm">
          <text:p text:style-name="P99"><text:span text:style-name="T36">addblock(p,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19">
            <text:list-item>
              <text:p text:style-name="P7"><text:span text:style-name="T10">Simplest implementation:</text:span></text:p>
            </text:list-item>
          </text:list>
          <text:list text:style-name="L20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9"><text:s text:c="2"/></text:span><text:span text:style-name="T92">void free_block(ptr p) { *p = *p &amp; -2 }</text:span></text:p>
          <text:p text:style-name="P19"><text:span text:style-name="T25"/></text:p>
          <text:list text:style-name="L23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96" draw:layer="layout" svg:width="0.845cm" svg:height="0.845cm" svg:x="9.313cm" svg:y="9.45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0" draw:text-style-name="P78" draw:layer="layout" svg:width="0.845cm" svg:height="0.845cm" svg:x="10.16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0" draw:text-style-name="P78" draw:layer="layout" svg:width="0.845cm" svg:height="0.845cm" svg:x="11.007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0" draw:text-style-name="P78" draw:layer="layout" svg:width="0.845cm" svg:height="0.845cm" svg:x="11.853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13" draw:layer="layout" svg:width="0.845cm" svg:height="0.845cm" svg:x="13.547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1" draw:text-style-name="P13" draw:layer="layout" svg:width="0.845cm" svg:height="0.845cm" svg:x="14.393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1" draw:text-style-name="P13" draw:layer="layout" svg:width="0.845cm" svg:height="0.845cm" svg:x="15.24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2" draw:text-style-name="P18" draw:layer="layout" svg:width="0.845cm" svg:height="0.845cm" svg:x="16.087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2" draw:text-style-name="P18" draw:layer="layout" svg:width="0.845cm" svg:height="0.845cm" svg:x="16.933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85" draw:layer="layout" svg:width="0.845cm" svg:height="0.845cm" svg:x="17.78cm" svg:y="9.457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34" draw:layer="layout" svg:width="0.845cm" svg:height="0.845cm" svg:x="18.627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5" draw:text-style-name="P54" draw:layer="layout" svg:width="0.845cm" svg:height="0.845cm" svg:x="12.7cm" svg:y="9.45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4" draw:layer="layout" svg:width="3.385cm" svg:height="0.633cm" svg:x="9.737cm" svg:y="8.799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5" draw:text-style-name="P2" draw:layer="layout" svg:width="0.786cm" svg:height="0.934cm" svg:x="16.05cm" svg:y="9.439cm">
          <text:p text:style-name="P62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14" draw:layer="layout" svg:width="3.596cm" svg:height="0.633cm" svg:x="12.912cm" svg:y="8.799cm">
          <text:p/>
          <draw:enhanced-geometry draw:mirror-horizontal="false" draw:mirror-vertical="false" drawooo:sub-view-size="816 144" draw:text-areas="0 0 ?f0 ?f1" svg:viewBox="0 0 0 0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3" draw:text-style-name="P14" draw:layer="layout" svg:width="1.691cm" svg:height="0.421cm" svg:x="16.51cm" svg:y="9.01cm">
          <text:p/>
          <draw:enhanced-geometry draw:mirror-horizontal="false" draw:mirror-vertical="false" drawooo:sub-view-size="384 96" draw:text-areas="0 0 ?f0 ?f1" svg:viewBox="0 0 0 0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6" draw:text-style-name="P16" draw:layer="layout" svg:width="0.845cm" svg:height="0.845cm" svg:x="5.927cm" svg:y="9.45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2" draw:text-style-name="P18" draw:layer="layout" svg:width="0.845cm" svg:height="0.845cm" svg:x="6.773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2" draw:text-style-name="P18" draw:layer="layout" svg:width="0.845cm" svg:height="0.845cm" svg:x="7.6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2" draw:text-style-name="P18" draw:layer="layout" svg:width="0.845cm" svg:height="0.845cm" svg:x="8.467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3" draw:text-style-name="P14" draw:layer="layout" svg:width="3.385cm" svg:height="0.633cm" svg:x="6.35cm" svg:y="8.799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5" draw:text-style-name="P2" draw:layer="layout" svg:width="2.873cm" svg:height="0.934cm" svg:x="2.308cm" svg:y="10.731cm">
          <text:p text:style-name="P66"><text:span text:style-name="T36">free(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5" draw:text-style-name="P2" draw:layer="layout" svg:width="0.841cm" svg:height="0.934cm" svg:x="12.706cm" svg:y="10.515cm">
          <text:p text:style-name="P66"><text:span text:style-name="T36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6" draw:text-style-name="P14" draw:layer="layout" svg:x1="13.123cm" svg:y1="10.73cm" svg:x2="13.127cm" svg:y2="10.298cm">
          <text:p/>
        </draw:line>
        <draw:custom-shape draw:name="CustomShape 27" draw:style-name="gr116" draw:text-style-name="P16" draw:layer="layout" svg:width="0.845cm" svg:height="0.845cm" svg:x="5.927cm" svg:y="12.2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6.773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2" draw:text-style-name="P18" draw:layer="layout" svg:width="0.845cm" svg:height="0.845cm" svg:x="7.62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18" draw:layer="layout" svg:width="0.845cm" svg:height="0.845cm" svg:x="8.467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9" draw:text-style-name="P96" draw:layer="layout" svg:width="0.845cm" svg:height="0.845cm" svg:x="9.313cm" svg:y="12.2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0.16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78" draw:layer="layout" svg:width="0.845cm" svg:height="0.845cm" svg:x="11.007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0" draw:text-style-name="P78" draw:layer="layout" svg:width="0.845cm" svg:height="0.845cm" svg:x="11.853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3" draw:text-style-name="P85" draw:layer="layout" svg:width="0.845cm" svg:height="0.845cm" svg:x="17.78cm" svg:y="12.208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4" draw:text-style-name="P34" draw:layer="layout" svg:width="0.845cm" svg:height="0.845cm" svg:x="18.627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3" draw:text-style-name="P14" draw:layer="layout" svg:width="3.385cm" svg:height="0.633cm" svg:x="9.737cm" svg:y="11.5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3" draw:text-style-name="P14" draw:layer="layout" svg:width="3.385cm" svg:height="0.633cm" svg:x="6.35cm" svg:y="11.55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2" draw:text-style-name="P18" draw:layer="layout" svg:width="0.845cm" svg:height="0.845cm" svg:x="13.547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14.393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2" draw:text-style-name="P18" draw:layer="layout" svg:width="0.845cm" svg:height="0.845cm" svg:x="15.24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2" draw:text-style-name="P18" draw:layer="layout" svg:width="0.845cm" svg:height="0.845cm" svg:x="16.087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6.933cm" svg:y="12.2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6" draw:text-style-name="P16" draw:layer="layout" svg:width="0.845cm" svg:height="0.845cm" svg:x="12.7cm" svg:y="12.208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5" draw:text-style-name="P2" draw:layer="layout" svg:width="0.786cm" svg:height="0.934cm" svg:x="16.05cm" svg:y="12.191cm">
          <text:p text:style-name="P62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3" draw:text-style-name="P14" draw:layer="layout" svg:width="3.596cm" svg:height="0.633cm" svg:x="12.912cm" svg:y="11.55cm">
          <text:p/>
          <draw:enhanced-geometry draw:mirror-horizontal="false" draw:mirror-vertical="false" drawooo:sub-view-size="816 144" draw:text-areas="0 0 ?f0 ?f1" svg:viewBox="0 0 0 0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3" draw:text-style-name="P14" draw:layer="layout" svg:width="1.691cm" svg:height="0.421cm" svg:x="16.51cm" svg:y="11.762cm">
          <text:p/>
          <draw:enhanced-geometry draw:mirror-horizontal="false" draw:mirror-vertical="false" drawooo:sub-view-size="384 96" draw:text-areas="0 0 ?f0 ?f1" svg:viewBox="0 0 0 0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5" draw:text-style-name="P2" draw:layer="layout" svg:width="3.55cm" svg:height="0.934cm" svg:x="2.356cm" svg:y="13.8cm">
          <text:p text:style-name="P66"><text:span text:style-name="T36">malloc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5" draw:text-style-name="P2" draw:layer="layout" svg:width="2.568cm" svg:height="1.274cm" svg:x="5.837cm" svg:y="13.544cm">
          <text:p text:style-name="P100"><text:span text:style-name="T84">Oop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1" draw:text-style-name="P2" xml:id="id107" draw:id="id107" draw:layer="layout" svg:width="22.761cm" svg:height="2.028cm" svg:x="1.023cm" svg:y="16.119cm">
          <text:p text:style-name="P1"><text:span text:style-name="T93">There is enough free space, but the allocator won’t be able to find it</text:span></text:p>
          <text:p text:style-name="P1"><text:span text:style-name="T9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1"><text:span text:style-name="T10">Join </text:span><text:span text:style-name="T80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2"><text:span text:style-name="T14">Coalescing with next block</text:span></text:p>
                </text:list-item>
              </text:list>
            </text:list-item>
          </text:list>
          <text:p text:style-name="P19"><text:span text:style-name="T49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24">
            <text:list-item>
              <text:list>
                <text:list-item>
                  <text:p text:style-name="P102"><text:span text:style-name="T14">But how do we coalesce with </text:span><text:span text:style-name="T78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1" draw:text-style-name="P14" draw:layer="layout" svg:width="17.99cm" svg:height="4.619cm" svg:x="5.503cm" svg:y="7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4" draw:layer="layout" svg:width="20.931cm" svg:height="0.981cm" svg:x="2.985cm" svg:y="7.2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35" draw:layer="layout" svg:width="17.435cm" svg:height="4.111cm" svg:x="3.139cm" svg:y="12.192cm">
          <text:p text:style-name="P66"><text:span text:style-name="T36">void free_block(ptr p) {</text:span><text:span text:style-name="T95"><text:line-break/></text:span><text:span text:style-name="T36"> <text:s text:c="3"/>*p = *p &amp; -2; <text:s text:c="9"/></text:span><text:span text:style-name="T91">// clear allocated flag</text:span><text:span text:style-name="T95"><text:line-break/></text:span><text:span text:style-name="T36"> <text:s text:c="3"/>next = p + *p; <text:s text:c="8"/></text:span><text:span text:style-name="T91">// find next block</text:span><text:span text:style-name="T95"><text:line-break/></text:span><text:span text:style-name="T36"> <text:s text:c="3"/>if ((*next &amp; 1) == 0)</text:span><text:span text:style-name="T95"><text:line-break/></text:span><text:span text:style-name="T36"> <text:s text:c="5"/>*p = *p + *next; <text:s text:c="4"/></text:span><text:span text:style-name="T91">// add to this block if</text:span><text:span text:style-name="T95"><text:line-break/></text:span><text:span text:style-name="T36">} <text:s text:c="25"/></text:span><text:span text:style-name="T91">// <text:s text:c="3"/>not 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9" draw:text-style-name="P96" draw:layer="layout" svg:width="0.845cm" svg:height="0.845cm" svg:x="9.948cm" svg:y="6.705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78" draw:layer="layout" svg:width="0.845cm" svg:height="0.845cm" svg:x="10.795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0" draw:text-style-name="P78" draw:layer="layout" svg:width="0.845cm" svg:height="0.845cm" svg:x="11.642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0" draw:text-style-name="P78" draw:layer="layout" svg:width="0.845cm" svg:height="0.845cm" svg:x="12.488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1" draw:text-style-name="P13" draw:layer="layout" svg:width="0.845cm" svg:height="0.845cm" svg:x="14.182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1" draw:text-style-name="P13" draw:layer="layout" svg:width="0.845cm" svg:height="0.845cm" svg:x="15.028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1" draw:text-style-name="P13" draw:layer="layout" svg:width="0.845cm" svg:height="0.845cm" svg:x="15.875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2" draw:text-style-name="P18" draw:layer="layout" svg:width="0.845cm" svg:height="0.845cm" svg:x="16.722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2" draw:text-style-name="P18" draw:layer="layout" svg:width="0.845cm" svg:height="0.845cm" svg:x="17.568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3" draw:text-style-name="P85" draw:layer="layout" svg:width="0.845cm" svg:height="0.845cm" svg:x="18.415cm" svg:y="6.705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4" draw:text-style-name="P34" draw:layer="layout" svg:width="0.845cm" svg:height="0.845cm" svg:x="19.262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5" draw:text-style-name="P54" draw:layer="layout" svg:width="0.845cm" svg:height="0.845cm" svg:x="13.335cm" svg:y="6.705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14" draw:layer="layout" svg:width="3.385cm" svg:height="0.633cm" svg:x="10.372cm" svg:y="6.047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5" draw:text-style-name="P2" draw:layer="layout" svg:width="0.786cm" svg:height="0.934cm" svg:x="16.754cm" svg:y="6.687cm">
          <text:p text:style-name="P62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3" draw:text-style-name="P14" draw:layer="layout" svg:width="3.596cm" svg:height="0.633cm" svg:x="13.547cm" svg:y="6.047cm">
          <text:p/>
          <draw:enhanced-geometry draw:mirror-horizontal="false" draw:mirror-vertical="false" drawooo:sub-view-size="816 144" draw:text-areas="0 0 ?f0 ?f1" svg:viewBox="0 0 0 0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3" draw:text-style-name="P14" draw:layer="layout" svg:width="1.691cm" svg:height="0.421cm" svg:x="17.145cm" svg:y="6.259cm">
          <text:p/>
          <draw:enhanced-geometry draw:mirror-horizontal="false" draw:mirror-vertical="false" drawooo:sub-view-size="384 96" draw:text-areas="0 0 ?f0 ?f1" svg:viewBox="0 0 0 0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5" draw:text-style-name="P2" draw:layer="layout" svg:width="2.873cm" svg:height="0.934cm" svg:x="2.943cm" svg:y="7.979cm">
          <text:p text:style-name="P66"><text:span text:style-name="T36">free(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5" draw:text-style-name="P2" draw:layer="layout" svg:width="0.841cm" svg:height="0.934cm" svg:x="13.341cm" svg:y="7.763cm">
          <text:p text:style-name="P66"><text:span text:style-name="T36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6" draw:text-style-name="P14" draw:layer="layout" svg:x1="13.758cm" svg:y1="7.979cm" svg:x2="13.762cm" svg:y2="7.547cm">
          <text:p/>
        </draw:line>
        <draw:custom-shape draw:name="CustomShape 25" draw:style-name="gr116" draw:text-style-name="P16" draw:layer="layout" svg:width="0.845cm" svg:height="0.845cm" svg:x="6.562cm" svg:y="9.45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2" draw:text-style-name="P18" draw:layer="layout" svg:width="0.845cm" svg:height="0.845cm" svg:x="7.408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2" draw:text-style-name="P18" draw:layer="layout" svg:width="0.845cm" svg:height="0.845cm" svg:x="8.255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2" draw:text-style-name="P18" draw:layer="layout" svg:width="0.845cm" svg:height="0.845cm" svg:x="9.10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9" draw:text-style-name="P96" draw:layer="layout" svg:width="0.845cm" svg:height="0.845cm" svg:x="9.948cm" svg:y="9.457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0" draw:text-style-name="P78" draw:layer="layout" svg:width="0.845cm" svg:height="0.845cm" svg:x="10.795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78" draw:layer="layout" svg:width="0.845cm" svg:height="0.845cm" svg:x="11.64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0" draw:text-style-name="P78" draw:layer="layout" svg:width="0.845cm" svg:height="0.845cm" svg:x="12.488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3" draw:text-style-name="P85" draw:layer="layout" svg:width="0.845cm" svg:height="0.845cm" svg:x="18.415cm" svg:y="9.457cm">
          <text:p text:style-name="P61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4" draw:text-style-name="P34" draw:layer="layout" svg:width="0.845cm" svg:height="0.845cm" svg:x="19.26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3" draw:text-style-name="P14" draw:layer="layout" svg:width="3.385cm" svg:height="0.633cm" svg:x="10.372cm" svg:y="8.799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14" draw:layer="layout" svg:width="3.385cm" svg:height="0.633cm" svg:x="6.985cm" svg:y="8.799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6" draw:text-style-name="P16" draw:layer="layout" svg:width="0.845cm" svg:height="0.845cm" svg:x="6.562cm" svg:y="6.705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8" draw:layer="layout" svg:width="0.845cm" svg:height="0.845cm" svg:x="7.408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2" draw:text-style-name="P18" draw:layer="layout" svg:width="0.845cm" svg:height="0.845cm" svg:x="8.255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2" draw:text-style-name="P18" draw:layer="layout" svg:width="0.845cm" svg:height="0.845cm" svg:x="9.102cm" svg:y="6.7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3" draw:text-style-name="P14" draw:layer="layout" svg:width="3.385cm" svg:height="0.633cm" svg:x="6.985cm" svg:y="6.047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2" draw:text-style-name="P18" draw:layer="layout" svg:width="0.845cm" svg:height="0.845cm" svg:x="14.18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2" draw:text-style-name="P18" draw:layer="layout" svg:width="0.845cm" svg:height="0.845cm" svg:x="15.028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2" draw:text-style-name="P18" draw:layer="layout" svg:width="0.845cm" svg:height="0.845cm" svg:x="15.875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2" draw:text-style-name="P18" draw:layer="layout" svg:width="0.845cm" svg:height="0.845cm" svg:x="16.722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2" draw:text-style-name="P18" draw:layer="layout" svg:width="0.845cm" svg:height="0.845cm" svg:x="17.568cm" svg:y="9.4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6" draw:text-style-name="P16" draw:layer="layout" svg:width="0.845cm" svg:height="0.845cm" svg:x="13.335cm" svg:y="9.457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5" draw:text-style-name="P2" draw:layer="layout" svg:width="0.786cm" svg:height="0.934cm" svg:x="16.754cm" svg:y="9.439cm">
          <text:p text:style-name="P62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3" draw:text-style-name="P14" draw:layer="layout" svg:width="5.29cm" svg:height="0.633cm" svg:x="13.547cm" svg:y="8.799cm">
          <text:p/>
          <draw:enhanced-geometry draw:mirror-horizontal="false" draw:mirror-vertical="false" drawooo:sub-view-size="816 144" draw:text-areas="0 0 ?f0 ?f1" svg:viewBox="0 0 0 0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1" draw:text-style-name="P2" draw:layer="layout" svg:width="2.932cm" svg:height="1.944cm" svg:x="20.964cm" svg:y="7.044cm">
          <text:p text:style-name="P1"><text:span text:style-name="T96">logically</text:span></text:p>
          <text:p text:style-name="P1"><text:span text:style-name="T96">g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7" draw:text-style-name="P14" draw:layer="layout" svg:width="3.805cm" svg:height="1.41cm" draw:transform="rotate (-3.14159265358979) translate (24.761cm 10.848cm)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3"><text:span text:style-name="T80">Boundary tags</text:span><text:span text:style-name="T86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4"><text:span text:style-name="T2">Replicate size/allocated word at “bottom” (end) of free blocks</text:span></text:p>
                </text:list-item>
                <text:list-item>
                  <text:p text:style-name="P74"><text:span text:style-name="T2">Allows us to traverse the “list” backwards, but requires extra space</text:span></text:p>
                </text:list-item>
                <text:list-item>
                  <text:p text:style-name="P74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55" xml:id="id108" draw:id="id108" draw:layer="layout" svg:width="3.804cm" svg:height="1.056cm" svg:x="8.643cm" svg:y="11.876cm">
          <text:p text:style-name="P61"><text:span text:style-name="T18">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2" xml:id="id109" draw:id="id109" draw:layer="layout" svg:width="4.486cm" svg:height="2.767cm" svg:x="1.069cm" svg:y="13.066cm">
          <text:p text:style-name="P62"><text:span text:style-name="T54">Format of</text:span></text:p>
          <text:p text:style-name="P62"><text:span text:style-name="T54">allocated and</text:span></text:p>
          <text:p text:style-name="P62"><text:span text:style-name="T54">free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54" xml:id="id110" draw:id="id110" draw:layer="layout" svg:width="4.655cm" svg:height="3.57cm" svg:x="8.643cm" svg:y="12.934cm">
          <text:p text:style-name="P61"><text:span text:style-name="T18">Payload and</text:span></text:p>
          <text:p text:style-name="P61"><text:span text:style-name="T18">pad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2" xml:id="id111" draw:id="id111" draw:layer="layout" svg:width="6.463cm" svg:height="5.57cm" svg:x="14.155cm" svg:y="11.73cm">
          <text:p text:style-name="P62"><text:span text:style-name="T18">a = 1: Allocated block <text:s/></text:span></text:p>
          <text:p text:style-name="P62"><text:span text:style-name="T18">a = 0: Free block</text:span></text:p>
          <text:p text:style-name="P62"><text:span text:style-name="T71"/></text:p>
          <text:p text:style-name="P62"><text:span text:style-name="T18">Size: Total block size</text:span></text:p>
          <text:p text:style-name="P62"><text:span text:style-name="T71"/></text:p>
          <text:p text:style-name="P62"><text:span text:style-name="T18">Payload: Application data</text:span></text:p>
          <text:p text:style-name="P62"><text:span text:style-name="T18">(allocated blocks only)</text:span></text:p>
          <text:p text:style-name="P62"><text:span text:style-name="T7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4" draw:text-style-name="P86" xml:id="id112" draw:id="id112" draw:layer="layout" svg:width="0.845cm" svg:height="1.056cm" svg:x="12.453cm" svg:y="11.876cm">
          <text:p text:style-name="P61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7" draw:text-style-name="P55" xml:id="id113" draw:id="id113" draw:layer="layout" svg:width="3.804cm" svg:height="1.056cm" svg:x="8.639cm" svg:y="16.491cm">
          <text:p text:style-name="P61"><text:span text:style-name="T18">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86" xml:id="id114" draw:id="id114" draw:layer="layout" svg:width="0.845cm" svg:height="1.056cm" svg:x="12.453cm" svg:y="16.491cm">
          <text:p text:style-name="P61"><text:span text:style-name="T1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2" xml:id="id115" draw:id="id115" draw:layer="layout" svg:width="3.639cm" svg:height="1.598cm" svg:x="3.625cm" svg:y="16.418cm">
          <text:p text:style-name="P61"><text:span text:style-name="T18">Boundary tag</text:span></text:p>
          <text:p text:style-name="P61"><text:span text:style-name="T18">(foo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xml:id="id116" draw:id="id116" draw:layer="layout" svg:x1="7.196cm" svg:y1="16.955cm" svg:x2="8.678cm" svg:y2="16.96cm">
          <text:p/>
        </draw:line>
        <draw:custom-shape draw:name="CustomShape 12" draw:style-name="gr90" draw:text-style-name="P16" draw:layer="layout" svg:width="0.845cm" svg:height="0.845cm" svg:x="4.233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0.845cm" svg:height="0.845cm" svg:x="5.08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2" draw:text-style-name="P18" draw:layer="layout" svg:width="0.845cm" svg:height="0.845cm" svg:x="5.927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0" draw:text-style-name="P16" draw:layer="layout" svg:width="0.845cm" svg:height="0.845cm" svg:x="6.773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1" draw:text-style-name="P85" draw:layer="layout" svg:width="0.845cm" svg:height="0.845cm" svg:x="7.62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34" draw:layer="layout" svg:width="0.845cm" svg:height="0.845cm" svg:x="8.467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34" draw:layer="layout" svg:width="0.845cm" svg:height="0.845cm" svg:x="9.313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1" draw:text-style-name="P85" draw:layer="layout" svg:width="0.845cm" svg:height="0.845cm" svg:x="10.16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0.845cm" svg:height="0.845cm" svg:x="11.853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2" draw:text-style-name="P18" draw:layer="layout" svg:width="0.845cm" svg:height="0.845cm" svg:x="12.7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18" draw:layer="layout" svg:width="0.845cm" svg:height="0.845cm" svg:x="13.547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2" draw:text-style-name="P18" draw:layer="layout" svg:width="0.845cm" svg:height="0.845cm" svg:x="14.393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0.845cm" svg:height="0.845cm" svg:x="15.24cm" svg:y="8.701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1" draw:text-style-name="P85" draw:layer="layout" svg:width="0.845cm" svg:height="0.845cm" svg:x="16.087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2" draw:text-style-name="P34" draw:layer="layout" svg:width="0.845cm" svg:height="0.845cm" svg:x="16.933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0" draw:text-style-name="P16" draw:layer="layout" svg:width="0.845cm" svg:height="0.845cm" svg:x="11.007cm" svg:y="8.701cm">
          <text:p text:style-name="P61"><text:span text:style-name="T1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3" draw:text-style-name="P14" draw:layer="layout" svg:width="3.385cm" svg:height="0.633cm" svg:x="8.043cm" svg:y="8.043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3" draw:text-style-name="P14" draw:layer="layout" svg:width="5.078cm" svg:height="0.633cm" svg:x="11.43cm" svg:y="8.043cm">
          <text:p/>
          <draw:enhanced-geometry draw:mirror-horizontal="false" draw:mirror-vertical="false" drawooo:sub-view-size="1152 144" draw:text-areas="0 0 ?f0 ?f1" svg:viewBox="0 0 0 0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3" draw:text-style-name="P14" draw:layer="layout" svg:width="3.385cm" svg:height="0.633cm" svg:x="4.657cm" svg:y="8.043cm">
          <text:p/>
          <draw:enhanced-geometry draw:mirror-horizontal="false" draw:mirror-vertical="false" drawooo:sub-view-size="768 144" draw:text-areas="0 0 ?f0 ?f1" svg:viewBox="0 0 0 0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2" draw:text-style-name="P34" draw:layer="layout" svg:width="0.845cm" svg:height="0.845cm" svg:x="17.78cm" svg:y="8.7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85" draw:layer="layout" svg:width="0.845cm" svg:height="0.845cm" svg:x="18.627cm" svg:y="8.701cm">
          <text:p text:style-name="P61"><text:span text:style-name="T1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3" draw:text-style-name="P14" draw:layer="layout" svg:width="3.385cm" svg:height="0.633cm" svg:x="7.197cm" svg:y="9.589cm">
          <text:p/>
          <draw:enhanced-geometry draw:mirror-horizontal="false" draw:mirror-vertical="false" drawooo:sub-view-size="768 144" draw:text-areas="0 0 ?f0 ?f1" svg:viewBox="0 0 0 0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3" draw:text-style-name="P14" draw:layer="layout" svg:width="5.078cm" svg:height="0.633cm" svg:x="10.583cm" svg:y="9.589cm">
          <text:p/>
          <draw:enhanced-geometry draw:mirror-horizontal="false" draw:mirror-vertical="false" drawooo:sub-view-size="1152 144" draw:text-areas="0 0 ?f0 ?f1" svg:viewBox="0 0 0 0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3" draw:text-style-name="P14" draw:layer="layout" svg:width="3.385cm" svg:height="0.633cm" svg:x="15.663cm" svg:y="9.589cm">
          <text:p/>
          <draw:enhanced-geometry draw:mirror-horizontal="false" draw:mirror-vertical="false" drawooo:sub-view-size="768 144" draw:text-areas="0 0 ?f0 ?f1" svg:viewBox="0 0 0 0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5" draw:text-style-name="P2" xml:id="id117" draw:id="id117" draw:layer="layout" svg:width="2.204cm" svg:height="0.934cm" svg:x="4.98cm" svg:y="11.853cm">
          <text:p text:style-name="P62"><text:span text:style-name="T18">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6" draw:text-style-name="P14" xml:id="id118" draw:id="id118" draw:layer="layout" svg:x1="7.196cm" svg:y1="12.299cm" svg:x2="8.678cm" svg:y2="12.303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9" draw:layer="layout" svg:width="3.173cm" svg:height="0.845cm" svg:x="6.773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2" draw:text-style-name="P54" draw:layer="layout" svg:width="3.173cm" svg:height="0.845cm" svg:x="6.773cm" svg:y="7.197cm">
          <text:p text:style-name="P61"><text:span text:style-name="T18">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54" draw:layer="layout" svg:width="3.173cm" svg:height="0.845cm" svg:x="6.773cm" svg:y="8.89cm">
          <text:p text:style-name="P61"><text:span text:style-name="T18">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49" draw:layer="layout" svg:width="3.173cm" svg:height="0.845cm" svg:x="11.007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2" draw:text-style-name="P54" draw:layer="layout" svg:width="3.173cm" svg:height="0.845cm" svg:x="11.007cm" svg:y="7.197cm">
          <text:p text:style-name="P61"><text:span text:style-name="T18">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8" draw:text-style-name="P16" draw:layer="layout" svg:width="3.173cm" svg:height="0.845cm" svg:x="11.007cm" svg:y="8.89cm">
          <text:p text:style-name="P61"><text:span text:style-name="T18">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49" draw:layer="layout" svg:width="3.173cm" svg:height="0.845cm" svg:x="15.24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8" draw:text-style-name="P16" draw:layer="layout" svg:width="3.173cm" svg:height="0.845cm" svg:x="15.24cm" svg:y="7.197cm">
          <text:p text:style-name="P61"><text:span text:style-name="T18">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2" draw:text-style-name="P54" draw:layer="layout" svg:width="3.173cm" svg:height="0.845cm" svg:x="15.24cm" svg:y="8.89cm">
          <text:p text:style-name="P61"><text:span text:style-name="T18">Alloc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9" draw:text-style-name="P49" draw:layer="layout" svg:width="3.173cm" svg:height="0.845cm" svg:x="19.473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8" draw:text-style-name="P16" draw:layer="layout" svg:width="3.173cm" svg:height="0.845cm" svg:x="19.473cm" svg:y="7.197cm">
          <text:p text:style-name="P61"><text:span text:style-name="T18">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8" draw:text-style-name="P16" draw:layer="layout" svg:width="3.173cm" svg:height="0.845cm" svg:x="19.473cm" svg:y="8.89cm">
          <text:p text:style-name="P61"><text:span text:style-name="T18">F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5" draw:text-style-name="P2" draw:layer="layout" svg:width="3.529cm" svg:height="1.768cm" svg:x="1.041cm" svg:y="7.638cm">
          <text:p text:style-name="P103"><text:span text:style-name="T16">Block being</text:span></text:p>
          <text:p text:style-name="P103"><text:span text:style-name="T16">fr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6" draw:text-style-name="P14" draw:layer="layout" svg:x1="5.08cm" svg:y1="8.466cm" svg:x2="6.35cm" svg:y2="8.471cm">
          <text:p/>
        </draw:line>
        <draw:custom-shape draw:name="CustomShape 16" draw:style-name="gr65" draw:text-style-name="P2" draw:layer="layout" svg:width="2.195cm" svg:height="1.02cm" svg:x="7.201cm" svg:y="5.715cm">
          <text:p text:style-name="P62"><text:span text:style-name="T97">Cas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5" draw:text-style-name="P2" draw:layer="layout" svg:width="2.195cm" svg:height="1.02cm" svg:x="11.434cm" svg:y="5.715cm">
          <text:p text:style-name="P62"><text:span text:style-name="T97">Ca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" draw:layer="layout" svg:width="2.195cm" svg:height="1.02cm" svg:x="15.667cm" svg:y="5.715cm">
          <text:p text:style-name="P62"><text:span text:style-name="T97">Ca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" draw:layer="layout" svg:width="2.195cm" svg:height="1.02cm" svg:x="19.901cm" svg:y="5.715cm">
          <text:p text:style-name="P62"><text:span text:style-name="T97">Case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draw:custom-shape draw:name="CustomShape 1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13" draw:layer="layout" svg:width="4.655cm" svg:height="0.845cm" svg:x="4.86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277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5.875cm" svg:y="5.29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27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277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5.875cm" svg:y="6.98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277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6" draw:text-style-name="P14" draw:layer="layout" svg:x1="14.605cm" svg:y1="11.641cm" svg:x2="14.609cm" svg:y2="12.911cm">
          <text:p/>
        </draw:line>
        <draw:custom-shape draw:name="CustomShape 32" draw:style-name="gr90" draw:text-style-name="P16" draw:layer="layout" svg:width="3.596cm" svg:height="0.845cm" svg:x="12.277cm" svg:y="7.832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0" draw:text-style-name="P16" draw:layer="layout" svg:width="1.056cm" svg:height="0.845cm" svg:x="15.875cm" svg:y="7.83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2" draw:text-style-name="P18" draw:layer="layout" svg:width="4.655cm" svg:height="0.845cm" svg:x="12.277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0" draw:text-style-name="P16" draw:layer="layout" svg:width="3.596cm" svg:height="0.845cm" svg:x="12.277cm" svg:y="9.525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2.538cm" svg:x="12.277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1" draw:text-style-name="P13" draw:layer="layout" svg:width="4.655cm" svg:height="0.845cm" svg:x="12.277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2" draw:text-style-name="P18" draw:layer="layout" svg:width="4.655cm" svg:height="0.845cm" svg:x="12.277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1" draw:text-style-name="P14" draw:layer="layout" svg:width="4.655cm" svg:height="2.538cm" svg:x="12.277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6" draw:text-style-name="P14" draw:layer="layout" svg:x1="9.948cm" svg:y1="9.101cm" svg:x2="11.641cm" svg:y2="9.106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9" draw:text-style-name="P54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9" draw:text-style-name="P54" draw:layer="layout" svg:width="1.056cm" svg:height="0.845cm" svg:x="8.467cm" svg:y="5.29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3" draw:layer="layout" svg:width="4.655cm" svg:height="0.845cm" svg:x="4.86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9" draw:text-style-name="P54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9" draw:text-style-name="P54" draw:layer="layout" svg:width="1.056cm" svg:height="0.845cm" svg:x="8.467cm" svg:y="6.98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19" draw:text-style-name="P54" draw:layer="layout" svg:width="3.596cm" svg:height="0.845cm" svg:x="12.7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9" draw:text-style-name="P54" draw:layer="layout" svg:width="1.056cm" svg:height="0.845cm" svg:x="16.298cm" svg:y="5.29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1" draw:text-style-name="P13" draw:layer="layout" svg:width="4.655cm" svg:height="0.845cm" svg:x="12.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7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9" draw:text-style-name="P54" draw:layer="layout" svg:width="3.596cm" svg:height="0.845cm" svg:x="12.7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9" draw:text-style-name="P54" draw:layer="layout" svg:width="1.056cm" svg:height="0.845cm" svg:x="16.298cm" svg:y="6.98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1" draw:text-style-name="P14" draw:layer="layout" svg:width="4.655cm" svg:height="2.538cm" svg:x="12.7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0" draw:text-style-name="P16" draw:layer="layout" svg:width="3.596cm" svg:height="0.845cm" svg:x="12.7cm" svg:y="7.832cm">
          <text:p text:style-name="P61"><text:span text:style-name="T18">n+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0" draw:text-style-name="P16" draw:layer="layout" svg:width="1.056cm" svg:height="0.845cm" svg:x="16.298cm" svg:y="7.83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2" draw:text-style-name="P18" draw:layer="layout" svg:width="4.655cm" svg:height="0.845cm" svg:x="12.7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0" draw:text-style-name="P16" draw:layer="layout" svg:width="3.596cm" svg:height="0.845cm" svg:x="12.7cm" svg:y="12.065cm">
          <text:p text:style-name="P61"><text:span text:style-name="T18">n+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0" draw:text-style-name="P16" draw:layer="layout" svg:width="1.056cm" svg:height="0.845cm" svg:x="16.298cm" svg:y="12.06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6" draw:text-style-name="P14" draw:layer="layout" svg:x1="10.371cm" svg:y1="9.101cm" svg:x2="12.065cm" svg:y2="9.106cm">
          <text:p/>
        </draw:line>
        <draw:custom-shape draw:name="CustomShape 37" draw:style-name="gr72" draw:text-style-name="P18" draw:layer="layout" svg:width="4.655cm" svg:height="3.385cm" svg:x="12.7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1" draw:text-style-name="P14" draw:layer="layout" svg:width="4.655cm" svg:height="5.078cm" svg:x="12.7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9" draw:text-style-name="P54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9" draw:text-style-name="P54" draw:layer="layout" svg:width="1.056cm" svg:height="0.845cm" svg:x="8.467cm" svg:y="10.37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1" draw:text-style-name="P13" draw:layer="layout" svg:width="4.655cm" svg:height="0.845cm" svg:x="4.86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9" draw:text-style-name="P54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9" draw:text-style-name="P54" draw:layer="layout" svg:width="1.056cm" svg:height="0.845cm" svg:x="8.467cm" svg:y="12.06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3.385cm" svg:x="12.27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6" draw:text-style-name="P14" draw:layer="layout" svg:x1="14.605cm" svg:y1="11.641cm" svg:x2="14.609cm" svg:y2="12.911cm">
          <text:p/>
        </draw:line>
        <draw:custom-shape draw:name="CustomShape 28" draw:style-name="gr72" draw:text-style-name="P18" draw:layer="layout" svg:width="4.655cm" svg:height="0.845cm" svg:x="12.277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3.596cm" svg:height="0.845cm" svg:x="12.277cm" svg:y="9.525cm">
          <text:p text:style-name="P61"><text:span text:style-name="T18">n+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0" draw:text-style-name="P16" draw:layer="layout" svg:width="1.056cm" svg:height="0.845cm" svg:x="15.875cm" svg:y="9.52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9" draw:text-style-name="P54" draw:layer="layout" svg:width="3.596cm" svg:height="0.845cm" svg:x="12.277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9" draw:text-style-name="P54" draw:layer="layout" svg:width="1.056cm" svg:height="0.845cm" svg:x="15.875cm" svg:y="10.37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1" draw:text-style-name="P13" draw:layer="layout" svg:width="4.655cm" svg:height="0.845cm" svg:x="12.277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2" draw:text-style-name="P18" draw:layer="layout" svg:width="4.655cm" svg:height="0.845cm" svg:x="12.277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9" draw:text-style-name="P54" draw:layer="layout" svg:width="3.596cm" svg:height="0.845cm" svg:x="12.277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9" draw:text-style-name="P54" draw:layer="layout" svg:width="1.056cm" svg:height="0.845cm" svg:x="15.875cm" svg:y="12.06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1" draw:text-style-name="P14" draw:layer="layout" svg:width="4.655cm" svg:height="2.538cm" svg:x="12.277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6" draw:text-style-name="P14" draw:layer="layout" svg:x1="9.948cm" svg:y1="9.101cm" svg:x2="11.641cm" svg:y2="9.106cm">
          <text:p/>
        </draw:line>
        <draw:custom-shape draw:name="CustomShape 39" draw:style-name="gr101" draw:text-style-name="P14" draw:layer="layout" svg:width="4.655cm" svg:height="5.078cm" svg:x="12.277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draw:custom-shape draw:name="CustomShape 1" draw:style-name="gr90" draw:text-style-name="P16" draw:layer="layout" svg:width="3.596cm" svg:height="0.845cm" svg:x="4.868cm" svg:y="5.292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0" draw:text-style-name="P16" draw:layer="layout" svg:width="1.056cm" svg:height="0.845cm" svg:x="8.467cm" svg:y="5.29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18" draw:layer="layout" svg:width="4.655cm" svg:height="0.845cm" svg:x="4.868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2" draw:text-style-name="P18" draw:layer="layout" svg:width="4.655cm" svg:height="0.845cm" svg:x="4.868cm" svg:y="6.9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6" draw:layer="layout" svg:width="3.596cm" svg:height="0.845cm" svg:x="4.868cm" svg:y="6.985cm">
          <text:p text:style-name="P61"><text:span text:style-name="T18">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0" draw:text-style-name="P16" draw:layer="layout" svg:width="1.056cm" svg:height="0.845cm" svg:x="8.467cm" svg:y="6.98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1" draw:text-style-name="P14" draw:layer="layout" svg:width="4.655cm" svg:height="2.538cm" svg:x="4.868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6" draw:text-style-name="P14" draw:layer="layout" svg:x1="7.196cm" svg:y1="11.641cm" svg:x2="7.201cm" svg:y2="12.911cm">
          <text:p/>
        </draw:line>
        <draw:custom-shape draw:name="CustomShape 10" draw:style-name="gr120" draw:text-style-name="P35" draw:layer="layout" svg:width="3.596cm" svg:height="0.845cm" svg:x="4.868cm" svg:y="7.832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0" draw:text-style-name="P35" draw:layer="layout" svg:width="1.056cm" svg:height="0.845cm" svg:x="8.467cm" svg:y="7.832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1" draw:text-style-name="P49" draw:layer="layout" svg:width="4.655cm" svg:height="0.845cm" svg:x="4.868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2" draw:text-style-name="P18" draw:layer="layout" svg:width="4.655cm" svg:height="0.845cm" svg:x="4.868cm" svg:y="9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0" draw:text-style-name="P35" draw:layer="layout" svg:width="3.596cm" svg:height="0.845cm" svg:x="4.868cm" svg:y="9.525cm">
          <text:p text:style-name="P61"><text:span text:style-name="T1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0" draw:text-style-name="P35" draw:layer="layout" svg:width="1.056cm" svg:height="0.845cm" svg:x="8.467cm" svg:y="9.525cm">
          <text:p text:style-name="P61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1" draw:text-style-name="P14" draw:layer="layout" svg:width="4.655cm" svg:height="2.538cm" svg:x="4.868cm" svg:y="7.8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0" draw:text-style-name="P16" draw:layer="layout" svg:width="3.596cm" svg:height="0.845cm" svg:x="4.868cm" svg:y="10.372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0" draw:text-style-name="P16" draw:layer="layout" svg:width="1.056cm" svg:height="0.845cm" svg:x="8.467cm" svg:y="10.37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2" draw:text-style-name="P18" draw:layer="layout" svg:width="4.655cm" svg:height="0.845cm" svg:x="4.868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2" draw:text-style-name="P18" draw:layer="layout" svg:width="4.655cm" svg:height="0.845cm" svg:x="4.868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0" draw:text-style-name="P16" draw:layer="layout" svg:width="3.596cm" svg:height="0.845cm" svg:x="4.868cm" svg:y="12.065cm">
          <text:p text:style-name="P61"><text:span text:style-name="T18">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0" draw:text-style-name="P16" draw:layer="layout" svg:width="1.056cm" svg:height="0.845cm" svg:x="8.467cm" svg:y="12.06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1" draw:text-style-name="P14" draw:layer="layout" svg:width="4.655cm" svg:height="2.538cm" svg:x="4.868cm" svg:y="10.3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0" draw:text-style-name="P16" draw:layer="layout" svg:width="3.596cm" svg:height="0.845cm" svg:x="12.277cm" svg:y="5.292cm">
          <text:p text:style-name="P61"><text:span text:style-name="T18">n+m1+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0" draw:text-style-name="P16" draw:layer="layout" svg:width="1.056cm" svg:height="0.845cm" svg:x="15.875cm" svg:y="5.292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2" draw:text-style-name="P18" draw:layer="layout" svg:width="4.655cm" svg:height="5.925cm" svg:x="12.277cm" svg:y="6.1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2" draw:text-style-name="P18" draw:layer="layout" svg:width="4.655cm" svg:height="0.845cm" svg:x="12.277cm" svg:y="12.0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0" draw:text-style-name="P16" draw:layer="layout" svg:width="3.596cm" svg:height="0.845cm" svg:x="12.277cm" svg:y="12.065cm">
          <text:p text:style-name="P61"><text:span text:style-name="T18">n+m1+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0" draw:text-style-name="P16" draw:layer="layout" svg:width="1.056cm" svg:height="0.845cm" svg:x="15.875cm" svg:y="12.065cm">
          <text:p text:style-name="P61"><text:span text:style-name="T1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6" draw:text-style-name="P14" draw:layer="layout" svg:x1="9.948cm" svg:y1="9.101cm" svg:x2="11.641cm" svg:y2="9.106cm">
          <text:p/>
        </draw:line>
        <draw:custom-shape draw:name="CustomShape 31" draw:style-name="gr101" draw:text-style-name="P14" draw:layer="layout" svg:width="4.655cm" svg:height="7.618cm" svg:x="12.277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8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14">First-fit, next-fit, best-fit, etc.</text:span></text:p>
                </text:list-item>
                <text:list-item>
                  <text:p text:style-name="P69"><text:span text:style-name="T14">Trades off lower throughput for less fragmentation</text:span><text:span text:style-name="T14"><text:tab/></text:span></text:p>
                </text:list-item>
                <text:list-item>
                  <text:p text:style-name="P72"><text:span text:style-name="T82">Interesting observation</text:span><text:span text:style-name="T85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0"><text:span text:style-name="T10">Splitting policy:</text:span></text:p>
              <text:list>
                <text:list-item>
                  <text:p text:style-name="P69"><text:span text:style-name="T14">When do we go ahead and split free blocks?</text:span></text:p>
                </text:list-item>
                <text:list-item>
                  <text:p text:style-name="P69"><text:span text:style-name="T14">How much internal fragmentation are we willing to tolerate?</text:span></text:p>
                </text:list-item>
              </text:list>
            </text:list-item>
            <text:list-item>
              <text:p text:style-name="P70"><text:span text:style-name="T10">Coalescing policy:</text:span></text:p>
              <text:list>
                <text:list-item>
                  <text:p text:style-name="P69"><text:span text:style-name="T82">Immediate coalescing: </text:span><text:span text:style-name="T14">coalesce each time </text:span><text:span text:style-name="T52">free</text:span><text:span text:style-name="T12"> </text:span><text:span text:style-name="T14">is called </text:span></text:p>
                </text:list-item>
                <text:list-item>
                  <text:p text:style-name="P69"><text:span text:style-name="T82">Deferred coalescing: </text:span><text:span text:style-name="T14">try to improve performance of </text:span><text:span text:style-name="T52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72"><text:span text:style-name="T14">Coalesce as you scan the free list for </text:span><text:span text:style-name="T52">malloc</text:span></text:p>
                    </text:list-item>
                    <text:list-item>
                      <text:p text:style-name="P72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8"><text:span text:style-name="T10">Implementation: very simple</text:span></text:p>
            </text:list-item>
            <text:list-item>
              <text:p text:style-name="P68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linear time worst case</text:span></text:p>
                </text:list-item>
              </text:list>
            </text:list-item>
            <text:list-item>
              <text:p text:style-name="P68"><text:span text:style-name="T10">Free cost: </text:span></text:p>
              <text:list>
                <text:list-item>
                  <text:p text:style-name="P104"><text:span text:style-name="T14">constant time worst case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p text:style-name="P69"><text:span text:style-name="T14">even with coalescing</text:span></text:p>
                </text:list-item>
              </text:list>
            </text:list-item>
            <text:list-item>
              <text:p text:style-name="P68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will depend on placement policy</text:span></text:p>
                </text:list-item>
                <text:list-item>
                  <text:p text:style-name="P69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8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25">
            <text:list-item>
              <text:list>
                <text:list-item>
                  <text:p text:style-name="P69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25">
            <text:list-item>
              <text:p text:style-name="P68"><text:span text:style-name="T10">However, the concepts of splitting and boundary tag coalescing are general to </text:span><text:span text:style-name="T80">all</text:span><text:span text:style-name="T10"> allocat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" svg:font-family="Calibri"/>
    <style:font-face style:name="Courier New" svg:font-family="'Courier New'"/>
    <style:font-face style:name="DejaVu Sans" svg:font-family="'DejaVu Sans'"/>
    <style:font-face style:name="Menlo-Regular" svg:font-family="Menlo-Regular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1">DIK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7" draw:layer="backgroundobjects" svg:width="12.681cm" svg:height="0.673cm" svg:x="0.071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8-11-05T11:51:42.819976057</meta:print-date>
    <dc:date>2018-11-05T16:17:21.384446848</dc:date>
    <meta:editing-cycles>577</meta:editing-cycles>
    <dc:title>Introduction to Computer Systems 15-213/18-243, spring 2009</dc:title>
    <meta:editing-duration>P9DT6H17M41S</meta:editing-duration>
    <meta:generator>LibreOffice/6.0.3.2$MacOSX_X86_64 LibreOffice_project/8f48d515416608e3a835360314dac7e47fd0b821</meta:generator>
    <meta:document-statistic meta:object-count="190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